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94000006003DD3243F.svm"/>
  <manifest:file-entry manifest:media-type="" manifest:full-path="Pictures/2000000700000B7A000005E5BA528B9E.svm"/>
  <manifest:file-entry manifest:media-type="" manifest:full-path="Pictures/20000007000022F00000064F812D78E0.svm"/>
  <manifest:file-entry manifest:media-type="" manifest:full-path="Pictures/200000070000251C0000132070C21800.svm"/>
  <manifest:file-entry manifest:media-type="" manifest:full-path="Pictures/2000000700000B7A000005E57D859A9F.svm"/>
  <manifest:file-entry manifest:media-type="" manifest:full-path="Pictures/20000007000079CE00004AA3132D5E92.svm"/>
  <manifest:file-entry manifest:media-type="" manifest:full-path="Pictures/20000007000022D5000006695DF50C43.svm"/>
  <manifest:file-entry manifest:media-type="" manifest:full-path="Pictures/2000000700000BFE00000669C249F432.svm"/>
  <manifest:file-entry manifest:media-type="" manifest:full-path="Pictures/200000070000226C0000061AB72A40C2.svm"/>
  <manifest:file-entry manifest:media-type="" manifest:full-path="Pictures/2000000700003394000007233144DF04.svm"/>
  <manifest:file-entry manifest:media-type="" manifest:full-path="Pictures/2000000700007941000049ACADAD0065.svm"/>
  <manifest:file-entry manifest:media-type="" manifest:full-path="Pictures/20000007000032710000059625B0E220.svm"/>
  <manifest:file-entry manifest:media-type="" manifest:full-path="Pictures/20000007000023A900000600727A1F39.svm"/>
  <manifest:file-entry manifest:media-type="" manifest:full-path="Pictures/20000007000022370000061A1CA2F8DC.svm"/>
  <manifest:file-entry manifest:media-type="" manifest:full-path="Pictures/2000000700000B9400000600AFB0D96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Angsana New3" svg:font-family="'Angsana New'"/>
    <style:font-face style:name="AngsanaNew1" svg:font-family="AngsanaNew"/>
    <style:font-face style:name="AngsanaNew" svg:font-family="AngsanaNew" style:font-family-generic="roman"/>
    <style:font-face style:name="AngsanaNew,Bold" svg:font-family="'AngsanaNew,Bold'" style:font-family-generic="roman"/>
    <style:font-face style:name="AngsanaNew,Italic1" svg:font-family="'AngsanaNew,Italic'" style:font-family-generic="roman"/>
    <style:font-face style:name="AngsanaNew,Italic" svg:font-family="'AngsanaNew,Italic'" style:font-family-generic="script"/>
    <style:font-face style:name="Arial1" svg:font-family="Arial" style:font-family-generic="swiss"/>
    <style:font-face style:name="Courier New" svg:font-family="'Courier New'" style:font-family-generic="modern" style:font-pitch="fixed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1" svg:font-family="'Angsana New'" style:font-family-generic="roman" style:font-pitch="variable"/>
    <style:font-face style:name="Angsana New4" svg:font-family="'Angsana New'" style:font-adornments="Regular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ngsana New" svg:font-family="'Angsana New'" style:font-family-generic="swiss" style:font-pitch="variable"/>
    <style:font-face style:name="Arial" svg:font-family="Arial" style:font-family-generic="swiss" style:font-pitch="variable"/>
    <style:font-face style:name="Angsana New2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85cm" table:align="margins"/>
    </style:style>
    <style:style style:name="Table1.A" style:family="table-column">
      <style:table-column-properties style:column-width="5.352cm" style:rel-column-width="29594*"/>
    </style:style>
    <style:style style:name="Table1.B" style:family="table-column">
      <style:table-column-properties style:column-width="6.498cm" style:rel-column-width="35941*"/>
    </style:style>
    <style:style style:name="Table1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e6ff0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1.85cm" table:align="margins"/>
    </style:style>
    <style:style style:name="Table2.A" style:family="table-column">
      <style:table-column-properties style:column-width="1.506cm" style:rel-column-width="8333*"/>
    </style:style>
    <style:style style:name="Table2.B" style:family="table-column">
      <style:table-column-properties style:column-width="3.918cm" style:rel-column-width="21662*"/>
    </style:style>
    <style:style style:name="Table2.C" style:family="table-column">
      <style:table-column-properties style:column-width="3.517cm" style:rel-column-width="19447*"/>
    </style:style>
    <style:style style:name="Table2.D" style:family="table-column">
      <style:table-column-properties style:column-width="2.91cm" style:rel-column-width="1609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D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.D4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C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.C9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2.C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D10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1.85cm" table:align="margins"/>
    </style:style>
    <style:style style:name="Table3.A" style:family="table-column">
      <style:table-column-properties style:column-width="1.506cm" style:rel-column-width="8332*"/>
    </style:style>
    <style:style style:name="Table3.B" style:family="table-column">
      <style:table-column-properties style:column-width="4.419cm" style:rel-column-width="24435*"/>
    </style:style>
    <style:style style:name="Table3.C" style:family="table-column">
      <style:table-column-properties style:column-width="2.962cm" style:rel-column-width="16383*"/>
    </style:style>
    <style:style style:name="Table3.D" style:family="table-column">
      <style:table-column-properties style:column-width="2.963cm" style:rel-column-width="1638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D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3.D8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C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D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1.85cm" table:align="margins"/>
    </style:style>
    <style:style style:name="Table4.A" style:family="table-column">
      <style:table-column-properties style:column-width="1.506cm" style:rel-column-width="8332*"/>
    </style:style>
    <style:style style:name="Table4.B" style:family="table-column">
      <style:table-column-properties style:column-width="4.419cm" style:rel-column-width="24435*"/>
    </style:style>
    <style:style style:name="Table4.C" style:family="table-column">
      <style:table-column-properties style:column-width="2.995cm" style:rel-column-width="16561*"/>
    </style:style>
    <style:style style:name="Table4.D" style:family="table-column">
      <style:table-column-properties style:column-width="2.93cm" style:rel-column-width="1620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D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D6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C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4.D8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C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D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C11" style:family="table-cell">
      <style:table-cell-properties style:vertical-align="top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5" style:family="table">
      <style:table-properties style:width="11.85cm" table:align="margins"/>
    </style:style>
    <style:style style:name="Table5.A" style:family="table-column">
      <style:table-column-properties style:column-width="1.506cm" style:rel-column-width="8332*"/>
    </style:style>
    <style:style style:name="Table5.B" style:family="table-column">
      <style:table-column-properties style:column-width="4.419cm" style:rel-column-width="24435*"/>
    </style:style>
    <style:style style:name="Table5.C" style:family="table-column">
      <style:table-column-properties style:column-width="2.962cm" style:rel-column-width="16383*"/>
    </style:style>
    <style:style style:name="Table5.D" style:family="table-column">
      <style:table-column-properties style:column-width="2.963cm" style:rel-column-width="1638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D2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D3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C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5.D8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C10" style:family="table-cell">
      <style:table-cell-properties style:vertical-align="top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5.D10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1.85cm" table:align="margins"/>
    </style:style>
    <style:style style:name="Table6.A" style:family="table-column">
      <style:table-column-properties style:column-width="1.506cm" style:rel-column-width="8332*"/>
    </style:style>
    <style:style style:name="Table6.B" style:family="table-column">
      <style:table-column-properties style:column-width="4.419cm" style:rel-column-width="24435*"/>
    </style:style>
    <style:style style:name="Table6.C" style:family="table-column">
      <style:table-column-properties style:column-width="5.925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.C11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1.85cm" table:align="margins"/>
    </style:style>
    <style:style style:name="Table7.A" style:family="table-column">
      <style:table-column-properties style:column-width="1.506cm" style:rel-column-width="8332*"/>
    </style:style>
    <style:style style:name="Table7.B" style:family="table-column">
      <style:table-column-properties style:column-width="4.419cm" style:rel-column-width="24435*"/>
    </style:style>
    <style:style style:name="Table7.C" style:family="table-column">
      <style:table-column-properties style:column-width="5.925cm" style:rel-column-width="32768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C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1.85cm" table:align="margins"/>
    </style:style>
    <style:style style:name="Table8.A" style:family="table-column">
      <style:table-column-properties style:column-width="1.506cm" style:rel-column-width="8332*"/>
    </style:style>
    <style:style style:name="Table8.B" style:family="table-column">
      <style:table-column-properties style:column-width="4.419cm" style:rel-column-width="24435*"/>
    </style:style>
    <style:style style:name="Table8.C" style:family="table-column">
      <style:table-column-properties style:column-width="5.925cm" style:rel-column-width="3276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.C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8.11" style:family="table-row">
      <style:table-row-properties style:min-row-height="0.132cm"/>
    </style:style>
    <style:style style:name="Table8.C11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" style:family="table">
      <style:table-properties style:width="11.903cm" fo:margin-left="-0.053cm" fo:margin-right="0cm" table:align="margins"/>
    </style:style>
    <style:style style:name="Table9.A" style:family="table-column">
      <style:table-column-properties style:column-width="1.545cm" style:rel-column-width="8505*"/>
    </style:style>
    <style:style style:name="Table9.B" style:family="table-column">
      <style:table-column-properties style:column-width="4.427cm" style:rel-column-width="24374*"/>
    </style:style>
    <style:style style:name="Table9.C" style:family="table-column">
      <style:table-column-properties style:column-width="5.932cm" style:rel-column-width="32656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1.903cm" fo:margin-left="-0.053cm" fo:margin-right="0cm" table:align="margins"/>
    </style:style>
    <style:style style:name="Table10.A" style:family="table-column">
      <style:table-column-properties style:column-width="1.545cm" style:rel-column-width="8505*"/>
    </style:style>
    <style:style style:name="Table10.B" style:family="table-column">
      <style:table-column-properties style:column-width="4.427cm" style:rel-column-width="24374*"/>
    </style:style>
    <style:style style:name="Table10.C" style:family="table-column">
      <style:table-column-properties style:column-width="5.932cm" style:rel-column-width="3265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1.929cm" fo:margin-left="-0.079cm" fo:margin-right="0cm" table:align="margins"/>
    </style:style>
    <style:style style:name="Table11.A" style:family="table-column">
      <style:table-column-properties style:column-width="1.563cm" style:rel-column-width="8588*"/>
    </style:style>
    <style:style style:name="Table11.B" style:family="table-column">
      <style:table-column-properties style:column-width="4.431cm" style:rel-column-width="24346*"/>
    </style:style>
    <style:style style:name="Table11.C" style:family="table-column">
      <style:table-column-properties style:column-width="5.934cm" style:rel-column-width="32601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1.568cm" fo:margin-left="-0.053cm" fo:margin-right="0.335cm" table:align="margins"/>
    </style:style>
    <style:style style:name="Table12.A" style:family="table-column">
      <style:table-column-properties style:column-width="2.039cm" style:rel-column-width="11549*"/>
    </style:style>
    <style:style style:name="Table12.B" style:family="table-column">
      <style:table-column-properties style:column-width="4.699cm" style:rel-column-width="26619*"/>
    </style:style>
    <style:style style:name="Table12.C" style:family="table-column">
      <style:table-column-properties style:column-width="4.831cm" style:rel-column-width="27367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2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.A1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3" style:family="table">
      <style:table-properties style:width="11.85cm" table:align="margins"/>
    </style:style>
    <style:style style:name="Table13.A" style:family="table-column">
      <style:table-column-properties style:column-width="5.925cm" style:rel-column-width="32767*"/>
    </style:style>
    <style:style style:name="Table13.B" style:family="table-column">
      <style:table-column-properties style:column-width="5.925cm" style:rel-column-width="32768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1.85cm" table:align="margins"/>
    </style:style>
    <style:style style:name="Table14.A" style:family="table-column">
      <style:table-column-properties style:column-width="1.506cm" style:rel-column-width="8332*"/>
    </style:style>
    <style:style style:name="Table14.B" style:family="table-column">
      <style:table-column-properties style:column-width="4.419cm" style:rel-column-width="24435*"/>
    </style:style>
    <style:style style:name="Table14.C" style:family="table-column">
      <style:table-column-properties style:column-width="5.925cm" style:rel-column-width="32768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4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4.C11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1.85cm" table:align="margins"/>
    </style:style>
    <style:style style:name="Table15.A" style:family="table-column">
      <style:table-column-properties style:column-width="1.506cm" style:rel-column-width="8332*"/>
    </style:style>
    <style:style style:name="Table15.B" style:family="table-column">
      <style:table-column-properties style:column-width="4.419cm" style:rel-column-width="24435*"/>
    </style:style>
    <style:style style:name="Table15.C" style:family="table-column">
      <style:table-column-properties style:column-width="5.925cm" style:rel-column-width="32768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C1" style:family="table-cell">
      <style:table-cell-properties fo:padding="0.097cm" fo:border="0.002cm solid #000000"/>
    </style:style>
    <style:style style:name="Table15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none" fo:border-top="none" fo:border-bottom="0.002cm solid #000000"/>
    </style:style>
    <style:style style:name="Tab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C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1.85cm" table:align="margins"/>
    </style:style>
    <style:style style:name="Table19.A" style:family="table-column">
      <style:table-column-properties style:column-width="3.44cm" style:rel-column-width="19025*"/>
    </style:style>
    <style:style style:name="Table19.B" style:family="table-column">
      <style:table-column-properties style:column-width="8.41cm" style:rel-column-width="46510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1.85cm" table:align="margins"/>
    </style:style>
    <style:style style:name="Table16.A" style:family="table-column">
      <style:table-column-properties style:column-width="1.506cm" style:rel-column-width="8332*"/>
    </style:style>
    <style:style style:name="Table16.B" style:family="table-column">
      <style:table-column-properties style:column-width="4.419cm" style:rel-column-width="24435*"/>
    </style:style>
    <style:style style:name="Table16.C" style:family="table-column">
      <style:table-column-properties style:column-width="5.925cm" style:rel-column-width="32768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C1" style:family="table-cell">
      <style:table-cell-properties fo:padding="0.097cm" fo:border="0.002cm solid #000000"/>
    </style:style>
    <style:style style:name="Table16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none" fo:border-top="none" fo:border-bottom="0.002cm solid #000000"/>
    </style:style>
    <style:style style:name="Tab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6.C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6.11" style:family="table-row">
      <style:table-row-properties style:min-row-height="0.538cm"/>
    </style:style>
    <style:style style:name="Table16.C11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7" style:family="table">
      <style:table-properties style:width="11.903cm" fo:margin-left="-0.053cm" fo:margin-right="0cm" table:align="margins"/>
    </style:style>
    <style:style style:name="Table17.A" style:family="table-column">
      <style:table-column-properties style:column-width="1.545cm" style:rel-column-width="8505*"/>
    </style:style>
    <style:style style:name="Table17.B" style:family="table-column">
      <style:table-column-properties style:column-width="4.427cm" style:rel-column-width="24374*"/>
    </style:style>
    <style:style style:name="Table17.C" style:family="table-column">
      <style:table-column-properties style:column-width="5.932cm" style:rel-column-width="32656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7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1.85cm" table:align="margins"/>
    </style:style>
    <style:style style:name="Table18.A" style:family="table-column">
      <style:table-column-properties style:column-width="4.087cm" style:rel-column-width="22606*"/>
    </style:style>
    <style:style style:name="Table18.B" style:family="table-column">
      <style:table-column-properties style:column-width="7.763cm" style:rel-column-width="42929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1.85cm" table:align="margins"/>
    </style:style>
    <style:style style:name="Table20.A" style:family="table-column">
      <style:table-column-properties style:column-width="1.506cm" style:rel-column-width="8332*"/>
    </style:style>
    <style:style style:name="Table20.B" style:family="table-column">
      <style:table-column-properties style:column-width="4.419cm" style:rel-column-width="24435*"/>
    </style:style>
    <style:style style:name="Table20.C" style:family="table-column">
      <style:table-column-properties style:column-width="5.925cm" style:rel-column-width="32768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C1" style:family="table-cell">
      <style:table-cell-properties fo:padding="0.097cm" fo:border="0.002cm solid #000000"/>
    </style:style>
    <style:style style:name="Table20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none" fo:border-top="none" fo:border-bottom="0.002cm solid #000000"/>
    </style:style>
    <style:style style:name="Tab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0.C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0.11" style:family="table-row">
      <style:table-row-properties style:min-row-height="0.132cm"/>
    </style:style>
    <style:style style:name="Table20.C11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1.85cm" table:align="margins"/>
    </style:style>
    <style:style style:name="Table22.A" style:family="table-column">
      <style:table-column-properties style:column-width="3.979cm" style:rel-column-width="22010*"/>
    </style:style>
    <style:style style:name="Table22.B" style:family="table-column">
      <style:table-column-properties style:column-width="7.87cm" style:rel-column-width="43525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B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1.85cm" table:align="margins"/>
    </style:style>
    <style:style style:name="Table21.A" style:family="table-column">
      <style:table-column-properties style:column-width="1.506cm" style:rel-column-width="8332*"/>
    </style:style>
    <style:style style:name="Table21.B" style:family="table-column">
      <style:table-column-properties style:column-width="4.419cm" style:rel-column-width="24435*"/>
    </style:style>
    <style:style style:name="Table21.C" style:family="table-column">
      <style:table-column-properties style:column-width="5.925cm" style:rel-column-width="32768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none" fo:border-top="none" fo:border-bottom="0.002cm solid #000000"/>
    </style:style>
    <style:style style:name="Tab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21.C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1.C8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1.C10" style:family="table-cell">
      <style:table-cell-properties style:vertical-align="top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1.11" style:family="table-row">
      <style:table-row-properties style:min-row-height="0.132cm"/>
    </style:style>
    <style:style style:name="Table21.C11" style:family="table-cell">
      <style:table-cell-properties style:vertical-align="top"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1.85cm" table:align="margins"/>
    </style:style>
    <style:style style:name="Table23.A" style:family="table-column">
      <style:table-column-properties style:column-width="4.237cm" style:rel-column-width="23435*"/>
    </style:style>
    <style:style style:name="Table23.B" style:family="table-column">
      <style:table-column-properties style:column-width="7.613cm" style:rel-column-width="42100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B1" style:family="table-cell">
      <style:table-cell-properties fo:padding="0.097cm" fo:border="0.002cm solid #000000"/>
    </style:style>
    <style:style style:name="Table23.A2" style:family="table-cell">
      <style:table-cell-properties fo:padding="0.097cm" fo:border-left="0.002cm solid #000000" fo:border-right="none" fo:border-top="none" fo:border-bottom="0.002cm solid #000000"/>
    </style:style>
    <style:style style:name="Table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3" style:family="paragraph" style:parent-style-name="Text_20_body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P7" style:family="paragraph" style:parent-style-name="ChapterNo">
      <style:paragraph-properties fo:break-before="page"/>
    </style:style>
    <style:style style:name="P8" style:family="paragraph" style:parent-style-name="Text_20_body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margin-left="0.009cm" fo:margin-right="0.009cm" fo:text-indent="0.741cm" style:auto-text-indent="false"/>
    </style:style>
    <style:style style:name="P10" style:family="paragraph" style:parent-style-name="Standard">
      <style:paragraph-properties fo:margin-left="0.009cm" fo:margin-right="0.009cm" fo:text-indent="0.423cm" style:auto-text-indent="false"/>
    </style:style>
    <style:style style:name="P11" style:family="paragraph" style:parent-style-name="Text_20_body">
      <style:paragraph-properties fo:margin-left="0.009cm" fo:margin-right="0.009cm" fo:margin-top="0cm" fo:margin-bottom="0.212cm" fo:text-indent="0.741cm" style:auto-text-indent="false"/>
    </style:style>
    <style:style style:name="P12" style:family="paragraph" style:parent-style-name="Chaptertitle"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text-align="start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Chaptertitle">
      <style:paragraph-properties fo:margin-top="0cm" fo:margin-bottom="0.101cm" fo:text-align="end" style:justify-single-word="false" fo:background-color="transparent" style:shadow="none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name-asian="Arial Unicode MS" style:font-size-asian="14pt" style:font-name-complex="Angsana New2" style:font-size-complex="16pt" style:font-style-complex="italic"/>
    </style:style>
    <style:style style:name="P24" style:family="paragraph" style:parent-style-name="Standard">
      <style:paragraph-properties fo:margin-left="0.512cm" fo:margin-right="0.009cm" fo:text-align="start" style:justify-single-word="false" fo:text-indent="-0.079cm" style:auto-text-indent="fals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.512cm" fo:margin-right="0.009cm" fo:text-align="start" style:justify-single-word="false" fo:text-indent="-0.079cm" style:auto-text-indent="false">
        <style:tab-stops/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left="0.379cm" fo:margin-right="0.009cm" fo:text-align="start" style:justify-single-word="false" fo:text-indent="0.026cm" style:auto-text-indent="fals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.379cm" fo:margin-right="0.009cm" fo:text-align="start" style:justify-single-word="false" fo:text-indent="0.026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.459cm" fo:margin-right="0.009cm" fo:text-align="start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.459cm" fo:margin-right="0.009cm" fo:text-align="start" style:justify-single-word="false" fo:text-indent="0cm" style:auto-text-indent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.538cm" fo:margin-right="0.009cm" fo:text-align="start" style:justify-single-word="false" fo:text-indent="0.026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485cm" fo:margin-right="0.009cm" fo:text-align="start" style:justify-single-word="false" fo:text-indent="0.026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.432cm" fo:margin-right="0.009cm" fo:text-align="start" style:justify-single-word="false" fo:text-indent="0.026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cm" fo:margin-bottom="0.212cm"/>
    </style:style>
    <style:style style:name="P35" style:family="paragraph" style:parent-style-name="Standard">
      <style:paragraph-properties fo:margin-top="0cm" fo:margin-bottom="0.212cm"/>
      <style:text-properties fo:background-color="transparent" style:font-name-complex="Angsana New1" style:font-size-complex="16pt"/>
    </style:style>
    <style:style style:name="P36" style:family="paragraph" style:parent-style-name="Text_20_body">
      <style:paragraph-properties fo:margin-top="0cm" fo:margin-bottom="0.212cm"/>
      <style:text-properties fo:background-color="transparent" style:font-name-complex="Angsana New1" style:font-size-complex="16pt"/>
    </style:style>
    <style:style style:name="P37" style:family="paragraph">
      <style:paragraph-properties fo:text-align="center"/>
    </style:style>
    <style:style style:name="P38" style:family="paragraph">
      <style:text-properties style:text-position="0% 100%" fo:font-size="10pt"/>
    </style:style>
    <style:style style:name="P39" style:family="paragraph" style:parent-style-name="Text_20_body">
      <style:paragraph-properties fo:margin-top="0cm" fo:margin-bottom="0.212cm"/>
      <style:text-properties style:font-name="Times New Roman" fo:font-size="12pt" fo:font-weight="normal" style:font-name-asian="Arial Unicode MS" style:font-size-asian="12pt" style:font-weight-asian="normal" style:font-name-complex="Times New Roman" style:font-size-complex="12pt" style:font-weight-complex="normal"/>
    </style:style>
    <style:style style:name="P40" style:family="paragraph" style:parent-style-name="Text_20_body">
      <style:paragraph-properties fo:margin-top="0cm" fo:margin-bottom="0.212cm"/>
      <style:text-properties style:font-name="Arial"/>
    </style:style>
    <style:style style:name="P41" style:family="paragraph" style:parent-style-name="Text_20_body">
      <style:paragraph-properties fo:margin-top="0cm" fo:margin-bottom="0.212cm"/>
      <style:text-properties style:font-name="Arial" fo:font-size="15pt" fo:font-weight="bold" style:font-name-asian="Arial Unicode MS" style:font-size-asian="15pt" style:font-weight-asian="bold" style:font-name-complex="Angsana New2" style:font-size-complex="15pt" style:font-weight-complex="bold"/>
    </style:style>
    <style:style style:name="P42" style:family="paragraph" style:parent-style-name="Text_20_body">
      <style:paragraph-properties fo:margin-top="0cm" fo:margin-bottom="0.212cm"/>
      <style:text-properties style:font-name="Times New Roman2" fo:font-size="12pt" fo:font-style="normal" fo:font-weight="normal" style:font-name-asian="Arial Unicode MS" style:font-size-asian="12pt" style:font-weight-asian="normal" style:font-name-complex="Angsana New4" style:font-size-complex="16pt" style:font-style-complex="normal" style:font-weight-complex="normal"/>
    </style:style>
    <style:style style:name="P43" style:family="paragraph" style:parent-style-name="Text_20_body">
      <style:paragraph-properties fo:margin-top="0cm" fo:margin-bottom="0.212cm"/>
      <style:text-properties style:font-name="Times New Roman" fo:font-size="12pt" fo:font-weight="normal" style:font-name-asian="Arial Unicode MS" style:font-size-asian="12pt" style:font-weight-asian="normal" style:font-name-complex="Angsana New" style:font-size-complex="12pt" style:font-weight-complex="normal"/>
    </style:style>
    <style:style style:name="P44" style:family="paragraph" style:parent-style-name="Text_20_body">
      <style:paragraph-properties fo:margin-top="0cm" fo:margin-bottom="0.212cm"/>
      <style:text-properties fo:font-size="16pt" fo:font-weight="bold" style:font-name-asian="Arial Unicode MS" style:font-size-asian="16pt" style:font-weight-asian="bold" style:font-name-complex="Angsana New2" style:font-size-complex="16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Arial Unicode MS" style:font-size-asian="12pt" style:font-weight-asian="bold" style:font-name-complex="Angsana New2" style:font-size-complex="12pt" style:font-weight-complex="bold"/>
    </style:style>
    <style:style style:name="P46" style:family="paragraph" style:parent-style-name="Standard">
      <style:paragraph-properties fo:margin-top="0cm" fo:margin-bottom="0.212cm"/>
      <style:text-properties style:font-name="Times New Roman2" fo:font-size="12pt" fo:font-style="normal" fo:font-weight="normal" style:font-name-asian="Arial Unicode MS" style:font-size-asian="12pt" style:font-weight-asian="normal" style:font-name-complex="Angsana New4" style:font-size-complex="16pt" style:font-style-complex="normal" style:font-weight-complex="normal"/>
    </style:style>
    <style:style style:name="P47" style:family="paragraph" style:parent-style-name="Text_20_body">
      <style:paragraph-properties fo:margin-top="0cm" fo:margin-bottom="0.212cm"/>
    </style:style>
    <style:style style:name="P48" style:family="paragraph" style:parent-style-name="Text_20_body" style:list-style-name="L4">
      <style:paragraph-properties fo:margin-left="0cm" fo:margin-right="0cm" fo:text-indent="0cm" style:auto-text-indent="false"/>
    </style:style>
    <style:style style:name="P49" style:family="paragraph" style:parent-style-name="Text_20_body" style:list-style-name="L4">
      <style:paragraph-properties fo:margin-left="0cm" fo:margin-right="0cm" fo:margin-top="0cm" fo:margin-bottom="0.212cm" fo:text-indent="0cm" style:auto-text-indent="false"/>
    </style:style>
    <style:style style:name="P50" style:family="paragraph" style:parent-style-name="Heading_20_1">
      <style:paragraph-properties fo:margin-top="0.423cm" fo:margin-bottom="0.212cm" fo:line-height="100%" fo:keep-with-next="always"/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51" style:family="paragraph" style:parent-style-name="Text_20_body">
      <style:paragraph-properties fo:margin-top="0cm" fo:margin-bottom="0.212cm" fo:line-height="100%"/>
    </style:style>
    <style:style style:name="P52" style:family="paragraph" style:parent-style-name="Text_20_body">
      <style:paragraph-properties fo:margin-top="0cm" fo:margin-bottom="0.212cm" fo:line-height="100%"/>
      <style:text-properties fo:background-color="transparent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 style:list-style-name="L5">
      <style:paragraph-properties fo:margin-left="-2.501cm" fo:margin-right="0cm" fo:text-indent="0cm" style:auto-text-indent="false"/>
    </style:style>
    <style:style style:name="P55" style:family="paragraph" style:parent-style-name="Heading_20_1" style:list-style-name="L5">
      <style:paragraph-properties fo:margin-left="-2.501cm" fo:margin-right="0cm" fo:text-indent="0cm" style:auto-text-indent="false" fo:break-before="pag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style:font-name="Times New Roman"/>
    </style:style>
    <style:style style:name="P58" style:family="paragraph">
      <style:text-properties fo:color="#ff0000"/>
    </style:style>
    <style:style style:name="P59" style:family="paragraph" style:parent-style-name="Text_20_body">
      <style:paragraph-properties fo:margin-top="0cm" fo:margin-bottom="0.212cm" fo:break-before="page"/>
    </style:style>
    <style:style style:name="P60" style:family="paragraph" style:parent-style-name="Text_20_body">
      <style:paragraph-properties fo:margin-top="0cm" fo:margin-bottom="0.212cm" fo:break-before="page"/>
      <style:text-properties style:font-name="Times New Roman2" fo:font-size="12pt" fo:font-style="normal" fo:font-weight="normal" style:font-name-asian="Arial Unicode MS" style:font-size-asian="12pt" style:font-weight-asian="normal" style:font-name-complex="Angsana New4" style:font-size-complex="16pt" style:font-style-complex="normal" style:font-weight-complex="normal"/>
    </style:style>
    <style:style style:name="P61" style:family="paragraph" style:parent-style-name="Heading_20_1">
      <style:paragraph-properties fo:line-height="100%"/>
    </style:style>
    <style:style style:name="P62" style:family="paragraph" style:parent-style-name="Text_20_body">
      <style:paragraph-properties fo:line-height="100%"/>
    </style:style>
    <style:style style:name="P63" style:family="paragraph" style:parent-style-name="Text_20_body" style:list-style-name="L6">
      <style:paragraph-properties fo:margin-left="0cm" fo:margin-right="0cm" fo:text-indent="0cm" style:auto-text-indent="false"/>
    </style:style>
    <style:style style:name="P64" style:family="paragraph" style:parent-style-name="Heading_20_1" style:list-style-name="L7">
      <style:paragraph-properties fo:margin-left="-2.501cm" fo:margin-right="0cm" fo:text-indent="0cm" style:auto-text-indent="false"/>
    </style:style>
    <style:style style:name="P65" style:family="paragraph" style:parent-style-name="Heading_20_1" style:list-style-name="L7">
      <style:paragraph-properties fo:margin-left="-2.501cm" fo:margin-right="0cm" fo:text-indent="0cm" style:auto-text-indent="false" fo:break-before="page"/>
    </style:style>
    <style:style style:name="P6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67" style:family="paragraph" style:parent-style-name="Chaptertitle">
      <style:text-properties style:font-name="Arial" fo:font-size="10pt" style:font-size-asian="10pt" style:font-size-complex="10pt"/>
    </style:style>
    <style:style style:name="P68" style:family="paragraph">
      <style:paragraph-properties fo:line-height="50%"/>
    </style:style>
    <style:style style:name="P69" style:family="paragraph">
      <style:paragraph-properties fo:line-height="50%"/>
      <style:text-properties fo:font-size="15pt" fo:font-weight="bold"/>
    </style:style>
    <style:style style:name="P70" style:family="paragraph" style:parent-style-name="Text_20_body">
      <style:paragraph-properties fo:margin-top="0cm" fo:margin-bottom="0.212cm"/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71" style:family="paragraph" style:parent-style-name="Heading_20_1">
      <style:paragraph-properties fo:margin-top="0.423cm" fo:margin-bottom="0.212cm" fo:keep-with-next="always"/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72" style:family="paragraph" style:parent-style-name="Text_20_body">
      <style:paragraph-properties fo:margin-left="0cm" fo:margin-right="0cm" fo:text-indent="0cm" style:auto-text-indent="false"/>
    </style:style>
    <style:style style:name="P73" style:family="paragraph" style:parent-style-name="Text_20_body">
      <style:paragraph-properties fo:margin-left="0cm" fo:margin-right="0cm" fo:margin-top="0cm" fo:margin-bottom="0.212cm" fo:line-height="100%" fo:text-indent="0cm" style:auto-text-indent="false"/>
    </style:style>
    <style:style style:name="P74" style:family="paragraph" style:parent-style-name="Heading_20_1"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75" style:family="paragraph" style:parent-style-name="Heading_20_1">
      <style:paragraph-properties fo:break-before="page"/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76" style:family="paragraph" style:parent-style-name="Standard">
      <style:paragraph-properties fo:text-align="start" style:justify-single-word="false" fo:break-before="page"/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ext_20_body">
      <style:paragraph-properties fo:margin-top="0cm" fo:margin-bottom="0.212cm" fo:keep-with-next="always"/>
      <style:text-properties style:font-name="Times New Roman2" fo:font-size="12pt" fo:font-style="normal" fo:font-weight="normal" fo:background-color="transparent" style:font-name-asian="Arial Unicode MS" style:font-size-asian="12pt" style:font-weight-asian="normal" style:font-name-complex="Angsana New4" style:font-size-complex="16pt" style:font-style-complex="normal" style:font-weight-complex="normal"/>
    </style:style>
    <style:style style:name="P79" style:family="paragraph" style:parent-style-name="Heading_20_1">
      <style:paragraph-properties fo:margin-top="0.423cm" fo:margin-bottom="0.212cm" fo:break-before="page"/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80" style:family="paragraph" style:parent-style-name="Standard">
      <style:paragraph-properties style:text-autospace="none"/>
      <style:text-properties style:font-name="AngsanaNew1" fo:font-size="16pt" style:font-name-asian="AngsanaNew1" style:font-size-asian="16pt" style:font-name-complex="AngsanaNew1" style:font-size-complex="16pt"/>
    </style:style>
    <style:style style:name="P81" style:family="paragraph" style:parent-style-name="Standard">
      <style:paragraph-properties style:text-autospace="none"/>
      <style:text-properties style:font-name="AngsanaNew1" fo:font-size="10pt" style:font-name-asian="AngsanaNew1" style:font-size-asian="10pt" style:font-name-complex="AngsanaNew1" style:font-size-complex="10pt"/>
    </style:style>
    <style:style style:name="P82" style:family="paragraph" style:parent-style-name="Standard">
      <style:paragraph-properties fo:text-align="start" style:justify-single-word="false" style:text-autospace="none"/>
      <style:text-properties style:font-name="AngsanaNew1" fo:font-size="10pt" style:font-name-asian="AngsanaNew1" style:font-size-asian="10pt" style:font-name-complex="AngsanaNew1" style:font-size-complex="10pt"/>
    </style:style>
    <style:style style:name="P83" style:family="paragraph" style:parent-style-name="Standard">
      <style:paragraph-properties fo:text-align="start" style:justify-single-word="false" style:text-autospace="none"/>
      <style:text-properties style:font-name="AngsanaNew1" fo:font-size="16pt" style:font-name-asian="AngsanaNew1" style:font-size-asian="16pt" style:font-name-complex="AngsanaNew1" style:font-size-complex="16pt"/>
    </style:style>
    <style:style style:name="P84" style:family="paragraph" style:parent-style-name="Standard">
      <style:paragraph-properties fo:text-align="start" style:justify-single-word="false" style:text-autospace="none"/>
      <style:text-properties style:font-name="AngsanaNew" fo:font-size="16pt" style:font-name-asian="AngsanaNew" style:font-size-asian="16pt" style:font-name-complex="AngsanaNew" style:font-size-complex="16pt"/>
    </style:style>
    <style:style style:name="P85" style:family="paragraph" style:parent-style-name="Standard">
      <style:paragraph-properties fo:text-align="center" style:justify-single-word="false" style:text-autospace="none"/>
      <style:text-properties style:font-name="AngsanaNew1" fo:font-size="10pt" style:font-name-asian="AngsanaNew1" style:font-size-asian="10pt" style:font-name-complex="AngsanaNew1" style:font-size-complex="10pt"/>
    </style:style>
    <style:style style:name="P86" style:family="paragraph" style:parent-style-name="Standard">
      <style:paragraph-properties fo:text-align="center" style:justify-single-word="false" style:text-autospace="none"/>
      <style:text-properties style:font-name="AngsanaNew1" fo:font-size="16pt" fo:font-style="italic" style:font-name-asian="AngsanaNew1" style:font-size-asian="16pt" style:font-style-asian="italic" style:font-name-complex="AngsanaNew1" style:font-size-complex="16pt" style:font-style-complex="italic"/>
    </style:style>
    <style:style style:name="P87" style:family="paragraph" style:parent-style-name="Standard">
      <style:paragraph-properties fo:text-align="start" style:justify-single-word="false" style:text-autospace="none"/>
      <style:text-properties style:font-name="AngsanaNew,Italic1" fo:font-size="16pt" fo:font-style="italic" style:font-name-asian="AngsanaNew,Italic1" style:font-size-asian="16pt" style:font-style-asian="italic" style:font-name-complex="AngsanaNew,Italic1" style:font-size-complex="16pt" style:font-style-complex="italic"/>
    </style:style>
    <style:style style:name="P88" style:family="paragraph" style:parent-style-name="Standard">
      <style:paragraph-properties fo:text-align="center" style:justify-single-word="false" style:text-autospace="none"/>
      <style:text-properties style:font-name="AngsanaNew,Italic1" fo:font-size="16pt" fo:font-style="italic" style:font-name-asian="AngsanaNew,Italic1" style:font-size-asian="16pt" style:font-style-asian="italic" style:font-name-complex="AngsanaNew,Italic1" style:font-size-complex="16pt" style:font-style-complex="italic"/>
    </style:style>
    <style:style style:name="P89" style:family="paragraph" style:parent-style-name="Standard">
      <style:paragraph-properties fo:text-align="end" style:justify-single-word="false" style:text-autospace="none" style:writing-mode="rl-tb"/>
      <style:text-properties style:font-name="AngsanaNew1" fo:font-size="16pt" style:font-name-asian="AngsanaNew1" style:font-size-asian="16pt" style:font-name-complex="AngsanaNew1" style:font-size-complex="16pt"/>
    </style:style>
    <style:style style:name="P90" style:family="paragraph" style:parent-style-name="Standard">
      <style:paragraph-properties fo:text-align="start" style:justify-single-word="false" fo:break-before="page" style:text-autospace="none"/>
      <style:text-properties style:font-name="AngsanaNew1" fo:font-size="16pt" style:font-name-asian="AngsanaNew1" style:font-size-asian="16pt" style:font-name-complex="AngsanaNew1" style:font-size-complex="16pt"/>
    </style:style>
    <style:style style:name="P91" style:family="paragraph" style:parent-style-name="Standard">
      <style:paragraph-properties fo:text-align="start" style:justify-single-word="false" fo:break-before="page" style:text-autospace="none"/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92" style:family="paragraph" style:parent-style-name="Text_20_body">
      <style:paragraph-properties fo:margin-left="0cm" fo:margin-right="0cm" fo:margin-top="0cm" fo:margin-bottom="0.212cm" fo:text-indent="0cm" style:auto-text-indent="false"/>
    </style:style>
    <style:style style:name="P93" style:family="paragraph" style:parent-style-name="Standard">
      <style:paragraph-properties fo:text-align="start" style:justify-single-word="false"/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94" style:family="paragraph" style:parent-style-name="Standard">
      <style:paragraph-properties fo:margin-left="0cm" fo:margin-right="0cm" fo:margin-top="0.423cm" fo:margin-bottom="0.212cm" fo:text-indent="0cm" style:auto-text-indent="false" fo:keep-with-next="always"/>
      <style:text-properties style:font-name="Arial" fo:font-size="10pt" fo:font-weight="normal" style:font-name-asian="Arial Unicode MS" style:font-size-asian="10pt" style:font-weight-asian="normal" style:font-name-complex="Angsana New2" style:font-size-complex="10pt" style:font-weight-complex="normal"/>
    </style:style>
    <style:style style:name="P95" style:family="paragraph" style:parent-style-name="Text_20_body" style:list-style-name="L8"/>
    <style:style style:name="P96" style:family="paragraph" style:parent-style-name="Text_20_body" style:list-style-name="L9">
      <style:paragraph-properties fo:margin-left="0cm" fo:margin-right="0cm" fo:text-indent="0cm" style:auto-text-indent="false"/>
    </style:style>
    <style:style style:name="P97" style:family="paragraph" style:parent-style-name="Text_20_body" style:list-style-name="L10"/>
    <style:style style:name="P98" style:family="paragraph" style:parent-style-name="Heading_20_1">
      <style:text-properties fo:background-color="#ff0000"/>
    </style:style>
    <style:style style:name="P99" style:family="paragraph" style:parent-style-name="Heading_20_1" style:list-style-name="L11">
      <style:paragraph-properties fo:margin-left="-2.501cm" fo:margin-right="0cm" fo:text-indent="0cm" style:auto-text-indent="false"/>
    </style:style>
    <style:style style:name="P100" style:family="paragraph" style:parent-style-name="Text_20_body" style:list-style-name="L12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Heading_20_1" style:list-style-name="L12">
      <style:paragraph-properties fo:margin-left="-2.501cm" fo:margin-right="0cm" fo:text-indent="0cm" style:auto-text-indent="false"/>
    </style:style>
    <style:style style:name="P102" style:family="paragraph" style:parent-style-name="Text_20_body" style:list-style-name="L12">
      <style:paragraph-properties fo:margin-left="-2.501cm" fo:margin-right="0cm" fo:text-indent="0cm" style:auto-text-indent="false"/>
    </style:style>
    <style:style style:name="P103" style:family="paragraph" style:parent-style-name="Index_20_Heading">
      <style:paragraph-properties fo:break-before="page"/>
    </style:style>
    <style:style style:name="P104" style:family="paragraph" style:parent-style-name="Index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style:language-complex="th" style:country-complex="TH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background-color="transparent" style:font-name-complex="Angsana New1" style:font-size-complex="16pt"/>
    </style:style>
    <style:style style:name="T8" style:family="text">
      <style:text-properties style:text-position="0% 100%" fo:font-size="10pt"/>
    </style:style>
    <style:style style:name="T9" style:family="text">
      <style:text-properties style:font-name="Times New Roman"/>
    </style:style>
    <style:style style:name="T10" style:family="text">
      <style:text-properties style:font-name="Times New Roman2" fo:font-size="12pt" fo:font-style="normal" fo:font-weight="normal" style:font-weight-asian="normal" style:font-style-complex="normal" style:font-weight-complex="normal"/>
    </style:style>
    <style:style style:name="T11" style:family="text">
      <style:text-properties style:font-name="Times New Roman2" fo:font-size="12pt" fo:font-style="normal" fo:font-weight="normal" style:font-name-asian="Arial Unicode MS" style:font-size-asian="12pt" style:font-weight-asian="normal" style:font-style-complex="normal" style:font-weight-complex="normal"/>
    </style:style>
    <style:style style:name="T12" style:family="text">
      <style:text-properties style:font-name="Angsana New" style:font-name-complex="Angsana New" style:font-size-complex="12pt"/>
    </style:style>
    <style:style style:name="T13" style:family="text">
      <style:text-properties style:font-name="Angsana New" fo:font-size="12pt" fo:font-weight="normal" style:font-size-asian="12pt" style:font-weight-asian="normal" style:font-name-complex="Angsana New" style:font-size-complex="12pt" style:font-weight-complex="normal"/>
    </style:style>
    <style:style style:name="T14" style:family="text">
      <style:text-properties style:font-name="Times New Roman2" fo:font-size="12pt" fo:font-style="normal" fo:font-weight="normal" style:font-name-asian="Arial Unicode MS" style:font-size-asian="12pt" style:font-weight-asian="normal" style:font-name-complex="Angsana New4" style:font-size-complex="16pt" style:font-style-complex="normal" style:font-weight-complex="normal"/>
    </style:style>
    <style:style style:name="T15" style:family="text">
      <style:text-properties style:font-name="Angsana New1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fo:language="th" fo:country="TH" style:font-size-asian="12pt" style:font-size-complex="12pt"/>
    </style:style>
    <style:style style:name="T18" style:family="text">
      <style:text-properties fo:color="#000000" style:font-name="Times New Roman" fo:font-size="12pt" fo:background-color="transparent" style:font-name-asian="Arial1" style:font-size-asian="12pt" style:font-name-complex="Arial1" style:font-size-complex="12pt"/>
    </style:style>
    <style:style style:name="T19" style:family="text">
      <style:text-properties fo:color="#000000" style:font-name="Times New Roman" fo:font-size="16pt" fo:background-color="transparent" style:font-name-asian="Arial1" style:font-size-asian="16pt" style:font-name-complex="Angsana New1" style:font-size-complex="16pt"/>
    </style:style>
    <style:style style:name="T20" style:family="text">
      <style:text-properties style:text-outline="false" style:text-line-through-style="none" fo:font-size="12pt" fo:font-style="normal" fo:text-shadow="none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T21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T22" style:family="text">
      <style:text-properties fo:font-size="15pt" fo:font-weight="bold"/>
    </style:style>
    <style:style style:name="T23" style:family="text">
      <style:text-properties style:font-name="AngsanaNew" fo:font-size="16pt" style:font-name-asian="AngsanaNew" style:font-size-asian="16pt" style:font-name-complex="AngsanaNew"/>
    </style:style>
    <style:style style:name="T24" style:family="text">
      <style:text-properties style:font-name="AngsanaNew1" fo:font-size="16pt" style:font-name-asian="AngsanaNew1" style:font-size-asian="16pt" style:font-name-complex="AngsanaNew1"/>
    </style:style>
    <style:style style:name="T25" style:family="text"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T26" style:family="text">
      <style:text-properties style:font-name="Times New Roman2" fo:font-size="12pt" fo:font-style="normal" fo:font-weight="normal" style:font-name-asian="Arial Unicode MS" style:font-size-asian="12pt" style:font-weight-asian="normal" style:font-name-complex="Angsana New4" style:font-style-complex="normal" style:font-weight-complex="normal"/>
    </style:style>
    <style:style style:name="T27" style:family="text">
      <style:text-properties style:font-name="AngsanaNew" style:font-name-asian="AngsanaNew" style:font-name-complex="AngsanaNew"/>
    </style:style>
    <style:style style:name="T28" style:family="text">
      <style:text-properties style:font-name="AngsanaNew" fo:font-size="16pt" style:font-name-asian="AngsanaNew" style:font-size-asian="16pt" style:font-name-complex="AngsanaNew" style:font-size-complex="16pt"/>
    </style:style>
    <style:style style:name="T29" style:family="text">
      <style:text-properties style:font-name="AngsanaNew,Italic" style:font-name-asian="AngsanaNew,Italic" style:font-name-complex="AngsanaNew,Italic"/>
    </style:style>
    <style:style style:name="T30" style:family="text">
      <style:text-properties style:font-name="AngsanaNew,Italic1" style:font-name-asian="AngsanaNew,Italic1" style:font-name-complex="AngsanaNew,Italic1"/>
    </style:style>
    <style:style style:name="T31" style:family="text">
      <style:text-properties style:font-name="AngsanaNew,Italic" fo:font-size="16pt" fo:font-style="italic" style:font-name-asian="AngsanaNew,Italic" style:font-size-asian="16pt" style:font-style-asian="italic" style:font-name-complex="AngsanaNew,Italic" style:font-size-complex="16pt" style:font-style-complex="italic"/>
    </style:style>
    <style:style style:name="T32" style:family="text">
      <style:text-properties style:font-name="AngsanaNew,Italic1" fo:font-size="16pt" fo:font-style="italic" style:font-name-asian="AngsanaNew,Italic1" style:font-size-asian="16pt" style:font-style-asian="italic" style:font-name-complex="AngsanaNew,Italic1" style:font-size-complex="16pt" style:font-style-complex="italic"/>
    </style:style>
    <style:style style:name="T33" style:family="text">
      <style:text-properties style:font-name="AngsanaNew,Bold" fo:font-size="18pt" fo:font-weight="normal" style:font-name-asian="AngsanaNew,Bold" style:font-size-asian="18pt" style:font-weight-asian="normal" style:font-name-complex="AngsanaNew,Bold" style:font-size-complex="18pt" style:font-weight-complex="normal"/>
    </style:style>
    <style:style style:name="T34" style:family="text">
      <style:text-properties fo:background-color="#ff000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 0cm 1.199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 0cm 1.101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3.994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493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6e6e6" draw:textarea-horizontal-align="center" draw:textarea-vertical-align="middle" style:run-through="foreground"/>
    </style:style>
    <style:style style:name="gr3" style:family="graphic">
      <style:graphic-properties svg:stroke-color="#000000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688cm" style:run-through="foreground"/>
    </style:style>
    <style:style style:name="gr5" style:family="graphic">
      <style:graphic-properties draw:stroke="none" svg:stroke-color="#000000" draw:fill="none" draw:fill-color="#ffffff" fo:min-height="0.889cm" style:run-through="foreground"/>
    </style:style>
    <style:style style:name="gr6" style:family="graphic">
      <style:graphic-properties draw:stroke="none" svg:stroke-color="#000000" draw:fill="none" draw:fill-color="#ffffff" fo:min-height="0.838cm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svg:stroke-color="#e6e6e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8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8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83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14cm" style:run-through="foreground"/>
    </style:style>
    <style:style style:name="gr15" style:family="graphic">
      <style:graphic-properties draw:stroke="none" svg:stroke-color="#000000" draw:fill="none" draw:fill-color="#ffffff" fo:min-height="0.497cm" style:run-through="foreground"/>
    </style:style>
    <style:style style:name="gr16" style:family="graphic">
      <style:graphic-properties draw:stroke="none" svg:stroke-color="#000000" draw:fill="none" draw:fill-color="#ffffff" fo:min-height="0.903cm" style:run-through="foreground"/>
    </style:style>
    <style:style style:name="gr17" style:family="graphic">
      <style:graphic-properties style:run-through="foreground"/>
    </style:style>
    <style:style style:name="gr18" style:family="graphic">
      <style:graphic-properties draw:stroke="none" svg:stroke-color="#000000" draw:fill="none" draw:fill-color="#ffffff" fo:min-height="0.968cm" style:run-through="foreground"/>
    </style:style>
    <style:style style:name="gr19" style:family="graphic">
      <style:graphic-properties draw:fill="solid" draw:fill-color="#e6e6e6" draw:textarea-horizontal-align="justify" draw:textarea-vertical-align="middle" draw:auto-grow-height="false" style:run-through="fore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5" text:anchor-type="page" text:anchor-page-number="39" svg:x="1.508cm" svg:y="15.587cm" svg:width="8.759cm" svg:height="1.563cm" draw:z-index="23">
        <draw:image xlink:href="Pictures/20000007000022370000061A1CA2F8DC.svm" xlink:type="simple" xlink:show="embed" xlink:actuate="onLoad"/>
      </draw:frame>
      <draw:frame draw:style-name="fr2" draw:name="graphics11" text:anchor-type="page" text:anchor-page-number="40" svg:x="1.51cm" svg:y="4.179cm" svg:width="8.916cm" svg:height="1.64cm" draw:z-index="24">
        <draw:image xlink:href="Pictures/20000007000022D5000006695DF50C43.svm" xlink:type="simple" xlink:show="embed" xlink:actuate="onLoad"/>
      </draw:frame>
      <draw:frame draw:style-name="fr3" draw:name="graphics8" text:anchor-type="page" text:anchor-page-number="40" svg:x="10.954cm" svg:y="15.854cm" svg:width="2.939cm" svg:height="1.508cm" draw:z-index="25">
        <draw:image xlink:href="Pictures/2000000700000B7A000005E57D859A9F.svm" xlink:type="simple" xlink:show="embed" xlink:actuate="onLoad"/>
      </draw:frame>
      <draw:frame draw:style-name="fr2" draw:name="graphics4" text:anchor-type="page" text:anchor-page-number="40" svg:x="10.862cm" svg:y="4.39cm" svg:width="3.069cm" svg:height="1.64cm" draw:z-index="33">
        <draw:image xlink:href="Pictures/2000000700000BFE00000669C249F432.svm" xlink:type="simple" xlink:show="embed" xlink:actuate="onLoad"/>
      </draw:frame>
      <draw:frame draw:style-name="fr1" draw:name="graphics12" text:anchor-type="page" text:anchor-page-number="40" svg:x="1.483cm" svg:y="7.117cm" svg:width="9.128cm" svg:height="1.536cm" draw:z-index="26">
        <draw:image xlink:href="Pictures/20000007000023A900000600727A1F39.svm" xlink:type="simple" xlink:show="embed" xlink:actuate="onLoad"/>
      </draw:frame>
      <draw:frame draw:style-name="fr3" draw:name="graphics5" text:anchor-type="page" text:anchor-page-number="40" svg:x="10.968cm" svg:y="7.37cm" svg:width="2.963cm" svg:height="1.536cm" draw:z-index="27">
        <draw:image xlink:href="Pictures/2000000700000B9400000600AFB0D968.svm" xlink:type="simple" xlink:show="embed" xlink:actuate="onLoad"/>
      </draw:frame>
      <draw:frame draw:style-name="fr1" draw:name="graphics13" text:anchor-type="page" text:anchor-page-number="40" svg:x="1.522cm" svg:y="9.864cm" svg:width="8.945cm" svg:height="1.616cm" draw:z-index="28">
        <draw:image xlink:href="Pictures/20000007000022F00000064F812D78E0.svm" xlink:type="simple" xlink:show="embed" xlink:actuate="onLoad"/>
      </draw:frame>
      <draw:frame draw:style-name="fr3" draw:name="graphics7" text:anchor-type="page" text:anchor-page-number="40" svg:x="10.943cm" svg:y="10.248cm" svg:width="2.963cm" svg:height="1.536cm" draw:z-index="29">
        <draw:image xlink:href="Pictures/2000000700000B94000006003DD3243F.svm" xlink:type="simple" xlink:show="embed" xlink:actuate="onLoad"/>
      </draw:frame>
      <draw:frame draw:style-name="fr1" draw:name="graphics14" text:anchor-type="page" text:anchor-page-number="40" svg:x="1.535cm" svg:y="12.746cm" svg:width="8.812cm" svg:height="1.563cm" draw:z-index="30">
        <draw:image xlink:href="Pictures/200000070000226C0000061AB72A40C2.svm" xlink:type="simple" xlink:show="embed" xlink:actuate="onLoad"/>
      </draw:frame>
      <draw:frame draw:style-name="fr3" draw:name="graphics6" text:anchor-type="page" text:anchor-page-number="40" svg:x="10.968cm" svg:y="13.055cm" svg:width="2.939cm" svg:height="1.508cm" draw:z-index="31">
        <draw:image xlink:href="Pictures/2000000700000B7A000005E5BA528B9E.svm" xlink:type="simple" xlink:show="embed" xlink:actuate="onLoad"/>
      </draw:frame>
      <draw:frame draw:style-name="fr1" draw:name="graphics16" text:anchor-type="page" text:anchor-page-number="40" svg:x="1.508cm" svg:y="15.506cm" svg:width="8.759cm" svg:height="1.563cm" draw:z-index="32">
        <draw:image xlink:href="Pictures/20000007000022370000061A1CA2F8DC.svm" xlink:type="simple" xlink:show="embed" xlink:actuate="onLoad"/>
      </draw:frame>
      <text:p text:style-name="Standard"><text:s/></text:p>
      <text:p text:style-name="Standard"/>
      <text:p text:style-name="Standard"/>
      <text:p text:style-name="Standard"/>
      <text:p text:style-name="P1"/>
      <text:p text:style-name="P2"><text:span text:style-name="T1">E-</text:span>block</text:p>
      <text:p text:style-name="P2">H/W </text:p>
      <text:p text:style-name="P3">Module Spec.</text:p>
      <text:p text:style-name="P4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5">สารบัญ</text:p>
          </text:index-title>
          <text:p text:style-name="P6">HW Block catalog<text:tab/>3</text:p>
          <text:p text:style-name="P6">E-Mega32 H/W Module<text:tab/>4</text:p>
          <text:p text:style-name="P6">E_ARM7<text:tab/>9</text:p>
          <text:p text:style-name="P6">E_RFID<text:tab/>17</text:p>
          <text:p text:style-name="P6">E_Keypad<text:tab/>24</text:p>
          <text:p text:style-name="P6">E_SD/MMC<text:tab/>32</text:p>
          <text:p text:style-name="P6">E_GLCD<text:tab/>36</text:p>
          <text:p text:style-name="P6">H/W Block template<text:tab/>44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Chaptertitle" text:outline-level="1"/>
      <text:p text:style-name="P7">1</text:p>
      <text:h text:style-name="Chaptertitle" text:outline-level="1">HW Block catalog</text:h>
      <text:p text:style-name="Standard">This chapter collects all the HW blocks which had been developed.</text:p>
      <text:p text:style-name="Heading_20_1">E-block Hardware block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HW block</text:p>
          </table:table-cell>
          <table:table-cell table:style-name="Table1.B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9">E_ARM7</text:p>
          </table:table-cell>
          <table:table-cell table:style-name="Table1.B2" office:value-type="string">
            <text:p text:style-name="P10">ARM7 LPC2138 Module</text:p>
          </table:table-cell>
        </table:table-row>
        <table:table-row>
          <table:table-cell table:style-name="Table1.A2" office:value-type="string">
            <text:p text:style-name="P9">E_Mega32</text:p>
          </table:table-cell>
          <table:table-cell table:style-name="Table1.B2" office:value-type="string">
            <text:p text:style-name="P10">ATMEGA32 Module</text:p>
          </table:table-cell>
        </table:table-row>
        <table:table-row>
          <table:table-cell table:style-name="Table1.A2" office:value-type="string">
            <text:p text:style-name="P11">E_RFID</text:p>
          </table:table-cell>
          <table:table-cell table:style-name="Table1.B2" office:value-type="string">
            <text:p text:style-name="P10">RFID Weigand interface Module</text:p>
          </table:table-cell>
        </table:table-row>
        <table:table-row>
          <table:table-cell table:style-name="Table1.A2" office:value-type="string">
            <text:p text:style-name="P11">E_Keypad</text:p>
          </table:table-cell>
          <table:table-cell table:style-name="Table1.B2" office:value-type="string">
            <text:p text:style-name="P10">Keypad Module</text:p>
          </table:table-cell>
        </table:table-row>
        <table:table-row>
          <table:table-cell table:style-name="Table1.A2" office:value-type="string">
            <text:p text:style-name="P11">E_SD/MMC</text:p>
          </table:table-cell>
          <table:table-cell table:style-name="Table1.B2" office:value-type="string">
            <text:p text:style-name="P10">SD/MMC Reader Module</text:p>
          </table:table-cell>
        </table:table-row>
        <table:table-row>
          <table:table-cell table:style-name="Table1.A2" office:value-type="string">
            <text:p text:style-name="P11">E_GLCD</text:p>
          </table:table-cell>
          <table:table-cell table:style-name="Table1.B2" office:value-type="string">
            <text:p text:style-name="P10">Graphic LCD Module</text:p>
          </table:table-cell>
        </table:table-row>
      </table:table>
      <text:p text:style-name="ChapterNo"/>
      <text:p text:style-name="ChapterNo">2</text:p>
      <text:h text:style-name="Chaptertitle" text:outline-level="1">E-Mega32 H/W Module</text:h>
      <text:h text:style-name="P12" text:outline-level="1"/>
      <text:p text:style-name="P13">Upper Right Connector <text:s/><text:span text:style-name="T2">: Communication</text:span></text:p>
      <text:p text:style-name="P13">Connector <text:s/>1x 10 pins <text:s/>Male</text:p>
      <text:p text:style-name="P13">Part number : <text:s/>2211R-10G-LP-F1</text:p>
      <text:p text:style-name="P13">Spec files <text:s text:c="4"/>: <text:s/>For ATMEGA32 and ATMEGA8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4">Port</text:p>
            </table:table-cell>
            <table:table-cell table:style-name="Table2.A1" office:value-type="string">
              <text:p text:style-name="P15">E_port Name</text:p>
            </table:table-cell>
            <table:table-cell table:style-name="Table2.A1" office:value-type="string">
              <text:p text:style-name="P15">ATMEGA32(TQFP)</text:p>
            </table:table-cell>
            <table:table-cell table:style-name="Table2.D1" office:value-type="string">
              <text:p text:style-name="P15">ATMEG8(TQFP)</text:p>
            </table:table-cell>
          </table:table-row>
        </table:table-header-rows>
        <table:table-row>
          <table:table-cell table:style-name="Table2.A2" office:value-type="float" office:value="1">
            <text:p text:style-name="P16">1</text:p>
          </table:table-cell>
          <table:table-cell table:style-name="Table2.B2" office:value-type="string">
            <text:p text:style-name="P17">VCC</text:p>
          </table:table-cell>
          <table:table-cell table:style-name="Table2.B2" office:value-type="string">
            <text:p text:style-name="P17">VCC (5,38,17)</text:p>
          </table:table-cell>
          <table:table-cell table:style-name="Table2.D2" office:value-type="string">
            <text:p text:style-name="P17">VCC (4,6)</text:p>
          </table:table-cell>
        </table:table-row>
        <table:table-row>
          <table:table-cell table:style-name="Table2.A2" office:value-type="float" office:value="2">
            <text:p text:style-name="P16">2</text:p>
          </table:table-cell>
          <table:table-cell table:style-name="Table2.B2" office:value-type="string">
            <text:p text:style-name="P17">GND</text:p>
          </table:table-cell>
          <table:table-cell table:style-name="Table2.B2" office:value-type="string">
            <text:p text:style-name="P17">GND(6,18,39)</text:p>
          </table:table-cell>
          <table:table-cell table:style-name="Table2.D3" office:value-type="string">
            <text:p text:style-name="P17">GND(3,5)</text:p>
          </table:table-cell>
        </table:table-row>
        <table:table-row>
          <table:table-cell table:style-name="Table2.A2" office:value-type="float" office:value="3">
            <text:p text:style-name="P16">3</text:p>
          </table:table-cell>
          <table:table-cell table:style-name="Table2.B2" office:value-type="string">
            <text:p text:style-name="P17">SCL/ E_PORTD0</text:p>
          </table:table-cell>
          <table:table-cell table:style-name="Table2.B2" office:value-type="string">
            <text:p text:style-name="P17">PC0(19)</text:p>
          </table:table-cell>
          <table:table-cell table:style-name="Table2.D4" office:value-type="string">
            <text:p text:style-name="P17">PC5(28)* <text:s text:c="17"/>JP1</text:p>
          </table:table-cell>
        </table:table-row>
        <table:table-row>
          <table:table-cell table:style-name="Table2.A2" office:value-type="float" office:value="4">
            <text:p text:style-name="P16">4</text:p>
          </table:table-cell>
          <table:table-cell table:style-name="Table2.B2" office:value-type="string">
            <text:p text:style-name="P17">SDA/ E_PORTD1</text:p>
          </table:table-cell>
          <table:table-cell table:style-name="Table2.B2" office:value-type="string">
            <text:p text:style-name="P17">PC1(20)</text:p>
          </table:table-cell>
          <table:table-cell table:style-name="Table2.D4" office:value-type="string">
            <text:p text:style-name="P17">PC4(27)* <text:s text:c="17"/>JP2</text:p>
          </table:table-cell>
        </table:table-row>
        <table:table-row>
          <table:table-cell table:style-name="Table2.A2" office:value-type="float" office:value="5">
            <text:p text:style-name="P16">5</text:p>
          </table:table-cell>
          <table:table-cell table:style-name="Table2.B2" office:value-type="string">
            <text:p text:style-name="P17">RX/ E_PORTD2</text:p>
          </table:table-cell>
          <table:table-cell table:style-name="Table2.C6" office:value-type="string">
            <text:p text:style-name="P18">PD0(9)** <text:s text:c="17"/>JP3</text:p>
          </table:table-cell>
          <table:table-cell table:style-name="Table2.D4" office:value-type="string">
            <text:p text:style-name="P18">PD0(30) *</text:p>
          </table:table-cell>
        </table:table-row>
        <table:table-row>
          <table:table-cell table:style-name="Table2.A2" office:value-type="float" office:value="6">
            <text:p text:style-name="P16">6</text:p>
          </table:table-cell>
          <table:table-cell table:style-name="Table2.B2" office:value-type="string">
            <text:p text:style-name="P17">TX/ E_PORTD3</text:p>
          </table:table-cell>
          <table:table-cell table:style-name="Table2.C6" office:value-type="string">
            <text:p text:style-name="P18">PD1(10)* <text:s text:c="17"/>JP4</text:p>
          </table:table-cell>
          <table:table-cell table:style-name="Table2.D4" office:value-type="string">
            <text:p text:style-name="P18">PD1(31) * </text:p>
          </table:table-cell>
        </table:table-row>
        <table:table-row>
          <table:table-cell table:style-name="Table2.A2" office:value-type="float" office:value="7">
            <text:p text:style-name="P16">7</text:p>
          </table:table-cell>
          <table:table-cell table:style-name="Table2.B2" office:value-type="string">
            <text:p text:style-name="P17">INT0/ E_PORTD4</text:p>
          </table:table-cell>
          <table:table-cell table:style-name="Table2.B2" office:value-type="string">
            <text:p text:style-name="P17">PD2(11)</text:p>
          </table:table-cell>
          <table:table-cell table:style-name="Table2.D4" office:value-type="string">
            <text:p text:style-name="P17">PD2(32)* <text:s text:c="17"/>JP3</text:p>
          </table:table-cell>
        </table:table-row>
        <table:table-row>
          <table:table-cell table:style-name="Table2.A2" office:value-type="float" office:value="8">
            <text:p text:style-name="P16">8</text:p>
          </table:table-cell>
          <table:table-cell table:style-name="Table2.B2" office:value-type="string">
            <text:p text:style-name="P17">ICP/ E_PORTD5</text:p>
          </table:table-cell>
          <table:table-cell table:style-name="Table2.C9" office:value-type="string">
            <text:p text:style-name="P17">PD6(15)* <text:s text:c="18"/>JP1</text:p>
          </table:table-cell>
          <table:table-cell table:style-name="Table2.D4" office:value-type="string">
            <text:p text:style-name="P17">PB0(12)* <text:s text:c="17"/>JP4</text:p>
          </table:table-cell>
        </table:table-row>
        <table:table-row>
          <table:table-cell table:style-name="Table2.A2" office:value-type="float" office:value="9">
            <text:p text:style-name="P16">9</text:p>
          </table:table-cell>
          <table:table-cell table:style-name="Table2.B2" office:value-type="string">
            <text:p text:style-name="P17">TIMER1/ E_PORTD6</text:p>
          </table:table-cell>
          <table:table-cell table:style-name="Table2.C10" office:value-type="string">
            <text:p text:style-name="P17">PD5(14)/OC1A</text:p>
          </table:table-cell>
          <table:table-cell table:style-name="Table2.D10" office:value-type="string">
            <text:p text:style-name="P19">PB1(13)*<text:span text:style-name="T3"> <text:s text:c="17"/>JP5</text:span></text:p>
          </table:table-cell>
        </table:table-row>
        <table:table-row>
          <table:table-cell table:style-name="Table2.A2" office:value-type="float" office:value="10">
            <text:p text:style-name="P16">10</text:p>
          </table:table-cell>
          <table:table-cell table:style-name="Table2.B2" office:value-type="string">
            <text:p text:style-name="P17">TIMER2/ E_PORTD7</text:p>
          </table:table-cell>
          <table:table-cell table:style-name="Table2.C10" office:value-type="string">
            <text:p text:style-name="P17">PD4(13)/OC1B</text:p>
          </table:table-cell>
          <table:table-cell table:style-name="Table2.D10" office:value-type="string">
            <text:p text:style-name="P19">PB2(14)*<text:span text:style-name="T3"> <text:s text:c="17"/>JP6</text:span></text:p>
          </table:table-cell>
        </table:table-row>
      </table:table>
      <text:p text:style-name="P13"/>
      <text:p text:style-name="P20">Lower Right connector : Anaglog Input</text:p>
      <text:p text:style-name="P13">Connector <text:s/>1x 10 pins <text:s/>Male</text:p>
      <text:p text:style-name="P13">Part number : <text:s/>2211R-10G-LP-F1</text:p>
      <text:p text:style-name="P17"><text:span text:style-name="T4">Spec files <text:s text:c="4"/>:</text:span><text:tab/>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4">Port</text:p>
            </table:table-cell>
            <table:table-cell table:style-name="Table3.A1" office:value-type="string">
              <text:p text:style-name="P15">E_port Name</text:p>
            </table:table-cell>
            <table:table-cell table:style-name="Table3.A1" office:value-type="string">
              <text:p text:style-name="P15">ATMEGA32(TQFP)</text:p>
            </table:table-cell>
            <table:table-cell table:style-name="Table3.D1" office:value-type="string">
              <text:p text:style-name="P15">ATMEG8(TQFP)</text:p>
            </table:table-cell>
          </table:table-row>
        </table:table-header-rows>
        <table:table-row>
          <table:table-cell table:style-name="Table3.A2" office:value-type="float" office:value="1">
            <text:p text:style-name="P16">1</text:p>
          </table:table-cell>
          <table:table-cell table:style-name="Table3.B2" office:value-type="string">
            <text:p text:style-name="P17">AVCC</text:p>
          </table:table-cell>
          <table:table-cell table:style-name="Table3.B2" office:value-type="string">
            <text:p text:style-name="P17">AVCC(27)</text:p>
          </table:table-cell>
          <table:table-cell table:style-name="Table3.D2" office:value-type="string">
            <text:p text:style-name="P17">AVCC(18)</text:p>
          </table:table-cell>
        </table:table-row>
        <table:table-row>
          <table:table-cell table:style-name="Table3.A2" office:value-type="float" office:value="2">
            <text:p text:style-name="P16">2</text:p>
          </table:table-cell>
          <table:table-cell table:style-name="Table3.B2" office:value-type="string">
            <text:p text:style-name="P17">AREF</text:p>
          </table:table-cell>
          <table:table-cell table:style-name="Table3.B2" office:value-type="string">
            <text:p text:style-name="P17">AREF(29)</text:p>
          </table:table-cell>
          <table:table-cell table:style-name="Table3.D3" office:value-type="string">
            <text:p text:style-name="P17">AREF(20)</text:p>
          </table:table-cell>
        </table:table-row>
        <table:table-row>
          <table:table-cell table:style-name="Table3.A2" office:value-type="float" office:value="3">
            <text:p text:style-name="P16">3</text:p>
          </table:table-cell>
          <table:table-cell table:style-name="Table3.B2" office:value-type="string">
            <text:p text:style-name="P17">ADC_1/E_PORTC0</text:p>
          </table:table-cell>
          <table:table-cell table:style-name="Table3.B2" office:value-type="string">
            <text:p text:style-name="P17">PA0(37)</text:p>
          </table:table-cell>
          <table:table-cell table:style-name="Table3.D3" office:value-type="string">
            <text:p text:style-name="P17">PC0(23)</text:p>
          </table:table-cell>
        </table:table-row>
        <table:table-row>
          <table:table-cell table:style-name="Table3.A2" office:value-type="float" office:value="4">
            <text:p text:style-name="P16">4</text:p>
          </table:table-cell>
          <table:table-cell table:style-name="Table3.B2" office:value-type="string">
            <text:p text:style-name="P17">ADC_2/E_PORTC1</text:p>
          </table:table-cell>
          <table:table-cell table:style-name="Table3.B2" office:value-type="string">
            <text:p text:style-name="P17">PA1(36)</text:p>
          </table:table-cell>
          <table:table-cell table:style-name="Table3.D3" office:value-type="string">
            <text:p text:style-name="P17">PC1(24)</text:p>
          </table:table-cell>
        </table:table-row>
        <table:table-row>
          <table:table-cell table:style-name="Table3.A2" office:value-type="float" office:value="5">
            <text:p text:style-name="P16">5</text:p>
          </table:table-cell>
          <table:table-cell table:style-name="Table3.B2" office:value-type="string">
            <text:p text:style-name="P17">ADC_3/E_PORTC2</text:p>
          </table:table-cell>
          <table:table-cell table:style-name="Table3.B2" office:value-type="string">
            <text:p text:style-name="P17">PA2(35)</text:p>
          </table:table-cell>
          <table:table-cell table:style-name="Table3.D3" office:value-type="string">
            <text:p text:style-name="P17">PC2(25)</text:p>
          </table:table-cell>
        </table:table-row>
        <table:table-row>
          <table:table-cell table:style-name="Table3.A2" office:value-type="float" office:value="6">
            <text:p text:style-name="P16">6</text:p>
          </table:table-cell>
          <table:table-cell table:style-name="Table3.B2" office:value-type="string">
            <text:p text:style-name="P17">ADC_4/E_PORTC3</text:p>
          </table:table-cell>
          <table:table-cell table:style-name="Table3.B2" office:value-type="string">
            <text:p text:style-name="P17">PA3(34)</text:p>
          </table:table-cell>
          <table:table-cell table:style-name="Table3.D3" office:value-type="string">
            <text:p text:style-name="P17">PC3(26)</text:p>
          </table:table-cell>
        </table:table-row>
        <table:table-row>
          <table:table-cell table:style-name="Table3.A2" office:value-type="float" office:value="7">
            <text:p text:style-name="P16">7</text:p>
          </table:table-cell>
          <table:table-cell table:style-name="Table3.B2" office:value-type="string">
            <text:p text:style-name="P17">ADC_5/E_PORTC4</text:p>
          </table:table-cell>
          <table:table-cell table:style-name="Table3.B2" office:value-type="string">
            <text:p text:style-name="P17">PA4(33)</text:p>
          </table:table-cell>
          <table:table-cell table:style-name="Table3.D8" office:value-type="string">
            <text:p text:style-name="P19">PC4(27)*</text:p>
          </table:table-cell>
        </table:table-row>
        <table:table-row>
          <table:table-cell table:style-name="Table3.A2" office:value-type="float" office:value="8">
            <text:p text:style-name="P16">8</text:p>
          </table:table-cell>
          <table:table-cell table:style-name="Table3.B2" office:value-type="string">
            <text:p text:style-name="P17">ADC_6/E_PORTC5</text:p>
          </table:table-cell>
          <table:table-cell table:style-name="Table3.B2" office:value-type="string">
            <text:p text:style-name="P17">PA5(32)</text:p>
          </table:table-cell>
          <table:table-cell table:style-name="Table3.D8" office:value-type="string">
            <text:p text:style-name="P19">PC5(28)*</text:p>
          </table:table-cell>
        </table:table-row>
        <table:table-row>
          <table:table-cell table:style-name="Table3.A2" office:value-type="float" office:value="9">
            <text:p text:style-name="P16">9</text:p>
          </table:table-cell>
          <table:table-cell table:style-name="Table3.B2" office:value-type="string">
            <text:p text:style-name="P17">ADC_7/E_PORTC6</text:p>
          </table:table-cell>
          <table:table-cell table:style-name="Table3.C10" office:value-type="string">
            <text:p text:style-name="P17">PA6(31)</text:p>
          </table:table-cell>
          <table:table-cell table:style-name="Table3.D10" office:value-type="string">
            <text:p text:style-name="P17">ADC6(19)</text:p>
          </table:table-cell>
        </table:table-row>
        <table:table-row>
          <table:table-cell table:style-name="Table3.A2" office:value-type="float" office:value="10">
            <text:p text:style-name="P16">10</text:p>
          </table:table-cell>
          <table:table-cell table:style-name="Table3.B2" office:value-type="string">
            <text:p text:style-name="P17">ADC_8/E_PORTC7</text:p>
          </table:table-cell>
          <table:table-cell table:style-name="Table3.C10" office:value-type="string">
            <text:p text:style-name="P17">PA7(30)</text:p>
          </table:table-cell>
          <table:table-cell table:style-name="Table3.D10" office:value-type="string">
            <text:p text:style-name="P17">ADC7(22)</text:p>
          </table:table-cell>
        </table:table-row>
      </table:table>
      <text:p text:style-name="P13"/>
      <text:p text:style-name="P20">Upper Left connector : <text:s/>Digital O/P <text:s/>/ SPI</text:p>
      <text:p text:style-name="P13">Connector <text:s/>1x 10 pins <text:s/>Male</text:p>
      <text:p text:style-name="P13">Part number : <text:s/>2211R-10G-LP-F1</text:p>
      <text:p text:style-name="P17"><text:span text:style-name="T4">Spec files <text:s text:c="4"/>: For ATMEGA32 and ATMEGA8</text:span><text:tab/></text:p>
      <text:p text:style-name="P17"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14">Port</text:p>
            </table:table-cell>
            <table:table-cell table:style-name="Table4.A1" office:value-type="string">
              <text:p text:style-name="P15">E_port Name</text:p>
            </table:table-cell>
            <table:table-cell table:style-name="Table4.A1" office:value-type="string">
              <text:p text:style-name="P15">ATMEGA32(TQFP)</text:p>
            </table:table-cell>
            <table:table-cell table:style-name="Table4.D1" office:value-type="string">
              <text:p text:style-name="P15">ATMEG8(TQFP)</text:p>
            </table:table-cell>
          </table:table-row>
        </table:table-header-rows>
        <table:table-row>
          <table:table-cell table:style-name="Table4.A2" office:value-type="float" office:value="1">
            <text:p text:style-name="P16">1</text:p>
          </table:table-cell>
          <table:table-cell table:style-name="Table4.B2" office:value-type="string">
            <text:p text:style-name="P17">VCC</text:p>
          </table:table-cell>
          <table:table-cell table:style-name="Table4.B2" office:value-type="string">
            <text:p text:style-name="P17">VCC(5,17,38)</text:p>
          </table:table-cell>
          <table:table-cell table:style-name="Table4.D2" office:value-type="string">
            <text:p text:style-name="P17">VCC (4,6)</text:p>
          </table:table-cell>
        </table:table-row>
        <table:table-row>
          <table:table-cell table:style-name="Table4.A2" office:value-type="float" office:value="2">
            <text:p text:style-name="P16">2</text:p>
          </table:table-cell>
          <table:table-cell table:style-name="Table4.B2" office:value-type="string">
            <text:p text:style-name="P17">GND</text:p>
          </table:table-cell>
          <table:table-cell table:style-name="Table4.B2" office:value-type="string">
            <text:p text:style-name="P17">GND(6,18,39)</text:p>
          </table:table-cell>
          <table:table-cell table:style-name="Table4.D3" office:value-type="string">
            <text:p text:style-name="P17">GND(3,5)</text:p>
          </table:table-cell>
        </table:table-row>
        <table:table-row>
          <table:table-cell table:style-name="Table4.A2" office:value-type="float" office:value="3">
            <text:p text:style-name="P16">3</text:p>
          </table:table-cell>
          <table:table-cell table:style-name="Table4.B2" office:value-type="string">
            <text:p text:style-name="P17">E_PORTA0</text:p>
          </table:table-cell>
          <table:table-cell table:style-name="Table4.B2" office:value-type="string">
            <text:p text:style-name="P17">PB0(40)</text:p>
          </table:table-cell>
          <table:table-cell table:style-name="Table4.D3" office:value-type="string">
            <text:p text:style-name="P17">PD4(2)</text:p>
          </table:table-cell>
        </table:table-row>
        <table:table-row>
          <table:table-cell table:style-name="Table4.A2" office:value-type="float" office:value="4">
            <text:p text:style-name="P16">4</text:p>
          </table:table-cell>
          <table:table-cell table:style-name="Table4.B2" office:value-type="string">
            <text:p text:style-name="P17">E_PORTA1</text:p>
          </table:table-cell>
          <table:table-cell table:style-name="Table4.B2" office:value-type="string">
            <text:p text:style-name="P17">PB1(41)</text:p>
          </table:table-cell>
          <table:table-cell table:style-name="Table4.D3" office:value-type="string">
            <text:p text:style-name="P17">PD5(9)</text:p>
          </table:table-cell>
        </table:table-row>
        <table:table-row>
          <table:table-cell table:style-name="Table4.A2" office:value-type="float" office:value="5">
            <text:p text:style-name="P16">5</text:p>
          </table:table-cell>
          <table:table-cell table:style-name="Table4.B2" office:value-type="string">
            <text:p text:style-name="P17">E_PORTA2</text:p>
          </table:table-cell>
          <table:table-cell table:style-name="Table4.B2" office:value-type="string">
            <text:p text:style-name="P17">PB2(42)</text:p>
          </table:table-cell>
          <table:table-cell table:style-name="Table4.D6" office:value-type="string">
            <text:p text:style-name="P17">PD6(10)</text:p>
          </table:table-cell>
        </table:table-row>
        <table:table-row>
          <table:table-cell table:style-name="Table4.A2" office:value-type="float" office:value="6">
            <text:p text:style-name="P16">6</text:p>
          </table:table-cell>
          <table:table-cell table:style-name="Table4.B2" office:value-type="string">
            <text:p text:style-name="P17">E_PORTA3</text:p>
          </table:table-cell>
          <table:table-cell table:style-name="Table4.C7" office:value-type="string">
            <text:p text:style-name="P17">PB3 (43) <text:s text:c="19"/></text:p>
          </table:table-cell>
          <table:table-cell table:style-name="Table4.D6" office:value-type="string">
            <text:p text:style-name="P17">PD7(11)</text:p>
          </table:table-cell>
        </table:table-row>
        <table:table-row>
          <table:table-cell table:style-name="Table4.A2" office:value-type="float" office:value="7">
            <text:p text:style-name="P16">7</text:p>
          </table:table-cell>
          <table:table-cell table:style-name="Table4.B2" office:value-type="string">
            <text:p text:style-name="P17">E_PORTA4 /SS</text:p>
          </table:table-cell>
          <table:table-cell table:style-name="Table4.B2" office:value-type="string">
            <text:p text:style-name="P17">PB4(44)</text:p>
          </table:table-cell>
          <table:table-cell table:style-name="Table4.D8" office:value-type="string">
            <text:p text:style-name="P17">PD2(32)*</text:p>
          </table:table-cell>
        </table:table-row>
        <table:table-row>
          <table:table-cell table:style-name="Table4.A2" office:value-type="float" office:value="8">
            <text:p text:style-name="P16">8</text:p>
          </table:table-cell>
          <table:table-cell table:style-name="Table4.B2" office:value-type="string">
            <text:p text:style-name="P17">E_PORTA5 / MOSI</text:p>
          </table:table-cell>
          <table:table-cell table:style-name="Table4.B2" office:value-type="string">
            <text:p text:style-name="P17">PB5(1)</text:p>
          </table:table-cell>
          <table:table-cell table:style-name="Table4.D8" office:value-type="string">
            <text:p text:style-name="P19">PD3(1)*</text:p>
          </table:table-cell>
        </table:table-row>
        <table:table-row>
          <table:table-cell table:style-name="Table4.A2" office:value-type="float" office:value="9">
            <text:p text:style-name="P16">9</text:p>
          </table:table-cell>
          <table:table-cell table:style-name="Table4.B2" office:value-type="string">
            <text:p text:style-name="P17">E_PORTA6/ MISO</text:p>
          </table:table-cell>
          <table:table-cell table:style-name="Table4.C10" office:value-type="string">
            <text:p text:style-name="P17">PB6(2)</text:p>
          </table:table-cell>
          <table:table-cell table:style-name="Table4.D10" office:value-type="string">
            <text:p text:style-name="P17"/>
          </table:table-cell>
        </table:table-row>
        <table:table-row>
          <table:table-cell table:style-name="Table4.A2" office:value-type="float" office:value="10">
            <text:p text:style-name="P16">10</text:p>
          </table:table-cell>
          <table:table-cell table:style-name="Table4.B2" office:value-type="string">
            <text:p text:style-name="P17">E_PORTA7/ SCK</text:p>
          </table:table-cell>
          <table:table-cell table:style-name="Table4.C11" office:value-type="string">
            <text:p text:style-name="P21">PB7(3)</text:p>
          </table:table-cell>
          <table:table-cell table:style-name="Table4.D10" office:value-type="string">
            <text:p text:style-name="P19"/>
          </table:table-cell>
        </table:table-row>
      </table:table>
      <text:p text:style-name="P17"/>
      <text:p text:style-name="P17"/>
      <text:p text:style-name="P13"/>
      <text:p text:style-name="P20">Lower Left connector <text:s/>: Digital I/P</text:p>
      <text:p text:style-name="P13">Connector <text:s/>1x 10 pins <text:s/>Male</text:p>
      <text:p text:style-name="P13">Part number : <text:s/>2211R-10G-LP-F1</text:p>
      <text:p text:style-name="P13">Spec files <text:s text:c="4"/>: For ATMEGA32 and ATMEGA8</text:p>
      <text:p text:style-name="P17"><text:tab/><text:tab/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14">Port</text:p>
            </table:table-cell>
            <table:table-cell table:style-name="Table5.A1" office:value-type="string">
              <text:p text:style-name="P15">E_port Name</text:p>
            </table:table-cell>
            <table:table-cell table:style-name="Table5.A1" office:value-type="string">
              <text:p text:style-name="P15">ATMEGA32(TQFP)</text:p>
            </table:table-cell>
            <table:table-cell table:style-name="Table5.D1" office:value-type="string">
              <text:p text:style-name="P15">ATMEG8(TQFP)</text:p>
            </table:table-cell>
          </table:table-row>
        </table:table-header-rows>
        <table:table-row>
          <table:table-cell table:style-name="Table5.A2" office:value-type="float" office:value="1">
            <text:p text:style-name="P16">1</text:p>
          </table:table-cell>
          <table:table-cell table:style-name="Table5.B2" office:value-type="string">
            <text:p text:style-name="P17">TIMER0</text:p>
          </table:table-cell>
          <table:table-cell table:style-name="Table5.C2" office:value-type="string">
            <text:p text:style-name="P17">PD7(16) <text:s text:c="17"/>JP2</text:p>
          </table:table-cell>
          <table:table-cell table:style-name="Table5.D2" office:value-type="string">
            <text:p text:style-name="P17">PB3(15)* <text:s text:c="17"/>JP7</text:p>
          </table:table-cell>
        </table:table-row>
        <table:table-row>
          <table:table-cell table:style-name="Table5.A2" office:value-type="float" office:value="2">
            <text:p text:style-name="P16">2</text:p>
          </table:table-cell>
          <table:table-cell table:style-name="Table5.B2" office:value-type="string">
            <text:p text:style-name="P17">INT1</text:p>
          </table:table-cell>
          <table:table-cell table:style-name="Table5.B2" office:value-type="string">
            <text:p text:style-name="P17">PD3(12)</text:p>
          </table:table-cell>
          <table:table-cell table:style-name="Table5.D3" office:value-type="string">
            <text:p text:style-name="P17">PD3(1)* <text:s text:c="18"/>JP8</text:p>
          </table:table-cell>
        </table:table-row>
        <table:table-row>
          <table:table-cell table:style-name="Table5.A2" office:value-type="float" office:value="3">
            <text:p text:style-name="P16">3</text:p>
          </table:table-cell>
          <table:table-cell table:style-name="Table5.B2" office:value-type="string">
            <text:p text:style-name="P17">E_PORTB0</text:p>
          </table:table-cell>
          <table:table-cell table:style-name="Table5.C4" office:value-type="string">
            <text:p text:style-name="P17">PC2(21)</text:p>
          </table:table-cell>
          <table:table-cell table:style-name="Table5.D3" office:value-type="string">
            <text:p text:style-name="P17">PB0(12)*</text:p>
          </table:table-cell>
        </table:table-row>
        <table:table-row>
          <table:table-cell table:style-name="Table5.A2" office:value-type="float" office:value="4">
            <text:p text:style-name="P16">4</text:p>
          </table:table-cell>
          <table:table-cell table:style-name="Table5.B2" office:value-type="string">
            <text:p text:style-name="P17">E_PORTB1</text:p>
          </table:table-cell>
          <table:table-cell table:style-name="Table5.B2" office:value-type="string">
            <text:p text:style-name="P17">PC3(22)</text:p>
          </table:table-cell>
          <table:table-cell table:style-name="Table5.D3" office:value-type="string">
            <text:p text:style-name="P19">PB1(13)*</text:p>
          </table:table-cell>
        </table:table-row>
        <table:table-row>
          <table:table-cell table:style-name="Table5.A2" office:value-type="float" office:value="5">
            <text:p text:style-name="P16">5</text:p>
          </table:table-cell>
          <table:table-cell table:style-name="Table5.B2" office:value-type="string">
            <text:p text:style-name="P17">E_PORTB2</text:p>
          </table:table-cell>
          <table:table-cell table:style-name="Table5.B2" office:value-type="string">
            <text:p text:style-name="P17">PC4(23)</text:p>
          </table:table-cell>
          <table:table-cell table:style-name="Table5.D3" office:value-type="string">
            <text:p text:style-name="P19">PB2(14)*</text:p>
          </table:table-cell>
        </table:table-row>
        <table:table-row>
          <table:table-cell table:style-name="Table5.A2" office:value-type="float" office:value="6">
            <text:p text:style-name="P16">6</text:p>
          </table:table-cell>
          <table:table-cell table:style-name="Table5.B2" office:value-type="string">
            <text:p text:style-name="P17">E_PORTB3</text:p>
          </table:table-cell>
          <table:table-cell table:style-name="Table5.B2" office:value-type="string">
            <text:p text:style-name="P17">PC5(24)</text:p>
          </table:table-cell>
          <table:table-cell table:style-name="Table5.D3" office:value-type="string">
            <text:p text:style-name="P17">PB3(15)*</text:p>
          </table:table-cell>
        </table:table-row>
        <table:table-row>
          <table:table-cell table:style-name="Table5.A2" office:value-type="float" office:value="7">
            <text:p text:style-name="P16">7</text:p>
          </table:table-cell>
          <table:table-cell table:style-name="Table5.B2" office:value-type="string">
            <text:p text:style-name="P17">E_PORTB4</text:p>
          </table:table-cell>
          <table:table-cell table:style-name="Table5.B2" office:value-type="string">
            <text:p text:style-name="P17">PC6(25)</text:p>
          </table:table-cell>
          <table:table-cell table:style-name="Table5.D8" office:value-type="string">
            <text:p text:style-name="P17">PB4(44)</text:p>
          </table:table-cell>
        </table:table-row>
        <table:table-row>
          <table:table-cell table:style-name="Table5.A2" office:value-type="float" office:value="8">
            <text:p text:style-name="P16">8</text:p>
          </table:table-cell>
          <table:table-cell table:style-name="Table5.B2" office:value-type="string">
            <text:p text:style-name="P17">E_PORTB5</text:p>
          </table:table-cell>
          <table:table-cell table:style-name="Table5.B2" office:value-type="string">
            <text:p text:style-name="P17">PC7(26)</text:p>
          </table:table-cell>
          <table:table-cell table:style-name="Table5.D8" office:value-type="string">
            <text:p text:style-name="P17">PB5(1) </text:p>
            <text:p text:style-name="P17"><text:s text:c="2"/>( use for mode switch)</text:p>
          </table:table-cell>
        </table:table-row>
        <table:table-row>
          <table:table-cell table:style-name="Table5.A2" office:value-type="float" office:value="9">
            <text:p text:style-name="P16">9</text:p>
          </table:table-cell>
          <table:table-cell table:style-name="Table5.B2" office:value-type="string">
            <text:p text:style-name="P17">E_PORTB6</text:p>
          </table:table-cell>
          <table:table-cell table:style-name="Table5.C10" office:value-type="string">
            <text:p text:style-name="P17">PD7(16) <text:s text:c="18"/>JP2</text:p>
          </table:table-cell>
          <table:table-cell table:style-name="Table5.D10" office:value-type="string">
            <text:p text:style-name="P17"/>
          </table:table-cell>
        </table:table-row>
        <table:table-row>
          <table:table-cell table:style-name="Table5.A2" office:value-type="float" office:value="10">
            <text:p text:style-name="P16">10</text:p>
          </table:table-cell>
          <table:table-cell table:style-name="Table5.B2" office:value-type="string">
            <text:p text:style-name="P17">E_PORTB7/ICP</text:p>
          </table:table-cell>
          <table:table-cell table:style-name="Table5.C10" office:value-type="string">
            <text:p text:style-name="P17">PD6(15) * <text:s text:c="16"/>JP1</text:p>
          </table:table-cell>
          <table:table-cell table:style-name="Table5.D10" office:value-type="string">
            <text:p text:style-name="P17"/>
          </table:table-cell>
        </table:table-row>
      </table:table>
      <text:p text:style-name="P13"><text:span text:style-name="T3"><text:tab/><text:tab/></text:span><text:tab/><text:tab/><text:span text:style-name="T3"> </text:span></text:p>
      <text:list text:style-name="L2">
        <text:list-header>
          <text:p text:style-name="P22">* Selectable by Jumprt right left</text:p>
          <text:p text:style-name="P22">** <text:s/>Jumper select for using TX/RX or PortD</text:p>
        </text:list-header>
      </text:list>
      <text:p text:style-name="P7">3</text:p>
      <text:h text:style-name="P23" text:outline-level="1">E_ARM7</text:h>
      <text:p text:style-name="P13">Upper Right connector : Communications</text:p>
      <text:p text:style-name="P13">Connector <text:s/>1x 10 pins <text:s/>Male</text:p>
      <text:p text:style-name="P13">Part number : <text:s/>2211R-10G-LP-F1</text:p>
      <text:p text:style-name="P13">Spec files <text:s text:c="4"/>: For LPC2138 <text:s/>(ARM7)</text:p>
      <text:p text:style-name="P17"><text:tab/><text:tab/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4">Port</text:p>
            </table:table-cell>
            <table:table-cell table:style-name="Table6.A1" office:value-type="string">
              <text:p text:style-name="P15">E_port Name</text:p>
            </table:table-cell>
            <table:table-cell table:style-name="Table6.C1" office:value-type="string">
              <text:p text:style-name="P14">LPC2138 <text:s/>(ARM7)</text:p>
            </table:table-cell>
          </table:table-row>
        </table:table-header-rows>
        <table:table-row>
          <table:table-cell table:style-name="Table6.A2" office:value-type="float" office:value="1">
            <text:p text:style-name="P16">1</text:p>
          </table:table-cell>
          <table:table-cell table:style-name="Table6.B2" office:value-type="string">
            <text:p text:style-name="P17">VCC <text:s/>(5V)</text:p>
          </table:table-cell>
          <table:table-cell table:style-name="Table6.C2" office:value-type="string">
            <text:p text:style-name="P24">Not use <text:s text:c="2"/>(3.3 V)* <text:s/></text:p>
          </table:table-cell>
        </table:table-row>
        <table:table-row>
          <table:table-cell table:style-name="Table6.A2" office:value-type="float" office:value="2">
            <text:p text:style-name="P16">2</text:p>
          </table:table-cell>
          <table:table-cell table:style-name="Table6.B2" office:value-type="string">
            <text:p text:style-name="P17">GND</text:p>
          </table:table-cell>
          <table:table-cell table:style-name="Table6.C2" office:value-type="string">
            <text:p text:style-name="P24">GND</text:p>
          </table:table-cell>
        </table:table-row>
        <table:table-row>
          <table:table-cell table:style-name="Table6.A2" office:value-type="float" office:value="3">
            <text:p text:style-name="P16">3</text:p>
          </table:table-cell>
          <table:table-cell table:style-name="Table6.B2" office:value-type="string">
            <text:p text:style-name="P17">SCL/ E_PORTD0</text:p>
          </table:table-cell>
          <table:table-cell table:style-name="Table6.C2" office:value-type="string">
            <text:p text:style-name="P24">P0.2</text:p>
          </table:table-cell>
        </table:table-row>
        <table:table-row>
          <table:table-cell table:style-name="Table6.A2" office:value-type="float" office:value="4">
            <text:p text:style-name="P16">4</text:p>
          </table:table-cell>
          <table:table-cell table:style-name="Table6.B2" office:value-type="string">
            <text:p text:style-name="P17">SDA/ E_PORTD1</text:p>
          </table:table-cell>
          <table:table-cell table:style-name="Table6.C2" office:value-type="string">
            <text:p text:style-name="P24">P0.3</text:p>
          </table:table-cell>
        </table:table-row>
        <table:table-row>
          <table:table-cell table:style-name="Table6.A2" office:value-type="float" office:value="5">
            <text:p text:style-name="P16">5</text:p>
          </table:table-cell>
          <table:table-cell table:style-name="Table6.B2" office:value-type="string">
            <text:p text:style-name="P17">RX/ E_PORTD2</text:p>
          </table:table-cell>
          <table:table-cell table:style-name="Table6.C6" office:value-type="string">
            <text:p text:style-name="P25">P0.9</text:p>
          </table:table-cell>
        </table:table-row>
        <table:table-row>
          <table:table-cell table:style-name="Table6.A2" office:value-type="float" office:value="6">
            <text:p text:style-name="P16">6</text:p>
          </table:table-cell>
          <table:table-cell table:style-name="Table6.B2" office:value-type="string">
            <text:p text:style-name="P17">TX/ E_PORTD3</text:p>
          </table:table-cell>
          <table:table-cell table:style-name="Table6.C6" office:value-type="string">
            <text:p text:style-name="P25">P0.8</text:p>
          </table:table-cell>
        </table:table-row>
        <table:table-row>
          <table:table-cell table:style-name="Table6.A2" office:value-type="float" office:value="7">
            <text:p text:style-name="P16">7</text:p>
          </table:table-cell>
          <table:table-cell table:style-name="Table6.B2" office:value-type="string">
            <text:p text:style-name="P17">INT0/ E_PORTD4</text:p>
          </table:table-cell>
          <table:table-cell table:style-name="Table6.C6" office:value-type="string">
            <text:p text:style-name="P24">P0.16</text:p>
          </table:table-cell>
        </table:table-row>
        <table:table-row>
          <table:table-cell table:style-name="Table6.A2" office:value-type="float" office:value="8">
            <text:p text:style-name="P16">8</text:p>
          </table:table-cell>
          <table:table-cell table:style-name="Table6.B2" office:value-type="string">
            <text:p text:style-name="P17">ICP/ E_PORTD5</text:p>
          </table:table-cell>
          <table:table-cell table:style-name="Table6.C6" office:value-type="string">
            <text:p text:style-name="P24">P0.11 </text:p>
          </table:table-cell>
        </table:table-row>
        <table:table-row>
          <table:table-cell table:style-name="Table6.A2" office:value-type="float" office:value="9">
            <text:p text:style-name="P16">9</text:p>
          </table:table-cell>
          <table:table-cell table:style-name="Table6.B2" office:value-type="string">
            <text:p text:style-name="P17">TIMER1/ E_PORTD6</text:p>
          </table:table-cell>
          <table:table-cell table:style-name="Table6.C10" office:value-type="string">
            <text:p text:style-name="P24">P0.12</text:p>
          </table:table-cell>
        </table:table-row>
        <table:table-row>
          <table:table-cell table:style-name="Table6.A2" office:value-type="float" office:value="10">
            <text:p text:style-name="P16">10</text:p>
          </table:table-cell>
          <table:table-cell table:style-name="Table6.B2" office:value-type="string">
            <text:p text:style-name="P17">TIMER2/ E_PORTD7</text:p>
          </table:table-cell>
          <table:table-cell table:style-name="Table6.C11" office:value-type="string">
            <text:p text:style-name="P24">P0.13 </text:p>
          </table:table-cell>
        </table:table-row>
      </table:table>
      <text:p text:style-name="P17"/>
      <text:p text:style-name="P13"/>
      <text:p text:style-name="P20">Lower Right connector <text:s/>: Analog Input</text:p>
      <text:p text:style-name="P13">Connector <text:s/>1x 10 pins <text:s/>Male</text:p>
      <text:p text:style-name="P13">Part number : <text:s/>2211R-10G-LP-F1</text:p>
      <text:p text:style-name="P13">Spec files <text:s text:c="4"/>: For LPC2138 <text:s/>(ARM7)</text:p>
      <text:p text:style-name="P17"><text:tab/><text:tab/><text:tab/>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14">Port</text:p>
            </table:table-cell>
            <table:table-cell table:style-name="Table7.A1" office:value-type="string">
              <text:p text:style-name="P15">E_port Name</text:p>
            </table:table-cell>
            <table:table-cell table:style-name="Table7.C1" office:value-type="string">
              <text:p text:style-name="P14">LPC2138 <text:s/>(ARM7)</text:p>
            </table:table-cell>
          </table:table-row>
        </table:table-header-rows>
        <table:table-row>
          <table:table-cell table:style-name="Table7.A2" office:value-type="float" office:value="1">
            <text:p text:style-name="P16">1</text:p>
          </table:table-cell>
          <table:table-cell table:style-name="Table7.B2" office:value-type="string">
            <text:p text:style-name="P17"><text:s/>Exint2/ ADC <text:s/>(AVCC for Mega)</text:p>
          </table:table-cell>
          <table:table-cell table:style-name="Table7.C2" office:value-type="string">
            <text:p text:style-name="P26">P0.15</text:p>
          </table:table-cell>
        </table:table-row>
        <table:table-row>
          <table:table-cell table:style-name="Table7.A2" office:value-type="float" office:value="2">
            <text:p text:style-name="P16">2</text:p>
          </table:table-cell>
          <table:table-cell table:style-name="Table7.B2" office:value-type="string">
            <text:p text:style-name="P17"><text:s/>D/A <text:s text:c="2"/>(AREF for Mega)</text:p>
          </table:table-cell>
          <table:table-cell table:style-name="Table7.C2" office:value-type="string">
            <text:p text:style-name="P27">P0.25</text:p>
          </table:table-cell>
        </table:table-row>
        <table:table-row>
          <table:table-cell table:style-name="Table7.A2" office:value-type="float" office:value="3">
            <text:p text:style-name="P16">3</text:p>
          </table:table-cell>
          <table:table-cell table:style-name="Table7.B2" office:value-type="string">
            <text:p text:style-name="P17">ADC_1/E_PORTC0</text:p>
          </table:table-cell>
          <table:table-cell table:style-name="Table7.C2" office:value-type="string">
            <text:p text:style-name="P27">P0.27</text:p>
          </table:table-cell>
        </table:table-row>
        <table:table-row>
          <table:table-cell table:style-name="Table7.A2" office:value-type="float" office:value="4">
            <text:p text:style-name="P16">4</text:p>
          </table:table-cell>
          <table:table-cell table:style-name="Table7.B2" office:value-type="string">
            <text:p text:style-name="P17">ADC_2/E_PORTC1</text:p>
          </table:table-cell>
          <table:table-cell table:style-name="Table7.C2" office:value-type="string">
            <text:p text:style-name="P27">P0.28</text:p>
          </table:table-cell>
        </table:table-row>
        <table:table-row>
          <table:table-cell table:style-name="Table7.A2" office:value-type="float" office:value="5">
            <text:p text:style-name="P16">5</text:p>
          </table:table-cell>
          <table:table-cell table:style-name="Table7.B2" office:value-type="string">
            <text:p text:style-name="P17">ADC_3/E_PORTC2</text:p>
          </table:table-cell>
          <table:table-cell table:style-name="Table7.C2" office:value-type="string">
            <text:p text:style-name="P27">P0.29</text:p>
          </table:table-cell>
        </table:table-row>
        <table:table-row>
          <table:table-cell table:style-name="Table7.A2" office:value-type="float" office:value="6">
            <text:p text:style-name="P16">6</text:p>
          </table:table-cell>
          <table:table-cell table:style-name="Table7.B2" office:value-type="string">
            <text:p text:style-name="P17">ADC_4/E_PORTC3</text:p>
          </table:table-cell>
          <table:table-cell table:style-name="Table7.C2" office:value-type="string">
            <text:p text:style-name="P27">P0.30</text:p>
          </table:table-cell>
        </table:table-row>
        <table:table-row>
          <table:table-cell table:style-name="Table7.A2" office:value-type="float" office:value="7">
            <text:p text:style-name="P16">7</text:p>
          </table:table-cell>
          <table:table-cell table:style-name="Table7.B2" office:value-type="string">
            <text:p text:style-name="P17">ADC_5/E_PORTC4</text:p>
          </table:table-cell>
          <table:table-cell table:style-name="Table7.C2" office:value-type="string">
            <text:p text:style-name="P27">P0.26</text:p>
          </table:table-cell>
        </table:table-row>
        <table:table-row>
          <table:table-cell table:style-name="Table7.A2" office:value-type="float" office:value="8">
            <text:p text:style-name="P16">8</text:p>
          </table:table-cell>
          <table:table-cell table:style-name="Table7.B2" office:value-type="string">
            <text:p text:style-name="P17">ADC_6/E_PORTC5</text:p>
          </table:table-cell>
          <table:table-cell table:style-name="Table7.C2" office:value-type="string">
            <text:p text:style-name="P27">P0.4</text:p>
          </table:table-cell>
        </table:table-row>
        <table:table-row>
          <table:table-cell table:style-name="Table7.A2" office:value-type="float" office:value="9">
            <text:p text:style-name="P16">9</text:p>
          </table:table-cell>
          <table:table-cell table:style-name="Table7.B2" office:value-type="string">
            <text:p text:style-name="P17">ADC_7/E_PORTC6</text:p>
          </table:table-cell>
          <table:table-cell table:style-name="Table7.C10" office:value-type="string">
            <text:p text:style-name="P27">P0.5</text:p>
          </table:table-cell>
        </table:table-row>
        <table:table-row>
          <table:table-cell table:style-name="Table7.A2" office:value-type="float" office:value="10">
            <text:p text:style-name="P16">10</text:p>
          </table:table-cell>
          <table:table-cell table:style-name="Table7.B2" office:value-type="string">
            <text:p text:style-name="P17">ADC_8/E_PORTC7</text:p>
          </table:table-cell>
          <table:table-cell table:style-name="Table7.C10" office:value-type="string">
            <text:p text:style-name="P27">P0.6</text:p>
          </table:table-cell>
        </table:table-row>
      </table:table>
      <text:p text:style-name="P17"/>
      <text:p text:style-name="P13"><text:s/></text:p>
      <text:p text:style-name="P13"/>
      <text:p text:style-name="P13"/>
      <text:p text:style-name="P20">Upper Left connector : Digital O/P <text:s/>/ SPI</text:p>
      <text:p text:style-name="P13">Connector <text:s/>1x 10 pins <text:s/>Male</text:p>
      <text:p text:style-name="P13">Part number : <text:s/>2211R-10G-LP-F1</text:p>
      <text:p text:style-name="P13">Spec files <text:s text:c="4"/>: <text:s text:c="2"/>For LPC2138 <text:s/>(ARM7)</text:p>
      <text:p text:style-name="P17"><text:tab/><text:tab/><text:tab/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4">Port</text:p>
            </table:table-cell>
            <table:table-cell table:style-name="Table8.A1" office:value-type="string">
              <text:p text:style-name="P15">E_port Name</text:p>
            </table:table-cell>
            <table:table-cell table:style-name="Table8.C1" office:value-type="string">
              <text:p text:style-name="P14">LPC2138 <text:s/>(ARM7)</text:p>
            </table:table-cell>
          </table:table-row>
        </table:table-header-rows>
        <table:table-row>
          <table:table-cell table:style-name="Table8.A2" office:value-type="float" office:value="1">
            <text:p text:style-name="P16">1</text:p>
          </table:table-cell>
          <table:table-cell table:style-name="Table8.B2" office:value-type="string">
            <text:p text:style-name="P17">VCC <text:s/>(5V)</text:p>
          </table:table-cell>
          <table:table-cell table:style-name="Table8.C2" office:value-type="string">
            <text:p text:style-name="P28">Not use <text:s text:c="2"/>( use <text:s/>3.3 V) *</text:p>
          </table:table-cell>
        </table:table-row>
        <table:table-row>
          <table:table-cell table:style-name="Table8.A2" office:value-type="float" office:value="2">
            <text:p text:style-name="P16">2</text:p>
          </table:table-cell>
          <table:table-cell table:style-name="Table8.B2" office:value-type="string">
            <text:p text:style-name="P17">GND</text:p>
          </table:table-cell>
          <table:table-cell table:style-name="Table8.C2" office:value-type="string">
            <text:p text:style-name="P28">GND</text:p>
          </table:table-cell>
        </table:table-row>
        <table:table-row>
          <table:table-cell table:style-name="Table8.A2" office:value-type="float" office:value="3">
            <text:p text:style-name="P16">3</text:p>
          </table:table-cell>
          <table:table-cell table:style-name="Table8.B2" office:value-type="string">
            <text:p text:style-name="P17">E_PORTA0</text:p>
          </table:table-cell>
          <table:table-cell table:style-name="Table8.C2" office:value-type="string">
            <text:p text:style-name="P28">P1.23</text:p>
          </table:table-cell>
        </table:table-row>
        <table:table-row>
          <table:table-cell table:style-name="Table8.A2" office:value-type="float" office:value="4">
            <text:p text:style-name="P16">4</text:p>
          </table:table-cell>
          <table:table-cell table:style-name="Table8.B2" office:value-type="string">
            <text:p text:style-name="P17">E_PORTA1</text:p>
          </table:table-cell>
          <table:table-cell table:style-name="Table8.C2" office:value-type="string">
            <text:p text:style-name="P28">P0.31</text:p>
          </table:table-cell>
        </table:table-row>
        <table:table-row>
          <table:table-cell table:style-name="Table8.A2" office:value-type="float" office:value="5">
            <text:p text:style-name="P16">5</text:p>
          </table:table-cell>
          <table:table-cell table:style-name="Table8.B2" office:value-type="string">
            <text:p text:style-name="P17">E_PORTA2</text:p>
          </table:table-cell>
          <table:table-cell table:style-name="Table8.C2" office:value-type="string">
            <text:p text:style-name="P28">P0.23</text:p>
          </table:table-cell>
        </table:table-row>
        <table:table-row>
          <table:table-cell table:style-name="Table8.A2" office:value-type="float" office:value="6">
            <text:p text:style-name="P16">6</text:p>
          </table:table-cell>
          <table:table-cell table:style-name="Table8.B2" office:value-type="string">
            <text:p text:style-name="P17">E_PORTA3</text:p>
          </table:table-cell>
          <table:table-cell table:style-name="Table8.C7" office:value-type="string">
            <text:p text:style-name="P28">P0.21</text:p>
          </table:table-cell>
        </table:table-row>
        <table:table-row>
          <table:table-cell table:style-name="Table8.A2" office:value-type="float" office:value="7">
            <text:p text:style-name="P16">7</text:p>
          </table:table-cell>
          <table:table-cell table:style-name="Table8.B2" office:value-type="string">
            <text:p text:style-name="P17">E_PORTA4 /SS</text:p>
          </table:table-cell>
          <table:table-cell table:style-name="Table8.C2" office:value-type="string">
            <text:p text:style-name="P28">P0.20</text:p>
          </table:table-cell>
        </table:table-row>
        <table:table-row>
          <table:table-cell table:style-name="Table8.A2" office:value-type="float" office:value="8">
            <text:p text:style-name="P16">8</text:p>
          </table:table-cell>
          <table:table-cell table:style-name="Table8.B2" office:value-type="string">
            <text:p text:style-name="P17">E_PORTA5/MOSI</text:p>
          </table:table-cell>
          <table:table-cell table:style-name="Table8.C2" office:value-type="string">
            <text:p text:style-name="P28">P0.19</text:p>
          </table:table-cell>
        </table:table-row>
        <table:table-row>
          <table:table-cell table:style-name="Table8.A2" office:value-type="float" office:value="9">
            <text:p text:style-name="P16">9</text:p>
          </table:table-cell>
          <table:table-cell table:style-name="Table8.B2" office:value-type="string">
            <text:p text:style-name="P17">E_PORTA6/ MISO</text:p>
          </table:table-cell>
          <table:table-cell table:style-name="Table8.C10" office:value-type="string">
            <text:p text:style-name="P28">P0.18</text:p>
          </table:table-cell>
        </table:table-row>
        <table:table-row table:style-name="Table8.11">
          <table:table-cell table:style-name="Table8.A2" office:value-type="float" office:value="10">
            <text:p text:style-name="P16">10</text:p>
          </table:table-cell>
          <table:table-cell table:style-name="Table8.B2" office:value-type="string">
            <text:p text:style-name="P17">E_PORTA7/SCK</text:p>
          </table:table-cell>
          <table:table-cell table:style-name="Table8.C11" office:value-type="string">
            <text:p text:style-name="P29">P0.17</text:p>
          </table:table-cell>
        </table:table-row>
      </table:table>
      <text:p text:style-name="P17"/>
      <text:p text:style-name="P17"/>
      <text:p text:style-name="P13"/>
      <text:p text:style-name="P20">Lower Left connector : Digital I/P</text:p>
      <text:p text:style-name="P13">Connector <text:s/>1x 10 pins <text:s/>Male</text:p>
      <text:p text:style-name="P13">Part number : <text:s/>2211R-10G-LP-F1</text:p>
      <text:p text:style-name="P13">Spec files <text:s text:c="4"/>: <text:s/>For LPC2138 <text:s/>(ARM7)</text:p>
      <text:p text:style-name="P17"><text:tab/><text:tab/><text:tab/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14">Port</text:p>
            </table:table-cell>
            <table:table-cell table:style-name="Table9.A1" office:value-type="string">
              <text:p text:style-name="P15">E_port Name</text:p>
            </table:table-cell>
            <table:table-cell table:style-name="Table9.C1" office:value-type="string">
              <text:p text:style-name="P15"><text:span text:style-name="T5">LPC2138 <text:s/>(ARM7)</text:span> </text:p>
            </table:table-cell>
          </table:table-row>
        </table:table-header-rows>
        <table:table-row>
          <table:table-cell table:style-name="Table9.A2" office:value-type="float" office:value="1">
            <text:p text:style-name="P16">1</text:p>
          </table:table-cell>
          <table:table-cell table:style-name="Table9.B2" office:value-type="string">
            <text:p text:style-name="P17">TIMER0</text:p>
          </table:table-cell>
          <table:table-cell table:style-name="Table9.C2" office:value-type="string">
            <text:p text:style-name="P30">P0.22 </text:p>
          </table:table-cell>
        </table:table-row>
        <table:table-row>
          <table:table-cell table:style-name="Table9.A2" office:value-type="float" office:value="2">
            <text:p text:style-name="P16">2</text:p>
          </table:table-cell>
          <table:table-cell table:style-name="Table9.B2" office:value-type="string">
            <text:p text:style-name="P17">INT1</text:p>
          </table:table-cell>
          <table:table-cell table:style-name="Table9.C2" office:value-type="string">
            <text:p text:style-name="P30">P0.15</text:p>
          </table:table-cell>
        </table:table-row>
        <table:table-row>
          <table:table-cell table:style-name="Table9.A2" office:value-type="float" office:value="3">
            <text:p text:style-name="P16">3</text:p>
          </table:table-cell>
          <table:table-cell table:style-name="Table9.B2" office:value-type="string">
            <text:p text:style-name="P17">E_PORTB0</text:p>
          </table:table-cell>
          <table:table-cell table:style-name="Table9.C2" office:value-type="string">
            <text:p text:style-name="P30">P1.16</text:p>
          </table:table-cell>
        </table:table-row>
        <table:table-row>
          <table:table-cell table:style-name="Table9.A2" office:value-type="float" office:value="4">
            <text:p text:style-name="P16">4</text:p>
          </table:table-cell>
          <table:table-cell table:style-name="Table9.B2" office:value-type="string">
            <text:p text:style-name="P17">E_PORTB1</text:p>
          </table:table-cell>
          <table:table-cell table:style-name="Table9.C2" office:value-type="string">
            <text:p text:style-name="P30">P1.17</text:p>
          </table:table-cell>
        </table:table-row>
        <table:table-row>
          <table:table-cell table:style-name="Table9.A2" office:value-type="float" office:value="5">
            <text:p text:style-name="P16">5</text:p>
          </table:table-cell>
          <table:table-cell table:style-name="Table9.B2" office:value-type="string">
            <text:p text:style-name="P17">E_PORTB2</text:p>
          </table:table-cell>
          <table:table-cell table:style-name="Table9.C2" office:value-type="string">
            <text:p text:style-name="P30">P1.18</text:p>
          </table:table-cell>
        </table:table-row>
        <table:table-row>
          <table:table-cell table:style-name="Table9.A2" office:value-type="float" office:value="6">
            <text:p text:style-name="P16">6</text:p>
          </table:table-cell>
          <table:table-cell table:style-name="Table9.B2" office:value-type="string">
            <text:p text:style-name="P17">E_PORTB3</text:p>
          </table:table-cell>
          <table:table-cell table:style-name="Table9.C2" office:value-type="string">
            <text:p text:style-name="P30">P1.19</text:p>
          </table:table-cell>
        </table:table-row>
        <table:table-row>
          <table:table-cell table:style-name="Table9.A2" office:value-type="float" office:value="7">
            <text:p text:style-name="P16">7</text:p>
          </table:table-cell>
          <table:table-cell table:style-name="Table9.B2" office:value-type="string">
            <text:p text:style-name="P17">E_PORTB4</text:p>
          </table:table-cell>
          <table:table-cell table:style-name="Table9.C2" office:value-type="string">
            <text:p text:style-name="P30">P1.20</text:p>
          </table:table-cell>
        </table:table-row>
        <table:table-row>
          <table:table-cell table:style-name="Table9.A2" office:value-type="float" office:value="8">
            <text:p text:style-name="P16">8</text:p>
          </table:table-cell>
          <table:table-cell table:style-name="Table9.B2" office:value-type="string">
            <text:p text:style-name="P17">E_PORTB5</text:p>
          </table:table-cell>
          <table:table-cell table:style-name="Table9.C2" office:value-type="string">
            <text:p text:style-name="P30">P1.21</text:p>
          </table:table-cell>
        </table:table-row>
        <table:table-row>
          <table:table-cell table:style-name="Table9.A2" office:value-type="float" office:value="9">
            <text:p text:style-name="P16">9</text:p>
          </table:table-cell>
          <table:table-cell table:style-name="Table9.B2" office:value-type="string">
            <text:p text:style-name="P17">E_PORTB6</text:p>
          </table:table-cell>
          <table:table-cell table:style-name="Table9.C10" office:value-type="string">
            <text:p text:style-name="P30">P1.22</text:p>
          </table:table-cell>
        </table:table-row>
        <table:table-row>
          <table:table-cell table:style-name="Table9.A2" office:value-type="float" office:value="10">
            <text:p text:style-name="P16">10</text:p>
          </table:table-cell>
          <table:table-cell table:style-name="Table9.B2" office:value-type="string">
            <text:p text:style-name="P17">E_PORTB7/ICP</text:p>
          </table:table-cell>
          <table:table-cell table:style-name="Table9.C10" office:value-type="string">
            <text:p text:style-name="P30">P0.10</text:p>
          </table:table-cell>
        </table:table-row>
      </table:table>
      <text:p text:style-name="P17"/>
      <text:p text:style-name="P13"/>
      <text:p text:style-name="P17"/>
      <text:p text:style-name="P13"/>
      <text:p text:style-name="P20">Center Left connector : Vcc</text:p>
      <text:p text:style-name="P13">Connector <text:s/>1x 2 pins <text:s/>Male</text:p>
      <text:p text:style-name="P13">Part number : <text:s/></text:p>
      <text:p text:style-name="P13">Spec files <text:s text:c="4"/>: <text:s/>For LPC2138 <text:s/>(ARM7)</text:p>
      <text:p text:style-name="P17"><text:tab/><text:tab/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14">Port</text:p>
            </table:table-cell>
            <table:table-cell table:style-name="Table10.A1" office:value-type="string">
              <text:p text:style-name="P15">E_port Name</text:p>
            </table:table-cell>
            <table:table-cell table:style-name="Table10.C1" office:value-type="string">
              <text:p text:style-name="P15"><text:span text:style-name="T5">LPC2138 <text:s/>(ARM7)</text:span> </text:p>
            </table:table-cell>
          </table:table-row>
        </table:table-header-rows>
        <table:table-row>
          <table:table-cell table:style-name="Table10.A2" office:value-type="float" office:value="1">
            <text:p text:style-name="P16">1</text:p>
          </table:table-cell>
          <table:table-cell table:style-name="Table10.B2" office:value-type="string">
            <text:p text:style-name="P17">Vcc 3.3</text:p>
          </table:table-cell>
          <table:table-cell table:style-name="Table10.C2" office:value-type="string">
            <text:p text:style-name="P31">Vdd</text:p>
          </table:table-cell>
        </table:table-row>
        <table:table-row>
          <table:table-cell table:style-name="Table10.A2" office:value-type="float" office:value="2">
            <text:p text:style-name="P16">2</text:p>
          </table:table-cell>
          <table:table-cell table:style-name="Table10.B2" office:value-type="string">
            <text:p text:style-name="P17">GND </text:p>
          </table:table-cell>
          <table:table-cell table:style-name="Table10.C2" office:value-type="string">
            <text:p text:style-name="P31">Gnd</text:p>
          </table:table-cell>
        </table:table-row>
      </table:table>
      <text:p text:style-name="P17"/>
      <text:p text:style-name="P17"/>
      <text:p text:style-name="P13">Center right <text:s/>connector : Vcc</text:p>
      <text:p text:style-name="P13">Connector <text:s/>1x2 pins <text:s/>Male</text:p>
      <text:p text:style-name="P13">Part number : <text:s text:c="2"/></text:p>
      <text:p text:style-name="P13">Spec files <text:s text:c="4"/>: <text:s/>For LPC2138 <text:s/>(ARM7)</text:p>
      <text:p text:style-name="P17"><text:tab/><text:tab/><text:tab/>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P14">Port</text:p>
            </table:table-cell>
            <table:table-cell table:style-name="Table11.A1" office:value-type="string">
              <text:p text:style-name="P15">E_port Name</text:p>
            </table:table-cell>
            <table:table-cell table:style-name="Table11.C1" office:value-type="string">
              <text:p text:style-name="P15"><text:span text:style-name="T5">LPC2138 <text:s/>(ARM7)</text:span> </text:p>
            </table:table-cell>
          </table:table-row>
        </table:table-header-rows>
        <table:table-row>
          <table:table-cell table:style-name="Table11.A2" office:value-type="float" office:value="1">
            <text:p text:style-name="P16">1</text:p>
          </table:table-cell>
          <table:table-cell table:style-name="Table11.B2" office:value-type="string">
            <text:p text:style-name="P17">Vcc 3.3</text:p>
          </table:table-cell>
          <table:table-cell table:style-name="Table11.C2" office:value-type="string">
            <text:p text:style-name="P31">Vdd</text:p>
          </table:table-cell>
        </table:table-row>
        <table:table-row>
          <table:table-cell table:style-name="Table11.A2" office:value-type="float" office:value="2">
            <text:p text:style-name="P16">2</text:p>
          </table:table-cell>
          <table:table-cell table:style-name="Table11.B2" office:value-type="string">
            <text:p text:style-name="P17">GND </text:p>
          </table:table-cell>
          <table:table-cell table:style-name="Table11.C2" office:value-type="string">
            <text:p text:style-name="P31">Gnd</text:p>
          </table:table-cell>
        </table:table-row>
      </table:table>
      <text:p text:style-name="P17"/>
      <text:p text:style-name="P13">JTAG</text:p>
      <text:p text:style-name="P13">Connector <text:s/>2x 10 pins <text:s/>Male</text:p>
      <text:p text:style-name="P13">Part number : 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">Pin</text:p>
            </table:table-cell>
            <table:table-cell table:style-name="Table12.A1" office:value-type="string">
              <text:p text:style-name="P15">Signal</text:p>
            </table:table-cell>
            <table:table-cell table:style-name="Table12.C1" office:value-type="string">
              <text:p text:style-name="P15"><text:span text:style-name="T5">LPC2138 <text:s/>(ARM7)</text:span> </text:p>
            </table:table-cell>
          </table:table-row>
        </table:table-header-rows>
        <table:table-row>
          <table:table-cell table:style-name="Table12.A2" office:value-type="float" office:value="1">
            <text:p text:style-name="P16">1</text:p>
          </table:table-cell>
          <table:table-cell table:style-name="Table12.B2" office:value-type="string">
            <text:p text:style-name="P17">3V3</text:p>
          </table:table-cell>
          <table:table-cell table:style-name="Table12.C2" office:value-type="string">
            <text:p text:style-name="P32">3V3</text:p>
          </table:table-cell>
        </table:table-row>
        <table:table-row>
          <table:table-cell table:style-name="Table12.A2" office:value-type="float" office:value="2">
            <text:p text:style-name="P16">2</text:p>
          </table:table-cell>
          <table:table-cell table:style-name="Table12.B2" office:value-type="string">
            <text:p text:style-name="P17">3V3</text:p>
          </table:table-cell>
          <table:table-cell table:style-name="Table12.C2" office:value-type="string">
            <text:p text:style-name="P32">3V3</text:p>
          </table:table-cell>
        </table:table-row>
        <table:table-row>
          <table:table-cell table:style-name="Table12.A2" office:value-type="float" office:value="3">
            <text:p text:style-name="P16">3</text:p>
          </table:table-cell>
          <table:table-cell table:style-name="Table12.B2" office:value-type="string">
            <text:p text:style-name="P17">nTRST</text:p>
          </table:table-cell>
          <table:table-cell table:style-name="Table12.C2" office:value-type="string">
            <text:p text:style-name="P32">P1.31</text:p>
          </table:table-cell>
        </table:table-row>
        <table:table-row>
          <table:table-cell table:style-name="Table12.A2" office:value-type="float" office:value="4">
            <text:p text:style-name="P16">4</text:p>
          </table:table-cell>
          <table:table-cell table:style-name="Table12.B2" office:value-type="string">
            <text:p text:style-name="P17">Gnd</text:p>
          </table:table-cell>
          <table:table-cell table:style-name="Table12.C2" office:value-type="string">
            <text:p text:style-name="P32">Gnd</text:p>
          </table:table-cell>
        </table:table-row>
        <table:table-row>
          <table:table-cell table:style-name="Table12.A2" office:value-type="float" office:value="5">
            <text:p text:style-name="P16">5</text:p>
          </table:table-cell>
          <table:table-cell table:style-name="Table12.B2" office:value-type="string">
            <text:p text:style-name="P17">TDI</text:p>
          </table:table-cell>
          <table:table-cell table:style-name="Table12.C2" office:value-type="string">
            <text:p text:style-name="P32">P1.28</text:p>
          </table:table-cell>
        </table:table-row>
        <table:table-row>
          <table:table-cell table:style-name="Table12.A2" office:value-type="float" office:value="6">
            <text:p text:style-name="P16">6</text:p>
          </table:table-cell>
          <table:table-cell table:style-name="Table12.B2" office:value-type="string">
            <text:p text:style-name="P17">Gnd</text:p>
          </table:table-cell>
          <table:table-cell table:style-name="Table12.C2" office:value-type="string">
            <text:p text:style-name="P32">Gnd</text:p>
          </table:table-cell>
        </table:table-row>
        <table:table-row>
          <table:table-cell table:style-name="Table12.A2" office:value-type="float" office:value="7">
            <text:p text:style-name="P16">7</text:p>
          </table:table-cell>
          <table:table-cell table:style-name="Table12.B2" office:value-type="string">
            <text:p text:style-name="P17">TMS</text:p>
          </table:table-cell>
          <table:table-cell table:style-name="Table12.C2" office:value-type="string">
            <text:p text:style-name="P32">P1.30</text:p>
          </table:table-cell>
        </table:table-row>
        <table:table-row>
          <table:table-cell table:style-name="Table12.A2" office:value-type="float" office:value="8">
            <text:p text:style-name="P16">8</text:p>
          </table:table-cell>
          <table:table-cell table:style-name="Table12.B2" office:value-type="string">
            <text:p text:style-name="P17">Gnd</text:p>
          </table:table-cell>
          <table:table-cell table:style-name="Table12.C2" office:value-type="string">
            <text:p text:style-name="P32">Gnd</text:p>
          </table:table-cell>
        </table:table-row>
        <table:table-row>
          <table:table-cell table:style-name="Table12.A2" office:value-type="float" office:value="9">
            <text:p text:style-name="P16">9</text:p>
          </table:table-cell>
          <table:table-cell table:style-name="Table12.B2" office:value-type="string">
            <text:p text:style-name="P17">TCK</text:p>
          </table:table-cell>
          <table:table-cell table:style-name="Table12.C10" office:value-type="string">
            <text:p text:style-name="P32">P1.29</text:p>
          </table:table-cell>
        </table:table-row>
        <table:table-row>
          <table:table-cell table:style-name="Table12.A2" office:value-type="float" office:value="10">
            <text:p text:style-name="P16">10</text:p>
          </table:table-cell>
          <table:table-cell table:style-name="Table12.B2" office:value-type="string">
            <text:p text:style-name="P17">Gnd </text:p>
          </table:table-cell>
          <table:table-cell table:style-name="Table12.C10" office:value-type="string">
            <text:p text:style-name="P32">Gnd </text:p>
          </table:table-cell>
        </table:table-row>
        <table:table-row>
          <table:table-cell table:style-name="Table12.A12" office:value-type="string">
            <text:p text:style-name="P16">11</text:p>
          </table:table-cell>
          <table:table-cell table:style-name="Table12.B2" office:value-type="string">
            <text:p text:style-name="P17">RTCK</text:p>
          </table:table-cell>
          <table:table-cell table:style-name="Table12.C10" office:value-type="string">
            <text:p text:style-name="P32">P1.26</text:p>
          </table:table-cell>
        </table:table-row>
        <table:table-row>
          <table:table-cell table:style-name="Table12.A12" office:value-type="string">
            <text:p text:style-name="P16">12</text:p>
          </table:table-cell>
          <table:table-cell table:style-name="Table12.B2" office:value-type="string">
            <text:p text:style-name="P17">Gnd</text:p>
          </table:table-cell>
          <table:table-cell table:style-name="Table12.C10" office:value-type="string">
            <text:p text:style-name="P32">Gnd</text:p>
          </table:table-cell>
        </table:table-row>
        <table:table-row>
          <table:table-cell table:style-name="Table12.A12" office:value-type="string">
            <text:p text:style-name="P16">13</text:p>
          </table:table-cell>
          <table:table-cell table:style-name="Table12.B2" office:value-type="string">
            <text:p text:style-name="P17">TDO</text:p>
          </table:table-cell>
          <table:table-cell table:style-name="Table12.C10" office:value-type="string">
            <text:p text:style-name="P32">P1.27</text:p>
          </table:table-cell>
        </table:table-row>
        <table:table-row>
          <table:table-cell table:style-name="Table12.A12" office:value-type="string">
            <text:p text:style-name="P16">14</text:p>
          </table:table-cell>
          <table:table-cell table:style-name="Table12.B2" office:value-type="string">
            <text:p text:style-name="P17">Gnd</text:p>
          </table:table-cell>
          <table:table-cell table:style-name="Table12.C10" office:value-type="string">
            <text:p text:style-name="P32">Gnd</text:p>
          </table:table-cell>
        </table:table-row>
        <table:table-row>
          <table:table-cell table:style-name="Table12.A12" office:value-type="string">
            <text:p text:style-name="P16">15</text:p>
          </table:table-cell>
          <table:table-cell table:style-name="Table12.B2" office:value-type="string">
            <text:p text:style-name="P17">RST#</text:p>
          </table:table-cell>
          <table:table-cell table:style-name="Table12.C10" office:value-type="string">
            <text:p text:style-name="P32">RST#</text:p>
          </table:table-cell>
        </table:table-row>
        <table:table-row>
          <table:table-cell table:style-name="Table12.A12" office:value-type="string">
            <text:p text:style-name="P16">16</text:p>
          </table:table-cell>
          <table:table-cell table:style-name="Table12.B2" office:value-type="string">
            <text:p text:style-name="P17">Gnd</text:p>
          </table:table-cell>
          <table:table-cell table:style-name="Table12.C10" office:value-type="string">
            <text:p text:style-name="P32">Gnd</text:p>
          </table:table-cell>
        </table:table-row>
        <table:table-row>
          <table:table-cell table:style-name="Table12.A12" office:value-type="string">
            <text:p text:style-name="P16">17</text:p>
          </table:table-cell>
          <table:table-cell table:style-name="Table12.B2" office:value-type="string">
            <text:p text:style-name="P17">NC</text:p>
          </table:table-cell>
          <table:table-cell table:style-name="Table12.C10" office:value-type="string">
            <text:p text:style-name="P32">NC</text:p>
          </table:table-cell>
        </table:table-row>
        <table:table-row>
          <table:table-cell table:style-name="Table12.A12" office:value-type="string">
            <text:p text:style-name="P16">18</text:p>
          </table:table-cell>
          <table:table-cell table:style-name="Table12.B2" office:value-type="string">
            <text:p text:style-name="P17">Gnd</text:p>
          </table:table-cell>
          <table:table-cell table:style-name="Table12.C10" office:value-type="string">
            <text:p text:style-name="P32">Gnd</text:p>
          </table:table-cell>
        </table:table-row>
        <table:table-row>
          <table:table-cell table:style-name="Table12.A12" office:value-type="string">
            <text:p text:style-name="P16">19</text:p>
          </table:table-cell>
          <table:table-cell table:style-name="Table12.B2" office:value-type="string">
            <text:p text:style-name="P17">NC</text:p>
          </table:table-cell>
          <table:table-cell table:style-name="Table12.C10" office:value-type="string">
            <text:p text:style-name="P32">NC</text:p>
          </table:table-cell>
        </table:table-row>
        <table:table-row>
          <table:table-cell table:style-name="Table12.A12" office:value-type="string">
            <text:p text:style-name="P16">20</text:p>
          </table:table-cell>
          <table:table-cell table:style-name="Table12.B2" office:value-type="string">
            <text:p text:style-name="P17">Gnd</text:p>
          </table:table-cell>
          <table:table-cell table:style-name="Table12.C10" office:value-type="string">
            <text:p text:style-name="P32">Gnd</text:p>
          </table:table-cell>
        </table:table-row>
      </table:table>
      <text:p text:style-name="P17"><text:tab/><text:tab/></text:p>
      <text:p text:style-name="P13">Note </text:p>
      <text:list text:style-name="L3">
        <text:list-item>
          <text:p text:style-name="P33">LPC2138 use 3.3 not 5.0 V <text:s/>The power for 3.3 is extra socket between upper and lower connectors on both side</text:p>
        </text:list-item>
      </text:list>
      <text:p text:style-name="P17"/>
      <text:p text:style-name="Heading_20_1">Future expand</text:p>
      <text:p text:style-name="P17">E-block can expandable to 80 pins by connecting <text:s/>2 standard size boards <text:s/>in vertical this make up all I/O become 80 pins. <text:s text:c="2"/>Because of this topology. We can still use <text:s/>old moudles for <text:s/>40 pins CPU</text:p>
      <text:p text:style-name="P17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p text:style-name="ChapterNo"/>
      <text:p text:style-name="ChapterNo">4</text:p>
      <text:h text:style-name="Chaptertitle" text:outline-level="1">E_RFID</text:h>
      <text:p text:style-name="Heading_20_1">Block Objective</text:p>
      <text:p text:style-name="Text_20_body"><text:tab/><text:span text:style-name="T6">เป็น</text:span>Block <text:span text:style-name="T6">สำหรับเชื่อมต่อ</text:span> RFID Reader <text:span text:style-name="T6">แบบ</text:span> Wiegand interface <text:s/><text:span text:style-name="T6">เข้ากับ</text:span> E-Block <text:span text:style-name="T6">อื่นๆ</text:span></text:p>
      <text:p text:style-name="Heading_20_1">Theory of Operation</text:p>
      <text:p text:style-name="P34"><text:tab/><text:span text:style-name="T7">การอ่านค่าของ RFID card ใช้ Wiegand protocol ซึ่งจะมีสายสัญญาณในการส่งข้อมูล 2 เส้นคือ data 0 และ data 1 โดย data 0 ใช้ในการส่งข้อมูล bit ที่เป็น 0 และ data 1ใช้ในการส่งข้อมูล bit ที่เป็น 1 </text:span></text:p>
      <text:p text:style-name="P35"/>
      <text:p text:style-name="P35"/>
      <text:p text:style-name="P36"/>
      <text:p text:style-name="P36"><draw:g text:anchor-type="paragraph" draw:z-index="0" draw:style-name="gr1"><draw:line draw:style-name="gr2" draw:text-style-name="P37" svg:x1="1.101cm" svg:y1="-0.774cm" svg:x2="10.695cm" svg:y2="-0.774cm"><text:p/></draw:line><draw:line draw:style-name="gr2" draw:text-style-name="P37" svg:x1="1.101cm" svg:y1="1.048cm" svg:x2="10.695cm" svg:y2="1.048cm"><text:p/></draw:line><draw:line draw:style-name="gr3" draw:text-style-name="P37" svg:x1="1.101cm" svg:y1="0.048cm" svg:x2="10.695cm" svg:y2="0.048cm"><text:p/></draw:line><draw:line draw:style-name="gr3" draw:text-style-name="P37" svg:x1="1.101cm" svg:y1="-1.774cm" svg:x2="10.695cm" svg:y2="-1.774cm"><text:p/></draw:line><draw:frame draw:style-name="gr4" svg:width="1.248cm" svg:height="0.689cm" svg:x="-0.148cm" svg:y="-1.645cm"><draw:text-box><text:p>data 0</text:p></draw:text-box></draw:frame><draw:frame draw:style-name="gr5" svg:width="1.206cm" svg:height="0.89cm" svg:x="-0.104cm" svg:y="0.159cm"><draw:text-box><text:p>data 1</text:p></draw:text-box></draw:frame><draw:frame draw:style-name="gr6" draw:text-style-name="P38" svg:width="0.819cm" svg:height="0.839cm" svg:x="10.818cm" svg:y="-2.058cm"><draw:text-box><text:p><text:span text:style-name="T8">5 V</text:span></text:p></draw:text-box></draw:frame><draw:frame draw:style-name="gr6" draw:text-style-name="P38" svg:width="0.819cm" svg:height="0.839cm" svg:x="10.841cm" svg:y="-1.067cm"><draw:text-box><text:p><text:span text:style-name="T8">0 V</text:span></text:p></draw:text-box></draw:frame><draw:frame draw:style-name="gr6" draw:text-style-name="P38" svg:width="0.819cm" svg:height="0.839cm" svg:x="10.862cm" svg:y="0.762cm"><draw:text-box><text:p><text:span text:style-name="T8">0 V</text:span></text:p></draw:text-box></draw:frame><draw:frame draw:style-name="gr6" draw:text-style-name="P38" svg:width="0.819cm" svg:height="0.839cm" svg:x="10.864cm" svg:y="-0.229cm"><draw:text-box><text:p><text:span text:style-name="T8">5 V</text:span></text:p></draw:text-box></draw:frame></draw:g></text:p>
      <text:p text:style-name="P36"><text:s/></text:p>
      <text:p text:style-name="P36"><text:span text:style-name="T5">ในเวลาปกติที่ไม่มีการส่งข้อมูล สายสัญญาณทั้งสองเส้นส่งค่า </text:span><text:span text:style-name="T9">Logic 1</text:span><text:span text:style-name="T5">ออกมา</text:span><text:span text:style-name="T10"> </text:span><text:span text:style-name="T11">และหากจะส่งข้อมูล ก็จะส่ง Logic 0 ออกมาช่วงเวลาหนึ่ง</text:span></text:p>
      <text:p text:style-name="P34"><draw:g text:anchor-type="paragraph" draw:z-index="11" draw:style-name="gr1"><draw:line draw:style-name="gr2" draw:text-style-name="P37" svg:x1="1.411cm" svg:y1="1.61cm" svg:x2="11.005cm" svg:y2="1.61cm"><text:p/></draw:line><draw:line draw:style-name="gr2" draw:text-style-name="P37" svg:x1="1.411cm" svg:y1="3.432cm" svg:x2="11.005cm" svg:y2="3.432cm"><text:p/></draw:line><draw:line draw:style-name="gr3" draw:text-style-name="P37" svg:x1="1.411cm" svg:y1="2.432cm" svg:x2="11.005cm" svg:y2="2.432cm"><text:p/></draw:line><draw:line draw:style-name="gr2" draw:text-style-name="P37" svg:x1="1.411cm" svg:y1="0.61cm" svg:x2="11.005cm" svg:y2="0.61cm"><text:p/></draw:line><draw:frame draw:style-name="gr4" svg:width="1.248cm" svg:height="0.689cm" svg:x="0.162cm" svg:y="0.739cm"><draw:text-box><text:p>data 0</text:p></draw:text-box></draw:frame><draw:frame draw:style-name="gr5" svg:width="1.206cm" svg:height="0.89cm" svg:x="0.206cm" svg:y="2.543cm"><draw:text-box><text:p>data 1</text:p></draw:text-box></draw:frame><draw:frame draw:style-name="gr6" draw:text-style-name="P38" svg:width="0.819cm" svg:height="0.839cm" svg:x="11.128cm" svg:y="0.326cm"><draw:text-box><text:p><text:span text:style-name="T8">5 V</text:span></text:p></draw:text-box></draw:frame><draw:frame draw:style-name="gr6" draw:text-style-name="P38" svg:width="0.819cm" svg:height="0.839cm" svg:x="11.151cm" svg:y="1.317cm"><draw:text-box><text:p><text:span text:style-name="T8">0 V</text:span></text:p></draw:text-box></draw:frame><draw:frame draw:style-name="gr6" draw:text-style-name="P38" svg:width="0.819cm" svg:height="0.839cm" svg:x="11.172cm" svg:y="3.146cm"><draw:text-box><text:p><text:span text:style-name="T8">0 V</text:span></text:p></draw:text-box></draw:frame><draw:frame draw:style-name="gr6" draw:text-style-name="P38" svg:width="0.819cm" svg:height="0.839cm" svg:x="11.174cm" svg:y="2.155cm"><draw:text-box><text:p><text:span text:style-name="T8">5 V</text:span></text:p></draw:text-box></draw:frame><draw:polyline draw:style-name="gr7" draw:text-style-name="P37" svg:width="9.596cm" svg:height="1.001cm" svg:x="1.409cm" svg:y="0.61cm" svg:viewBox="0 0 9597 1002" draw:points="0,0 4493,0 4493,1000 5396,1000 5396,0 9596,0"><text:p/></draw:polyline></draw:g></text:p>
      <text:p text:style-name="P39"/>
      <text:p text:style-name="P39"/>
      <text:p text:style-name="P40"/>
      <text:p text:style-name="P41"/>
      <text:p text:style-name="P42"><text:span text:style-name="T12"><text:tab/></text:span>ถ้าข้อมูลที่จะส่งนั้นเป็น 0 ก็จะส่ง Logic 0 ออกมาช่วงเวลาหนึ่งทางสายสัญญาณ data 0</text:p>
      <text:p text:style-name="P43"/>
      <text:p text:style-name="P41"><draw:line text:anchor-type="paragraph" draw:z-index="1" draw:style-name="gr8" draw:text-style-name="P37" svg:x1="1.411cm" svg:y1="1.198cm" svg:x2="11.005cm" svg:y2="1.198cm"><text:p/></draw:line><draw:line text:anchor-type="paragraph" draw:z-index="2" draw:style-name="gr8" draw:text-style-name="P37" svg:x1="1.411cm" svg:y1="3.02cm" svg:x2="11.005cm" svg:y2="3.02cm"><text:p/></draw:line><draw:line text:anchor-type="paragraph" draw:z-index="3" draw:style-name="gr8" draw:text-style-name="P37" svg:x1="1.411cm" svg:y1="2.02cm" svg:x2="11.005cm" svg:y2="2.02cm"><text:p/></draw:line><draw:line text:anchor-type="paragraph" draw:z-index="4" draw:style-name="gr9" draw:text-style-name="P37" svg:x1="1.411cm" svg:y1="0.198cm" svg:x2="11.005cm" svg:y2="0.198cm"><text:p/></draw:line><draw:frame text:anchor-type="paragraph" draw:z-index="5" draw:style-name="gr10" svg:width="1.248cm" svg:height="0.689cm" svg:x="0.162cm" svg:y="0.326cm"><draw:text-box><text:p>data 0</text:p></draw:text-box></draw:frame><draw:frame text:anchor-type="paragraph" draw:z-index="6" draw:style-name="gr11" svg:width="1.206cm" svg:height="0.89cm" svg:x="0.206cm" svg:y="2.131cm"><draw:text-box><text:p>data 1</text:p></draw:text-box></draw:frame><draw:frame text:anchor-type="paragraph" draw:z-index="7" draw:style-name="gr12" draw:text-style-name="P38" svg:width="0.819cm" svg:height="0.839cm" svg:x="11.128cm" svg:y="-0.086cm"><draw:text-box><text:p><text:span text:style-name="T8">5 V</text:span></text:p></draw:text-box></draw:frame><draw:frame text:anchor-type="paragraph" draw:z-index="8" draw:style-name="gr12" draw:text-style-name="P38" svg:width="0.819cm" svg:height="0.839cm" svg:x="11.151cm" svg:y="0.905cm"><draw:text-box><text:p><text:span text:style-name="T8">0 V</text:span></text:p></draw:text-box></draw:frame><draw:frame text:anchor-type="paragraph" draw:z-index="9" draw:style-name="gr12" draw:text-style-name="P38" svg:width="0.819cm" svg:height="0.839cm" svg:x="11.172cm" svg:y="2.734cm"><draw:text-box><text:p><text:span text:style-name="T8">0 V</text:span></text:p></draw:text-box></draw:frame><draw:frame text:anchor-type="paragraph" draw:z-index="10" draw:style-name="gr12" draw:text-style-name="P38" svg:width="0.819cm" svg:height="0.839cm" svg:x="11.174cm" svg:y="1.743cm"><draw:text-box><text:p><text:span text:style-name="T8">5 V</text:span></text:p></draw:text-box></draw:frame></text:p>
      <text:p text:style-name="P41"/>
      <text:p text:style-name="P41"><draw:polyline text:anchor-type="paragraph" draw:z-index="12" draw:style-name="gr13" draw:text-style-name="P37" svg:width="9.595cm" svg:height="1.001cm" svg:x="1.411cm" svg:y="0.058cm" svg:viewBox="0 0 9596 1002" draw:points="0,0 4514,0 4514,1000 5419,1000 5419,0 9594,0"><text:p/></draw:polyline></text:p>
      <text:p text:style-name="P34"><text:span text:style-name="T13"><text:tab/></text:span><text:span text:style-name="T14">และถ้าข้อมูลนั้นเป็น 1 ก็จะส่ง Logic 0 ออกมาช่วงเวลาหนึ่งทางสายสัญญาณ data 1<text:tab/>โดยการรับข้อมูล จะดูที่สัญญาณขอบขาลง เมื่อมีสัญญาณขอบขาลงที่ data 1 หรือ data 0 ระบบจะเกิด interrupt แล้วเก็บค่า <text:s text:c="2"/>หาก data 0เกิด interrupt <text:s/>ก็จะเก็บข้อมูลที่ bit นั้นเป็น 0 และหาก data 1 เกิด interrupt ก็จะเก็บข้อมูลที่ bit <text:s/>นั้นเป็น 1</text:span></text:p>
      <text:p text:style-name="P44"><text:span text:style-name="T5">ลักษณะของข้อ</text:span><text:span text:style-name="T15">มูล </text:span><text:span text:style-name="T16">26-bit Wiegand Format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5">Bit number</text:p>
          </table:table-cell>
          <table:table-cell table:style-name="Table13.B1" office:value-type="string">
            <text:p text:style-name="P45">Purpose</text:p>
          </table:table-cell>
        </table:table-row>
        <table:table-row>
          <table:table-cell table:style-name="Table13.A2" office:value-type="string">
            <text:p text:style-name="P46">Bit 1</text:p>
          </table:table-cell>
          <table:table-cell table:style-name="Table13.B2" office:value-type="string">
            <text:p text:style-name="P46">Even parity ของ bit 2 ถึง 13 </text:p>
          </table:table-cell>
        </table:table-row>
        <table:table-row>
          <table:table-cell table:style-name="Table13.A2" office:value-type="string">
            <text:p text:style-name="P46">Bits 2 ถึง 9</text:p>
          </table:table-cell>
          <table:table-cell table:style-name="Table13.B2" office:value-type="string">
            <text:p text:style-name="P46">Facillity code bit2 เป็น MSB</text:p>
          </table:table-cell>
        </table:table-row>
        <table:table-row>
          <table:table-cell table:style-name="Table13.A2" office:value-type="string">
            <text:p text:style-name="P46">Bits 10 ถึง 26</text:p>
          </table:table-cell>
          <table:table-cell table:style-name="Table13.B2" office:value-type="string">
            <text:p text:style-name="P46">ID Number bit10 <text:s text:c="2"/>เป็น MSB</text:p>
          </table:table-cell>
        </table:table-row>
        <table:table-row>
          <table:table-cell table:style-name="Table13.A2" office:value-type="string">
            <text:p text:style-name="P46">Bits 26</text:p>
          </table:table-cell>
          <table:table-cell table:style-name="Table13.B2" office:value-type="string">
            <text:p text:style-name="P46">Odd parity ของ bit 14 ถึง 25</text:p>
          </table:table-cell>
        </table:table-row>
      </table:table>
      <text:p text:style-name="P47"/>
      <text:p text:style-name="Heading_20_1">BOM</text:p>
      <text:list text:style-name="L4">
        <text:list-item>
          <text:p text:style-name="P48">RFID Reader <text:span text:style-name="T6">แบบ</text:span> Wiegand interface<text:tab/><text:tab/>1 <text:span text:style-name="T6">ตัว</text:span></text:p>
        </text:list-item>
        <text:list-item>
          <text:p text:style-name="P49"><text:span text:style-name="T16">ET</text:span><text:span text:style-name="T17">-</text:span><text:span text:style-name="T16">LM</text:span><text:span text:style-name="T17">2575-5</text:span> (<text:span text:style-name="T18">Regulator)<text:tab/><text:tab/><text:tab/><text:tab/>1 </text:span><text:span text:style-name="T19">ตัว</text:span></text:p>
        </text:list-item>
      </text:list>
      <text:p text:style-name="P50">Circuit Diagram</text:p>
      <text:p text:style-name="P51"><text:s text:c="11"/>File<text:tab/>RFID.pdf</text:p>
      <text:p text:style-name="P52"><text:tab/><text:tab/>RFID.TSC</text:p>
      <text:p text:style-name="P53">Pin diagram</text:p>
      <text:p text:style-name="P13">Upper Right connector : Communications</text:p>
      <text:p text:style-name="P13">Connector <text:s/>1x 10 pins <text:s/>Male</text:p>
      <text:p text:style-name="P13">Part number : <text:s/>2211R-10G-LP-F1</text:p>
      <text:p text:style-name="P13">Spec files <text:s text:c="4"/>: For RFID Reader</text:p>
      <text:p text:style-name="P17"><text:tab/><text:tab/><text:tab/>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P14">Port</text:p>
            </table:table-cell>
            <table:table-cell table:style-name="Table14.A1" office:value-type="string">
              <text:p text:style-name="P15">E_port Name</text:p>
            </table:table-cell>
            <table:table-cell table:style-name="Table14.C1" office:value-type="string">
              <text:p text:style-name="P14">RFID Reader</text:p>
            </table:table-cell>
          </table:table-row>
        </table:table-header-rows>
        <table:table-row>
          <table:table-cell table:style-name="Table14.A2" office:value-type="float" office:value="1">
            <text:p text:style-name="P16">1</text:p>
          </table:table-cell>
          <table:table-cell table:style-name="Table14.B2" office:value-type="string">
            <text:p text:style-name="P17">VCC <text:s/>(5V)</text:p>
          </table:table-cell>
          <table:table-cell table:style-name="Table14.C2" office:value-type="string">
            <text:p text:style-name="P24">Not use</text:p>
          </table:table-cell>
        </table:table-row>
        <table:table-row>
          <table:table-cell table:style-name="Table14.A2" office:value-type="float" office:value="2">
            <text:p text:style-name="P16">2</text:p>
          </table:table-cell>
          <table:table-cell table:style-name="Table14.B2" office:value-type="string">
            <text:p text:style-name="P17">GND</text:p>
          </table:table-cell>
          <table:table-cell table:style-name="Table14.C2" office:value-type="string">
            <text:p text:style-name="P24">GND</text:p>
          </table:table-cell>
        </table:table-row>
        <table:table-row>
          <table:table-cell table:style-name="Table14.A2" office:value-type="float" office:value="3">
            <text:p text:style-name="P16">3</text:p>
          </table:table-cell>
          <table:table-cell table:style-name="Table14.B2" office:value-type="string">
            <text:p text:style-name="P17">SCL/ E_PORTD0</text:p>
          </table:table-cell>
          <table:table-cell table:style-name="Table14.C2" office:value-type="string">
            <text:p text:style-name="P24">Not use</text:p>
          </table:table-cell>
        </table:table-row>
        <table:table-row>
          <table:table-cell table:style-name="Table14.A2" office:value-type="float" office:value="4">
            <text:p text:style-name="P16">4</text:p>
          </table:table-cell>
          <table:table-cell table:style-name="Table14.B2" office:value-type="string">
            <text:p text:style-name="P17">SDA/ E_PORTD1</text:p>
          </table:table-cell>
          <table:table-cell table:style-name="Table14.C2" office:value-type="string">
            <text:p text:style-name="P24">Not use</text:p>
          </table:table-cell>
        </table:table-row>
        <table:table-row>
          <table:table-cell table:style-name="Table14.A2" office:value-type="float" office:value="5">
            <text:p text:style-name="P16">5</text:p>
          </table:table-cell>
          <table:table-cell table:style-name="Table14.B2" office:value-type="string">
            <text:p text:style-name="P17">RX/ E_PORTD2</text:p>
          </table:table-cell>
          <table:table-cell table:style-name="Table14.C6" office:value-type="string">
            <text:p text:style-name="P25">Not use</text:p>
          </table:table-cell>
        </table:table-row>
        <table:table-row>
          <table:table-cell table:style-name="Table14.A2" office:value-type="float" office:value="6">
            <text:p text:style-name="P16">6</text:p>
          </table:table-cell>
          <table:table-cell table:style-name="Table14.B2" office:value-type="string">
            <text:p text:style-name="P17">TX/ E_PORTD3</text:p>
          </table:table-cell>
          <table:table-cell table:style-name="Table14.C6" office:value-type="string">
            <text:p text:style-name="P25">Not use</text:p>
          </table:table-cell>
        </table:table-row>
        <table:table-row>
          <table:table-cell table:style-name="Table14.A2" office:value-type="float" office:value="7">
            <text:p text:style-name="P16">7</text:p>
          </table:table-cell>
          <table:table-cell table:style-name="Table14.B2" office:value-type="string">
            <text:p text:style-name="P17">INT0/ E_PORTD4</text:p>
          </table:table-cell>
          <table:table-cell table:style-name="Table14.C6" office:value-type="string">
            <text:p text:style-name="P24">Not use</text:p>
          </table:table-cell>
        </table:table-row>
        <table:table-row>
          <table:table-cell table:style-name="Table14.A2" office:value-type="float" office:value="8">
            <text:p text:style-name="P16">8</text:p>
          </table:table-cell>
          <table:table-cell table:style-name="Table14.B2" office:value-type="string">
            <text:p text:style-name="P17">ICP/ E_PORTD5</text:p>
          </table:table-cell>
          <table:table-cell table:style-name="Table14.C6" office:value-type="string">
            <text:p text:style-name="P24">Not use</text:p>
          </table:table-cell>
        </table:table-row>
        <table:table-row>
          <table:table-cell table:style-name="Table14.A2" office:value-type="float" office:value="9">
            <text:p text:style-name="P16">9</text:p>
          </table:table-cell>
          <table:table-cell table:style-name="Table14.B2" office:value-type="string">
            <text:p text:style-name="P17">TIMER1/ E_PORTD6</text:p>
          </table:table-cell>
          <table:table-cell table:style-name="Table14.C10" office:value-type="string">
            <text:p text:style-name="P24">Not use</text:p>
          </table:table-cell>
        </table:table-row>
        <table:table-row>
          <table:table-cell table:style-name="Table14.A2" office:value-type="float" office:value="10">
            <text:p text:style-name="P16">10</text:p>
          </table:table-cell>
          <table:table-cell table:style-name="Table14.B2" office:value-type="string">
            <text:p text:style-name="P17">TIMER2/ E_PORTD7</text:p>
          </table:table-cell>
          <table:table-cell table:style-name="Table14.C11" office:value-type="string">
            <text:p text:style-name="P24">Not use</text:p>
          </table:table-cell>
        </table:table-row>
      </table:table>
      <text:p text:style-name="P17"/>
      <text:p text:style-name="P13"/>
      <text:p text:style-name="P20">Lower Right connector <text:s/>: Analog Input</text:p>
      <text:p text:style-name="P13">Connector <text:s/>1x 10 pins <text:s/>Male</text:p>
      <text:p text:style-name="P13">Part number : <text:s/>2211R-10G-LP-F1</text:p>
      <text:p text:style-name="P13">Spec files <text:s text:c="4"/>: For RFID Reader</text:p>
      <text:p text:style-name="P17"><text:tab/><text:tab/><text:tab/>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        <text:p text:style-name="P14">Port</text:p>
            </table:table-cell>
            <table:table-cell table:style-name="Table15.A1" office:value-type="string">
              <text:p text:style-name="P15">E_port Name</text:p>
            </table:table-cell>
            <table:table-cell table:style-name="Table15.C1" office:value-type="string">
              <text:p text:style-name="P14">RFID Reader</text:p>
            </table:table-cell>
          </table:table-row>
        </table:table-header-rows>
        <table:table-row>
          <table:table-cell table:style-name="Table15.A2" office:value-type="float" office:value="1">
            <text:p text:style-name="P16">1</text:p>
          </table:table-cell>
          <table:table-cell table:style-name="Table15.B2" office:value-type="string">
            <text:p text:style-name="P17"><text:s/>Exint2/ ADC <text:s/>(AVCC for Mega)</text:p>
          </table:table-cell>
          <table:table-cell table:style-name="Table15.C2" office:value-type="string">
            <text:p text:style-name="P24">data0</text:p>
          </table:table-cell>
        </table:table-row>
        <table:table-row>
          <table:table-cell table:style-name="Table15.A2" office:value-type="float" office:value="2">
            <text:p text:style-name="P16">2</text:p>
          </table:table-cell>
          <table:table-cell table:style-name="Table15.B2" office:value-type="string">
            <text:p text:style-name="P17"><text:s/>D/A <text:s text:c="2"/>(AREF for Mega)</text:p>
          </table:table-cell>
          <table:table-cell table:style-name="Table15.C2" office:value-type="string">
            <text:p text:style-name="P24">Not use</text:p>
          </table:table-cell>
        </table:table-row>
        <table:table-row>
          <table:table-cell table:style-name="Table15.A2" office:value-type="float" office:value="3">
            <text:p text:style-name="P16">3</text:p>
          </table:table-cell>
          <table:table-cell table:style-name="Table15.B2" office:value-type="string">
            <text:p text:style-name="P17">ADC_1/E_PORTC0</text:p>
          </table:table-cell>
          <table:table-cell table:style-name="Table15.C2" office:value-type="string">
            <text:p text:style-name="P24">Not use</text:p>
          </table:table-cell>
        </table:table-row>
        <table:table-row>
          <table:table-cell table:style-name="Table15.A2" office:value-type="float" office:value="4">
            <text:p text:style-name="P16">4</text:p>
          </table:table-cell>
          <table:table-cell table:style-name="Table15.B2" office:value-type="string">
            <text:p text:style-name="P17">ADC_2/E_PORTC1</text:p>
          </table:table-cell>
          <table:table-cell table:style-name="Table15.C2" office:value-type="string">
            <text:p text:style-name="P24">Not use</text:p>
          </table:table-cell>
        </table:table-row>
        <table:table-row>
          <table:table-cell table:style-name="Table15.A2" office:value-type="float" office:value="5">
            <text:p text:style-name="P16">5</text:p>
          </table:table-cell>
          <table:table-cell table:style-name="Table15.B2" office:value-type="string">
            <text:p text:style-name="P17">ADC_3/E_PORTC2</text:p>
          </table:table-cell>
          <table:table-cell table:style-name="Table15.C2" office:value-type="string">
            <text:p text:style-name="P24">Not use</text:p>
          </table:table-cell>
        </table:table-row>
        <table:table-row>
          <table:table-cell table:style-name="Table15.A2" office:value-type="float" office:value="6">
            <text:p text:style-name="P16">6</text:p>
          </table:table-cell>
          <table:table-cell table:style-name="Table15.B2" office:value-type="string">
            <text:p text:style-name="P17">ADC_4/E_PORTC3</text:p>
          </table:table-cell>
          <table:table-cell table:style-name="Table15.C2" office:value-type="string">
            <text:p text:style-name="P27">data1</text:p>
          </table:table-cell>
        </table:table-row>
        <table:table-row>
          <table:table-cell table:style-name="Table15.A2" office:value-type="float" office:value="7">
            <text:p text:style-name="P16">7</text:p>
          </table:table-cell>
          <table:table-cell table:style-name="Table15.B2" office:value-type="string">
            <text:p text:style-name="P17">ADC_5/E_PORTC4</text:p>
          </table:table-cell>
          <table:table-cell table:style-name="Table15.C2" office:value-type="string">
            <text:p text:style-name="P24">Not use</text:p>
          </table:table-cell>
        </table:table-row>
        <table:table-row>
          <table:table-cell table:style-name="Table15.A2" office:value-type="float" office:value="8">
            <text:p text:style-name="P16">8</text:p>
          </table:table-cell>
          <table:table-cell table:style-name="Table15.B2" office:value-type="string">
            <text:p text:style-name="P17">ADC_6/E_PORTC5</text:p>
          </table:table-cell>
          <table:table-cell table:style-name="Table15.C2" office:value-type="string">
            <text:p text:style-name="P24">Not use</text:p>
          </table:table-cell>
        </table:table-row>
        <table:table-row>
          <table:table-cell table:style-name="Table15.A2" office:value-type="float" office:value="9">
            <text:p text:style-name="P16">9</text:p>
          </table:table-cell>
          <table:table-cell table:style-name="Table15.B2" office:value-type="string">
            <text:p text:style-name="P17">ADC_7/E_PORTC6</text:p>
          </table:table-cell>
          <table:table-cell table:style-name="Table15.C10" office:value-type="string">
            <text:p text:style-name="P24">Not use</text:p>
          </table:table-cell>
        </table:table-row>
        <table:table-row>
          <table:table-cell table:style-name="Table15.A2" office:value-type="float" office:value="10">
            <text:p text:style-name="P16">10</text:p>
          </table:table-cell>
          <table:table-cell table:style-name="Table15.B2" office:value-type="string">
            <text:p text:style-name="P17">ADC_8/E_PORTC7</text:p>
          </table:table-cell>
          <table:table-cell table:style-name="Table15.C10" office:value-type="string">
            <text:p text:style-name="P24">Not use</text:p>
          </table:table-cell>
        </table:table-row>
      </table:table>
      <text:p text:style-name="P13"/>
      <text:list text:style-name="L5">
        <text:list-header>
          <text:p text:style-name="P54"/>
        </text:list-header>
        <text:list-item>
          <text:p text:style-name="P55">H/W Resource usage</text:p>
        </text:list-item>
      </text:list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6">PIN</text:p>
          </table:table-cell>
          <table:table-cell table:style-name="Table19.B1" office:value-type="string">
            <text:p text:style-name="P56">Use as</text:p>
          </table:table-cell>
        </table:table-row>
        <table:table-row>
          <table:table-cell table:style-name="Table19.A2" office:value-type="string">
            <text:p text:style-name="P57">0.7 (<text:span text:style-name="T20">E_PORTD1</text:span>)</text:p>
          </table:table-cell>
          <table:table-cell table:style-name="Table19.B2" office:value-type="string">
            <text:p text:style-name="P47">External Interrupt 2 (EINT2) <text:span text:style-name="T14">ทำงานที่ขอบขาลง</text:span></text:p>
          </table:table-cell>
        </table:table-row>
        <table:table-row>
          <table:table-cell table:style-name="Table19.A2" office:value-type="string">
            <text:p text:style-name="P57">0.30 (<text:span text:style-name="T20">E_PORTD2</text:span>) </text:p>
          </table:table-cell>
          <table:table-cell table:style-name="Table19.B2" office:value-type="string">
            <text:p text:style-name="P47">External Interrupt 3 (EINT3) <text:span text:style-name="T14">ทำงานที่ขอบขาลง</text:span></text:p>
          </table:table-cell>
        </table:table-row>
      </table:table>
      <text:p text:style-name="P7">5</text:p>
      <text:h text:style-name="Chaptertitle" text:outline-level="1">E_Keypad</text:h>
      <text:p text:style-name="Heading_20_1">Block Objective</text:p>
      <text:p text:style-name="Text_20_body"><text:tab/><text:span text:style-name="T6">เป็น</text:span>Block <text:span text:style-name="T6">สำหรับเชื่อมต่อ</text:span> Keypad <text:span text:style-name="T6">ขนาด</text:span> 12 pin (3x4) <text:s/><text:span text:style-name="T6">เข้ากับ</text:span> <text:s/>E-Block <text:span text:style-name="T6">อื่นๆ</text:span></text:p>
      <text:p text:style-name="Heading_20_1"/>
      <text:p text:style-name="P53">Theory of Operation</text:p>
      <text:p text:style-name="Text_20_body"><draw:g text:anchor-type="paragraph" draw:z-index="13" draw:style-name="gr1"><draw:line draw:style-name="gr7" draw:text-style-name="P37" svg:x1="5.512cm" svg:y1="0.594cm" svg:x2="5.512cm" svg:y2="4.875cm"><text:p/></draw:line><draw:line draw:style-name="gr7" draw:text-style-name="P37" svg:x1="4.69cm" svg:y1="4.205cm" svg:x2="8.325cm" svg:y2="4.205cm"><text:p/></draw:line><draw:line draw:style-name="gr7" draw:text-style-name="P37" svg:x1="4.69cm" svg:y1="1.204cm" svg:x2="8.325cm" svg:y2="1.204cm"><text:p/></draw:line><draw:line draw:style-name="gr7" draw:text-style-name="P37" svg:x1="4.69cm" svg:y1="3.205cm" svg:x2="8.325cm" svg:y2="3.205cm"><text:p/></draw:line><draw:line draw:style-name="gr7" draw:text-style-name="P37" svg:x1="4.69cm" svg:y1="2.204cm" svg:x2="8.325cm" svg:y2="2.204cm"><text:p/></draw:line><draw:line draw:style-name="gr7" draw:text-style-name="P37" svg:x1="7.512cm" svg:y1="0.594cm" svg:x2="7.512cm" svg:y2="4.875cm"><text:p/></draw:line><draw:line draw:style-name="gr7" draw:text-style-name="P37" svg:x1="6.512cm" svg:y1="0.594cm" svg:x2="6.512cm" svg:y2="4.875cm"><text:p/></draw:line><draw:frame draw:style-name="gr14" svg:width="0.473cm" svg:height="0.715cm" svg:x="4.355cm" svg:y="0.83cm"><draw:text-box><text:p>0</text:p></draw:text-box></draw:frame><draw:frame draw:style-name="gr14" svg:width="0.473cm" svg:height="0.715cm" svg:x="4.376cm" svg:y="1.855cm"><draw:text-box><text:p>1</text:p></draw:text-box></draw:frame><draw:frame draw:style-name="gr14" svg:width="0.473cm" svg:height="0.715cm" svg:x="4.386cm" svg:y="3.859cm"><draw:text-box><text:p>3</text:p></draw:text-box></draw:frame><draw:frame draw:style-name="gr14" svg:width="0.366cm" svg:height="0.715cm" svg:x="4.367cm" svg:y="2.829cm"><draw:text-box><text:p>2</text:p></draw:text-box></draw:frame><draw:frame draw:style-name="gr14" svg:width="0.473cm" svg:height="0.715cm" svg:x="6.408cm" svg:y="4.789cm"><draw:text-box><text:p>1</text:p></draw:text-box></draw:frame><draw:frame draw:style-name="gr14" svg:width="0.473cm" svg:height="0.715cm" svg:x="7.404cm" svg:y="4.78cm"><draw:text-box><text:p>2</text:p></draw:text-box></draw:frame><draw:frame draw:style-name="gr14" svg:width="0.473cm" svg:height="0.715cm" svg:x="5.406cm" svg:y="4.78cm"><draw:text-box><text:p>0</text:p></draw:text-box></draw:frame><draw:frame draw:style-name="gr15" svg:width="1.542cm" svg:height="0.638cm" svg:x="5.863cm" svg:y="5.383cm"><draw:text-box><text:p>Column</text:p></draw:text-box></draw:frame><draw:frame draw:style-name="gr16" svg:width="1.313cm" svg:height="0.904cm" svg:x="2.85cm" svg:y="2.249cm"><draw:text-box><text:p>Row</text:p></draw:text-box></draw:frame></draw:g><text:tab/></text:p>
      <text:p text:style-name="Text_20_body"/>
      <text:p text:style-name="Text_20_body"/>
      <text:p text:style-name="Text_20_body"/>
      <text:p text:style-name="Text_20_body"/>
      <text:p text:style-name="Text_20_body"><text:tab/></text:p>
      <text:p text:style-name="Text_20_body"/>
      <text:p text:style-name="P47"><text:tab/></text:p>
      <text:p text:style-name="P42"><text:tab/>keypad จะประกอบไปด้วย Row และ Column โดยปกติแล้ว Row และ Column จะไม่เชื่อมต่อกัน แต่ถ้าหากปุ่มใดถูกกด ก็จะทำให้ Row และ Column เชื่อมต่อกันที่จุดนั้น</text:p>
      <text:p text:style-name="P42"><text:tab/>ในการตรวจสอบว่าปุ่มใดถูกกดนั้น เราจะให้ Row เป็น Input ซึ่งจะต่อ pull up ไว้ ทำให้ทุกๆ Row มี Logic 1 ตลอด และเราจะให้ Column เป็น Output โดยส่งค่าออกมาเป็น Logic 0 ทุกๆ Column หากปุ่มใดๆถูกกดก็จะทำให้ Row นั้นมีค่าเป็น Logic 0 ทำให้เรารู้ว่าปุ่มที่ถูกกดนั้นอยู่ใน Row ใด หลังจากนั้น เราก็จะให้ Column ส่ง Output ออกมาเป็น Logic 0 ทีละ Column หากปุ่มที่ถูกกดอยู่ใน Column นั้นก็จะทำให้ Row เดิมมีค่าเป็น Logic 0 แต่ถ้าไม่ใช่ Row นั้นก็จะส่งค่าออกมาเป็น Logic 1</text:p>
      <text:p text:style-name="P47"><text:tab/><text:span text:style-name="T14">ตัวอย่าง</text:span></text:p>
      <text:p text:style-name="P42"><text:tab/><text:tab/>สมมุติให้เรากดปุ่มเลข 8 ก็คือตำแหน่ง Row 2 Column 1 โดยให้ตัวเลขสีแดงแทน Logic ที่เกิดขึ้น</text:p>
      <text:p text:style-name="P42"><draw:g text:anchor-type="paragraph" draw:z-index="14" draw:style-name="gr1"><draw:g draw:style-name="gr17"><draw:line draw:style-name="gr7" draw:text-style-name="P37" svg:x1="4.696cm" svg:y1="0.898cm" svg:x2="4.696cm" svg:y2="5.179cm"><text:p/></draw:line><draw:line draw:style-name="gr7" draw:text-style-name="P37" svg:x1="3.874cm" svg:y1="4.509cm" svg:x2="7.509cm" svg:y2="4.509cm"><text:p/></draw:line><draw:line draw:style-name="gr7" draw:text-style-name="P37" svg:x1="3.874cm" svg:y1="1.508cm" svg:x2="7.509cm" svg:y2="1.508cm"><text:p/></draw:line><draw:line draw:style-name="gr7" draw:text-style-name="P37" svg:x1="3.874cm" svg:y1="3.508cm" svg:x2="7.509cm" svg:y2="3.508cm"><text:p/></draw:line><draw:line draw:style-name="gr7" draw:text-style-name="P37" svg:x1="3.874cm" svg:y1="2.508cm" svg:x2="7.509cm" svg:y2="2.508cm"><text:p/></draw:line><draw:line draw:style-name="gr7" draw:text-style-name="P37" svg:x1="6.696cm" svg:y1="0.898cm" svg:x2="6.696cm" svg:y2="5.179cm"><text:p/></draw:line><draw:line draw:style-name="gr7" draw:text-style-name="P37" svg:x1="5.696cm" svg:y1="0.898cm" svg:x2="5.696cm" svg:y2="5.179cm"><text:p/></draw:line><draw:frame draw:style-name="gr14" svg:width="0.473cm" svg:height="0.715cm" svg:x="3.539cm" svg:y="1.134cm"><draw:text-box><text:p>0</text:p></draw:text-box></draw:frame><draw:frame draw:style-name="gr14" svg:width="0.473cm" svg:height="0.715cm" svg:x="3.56cm" svg:y="2.159cm"><draw:text-box><text:p>1</text:p></draw:text-box></draw:frame><draw:frame draw:style-name="gr14" svg:width="0.473cm" svg:height="0.715cm" svg:x="3.57cm" svg:y="4.163cm"><draw:text-box><text:p>3</text:p></draw:text-box></draw:frame><draw:frame draw:style-name="gr14" svg:width="0.366cm" svg:height="0.715cm" svg:x="3.551cm" svg:y="3.133cm"><draw:text-box><text:p>2</text:p></draw:text-box></draw:frame><draw:frame draw:style-name="gr14" svg:width="0.473cm" svg:height="0.715cm" svg:x="5.592cm" svg:y="5.092cm"><draw:text-box><text:p>1</text:p></draw:text-box></draw:frame><draw:frame draw:style-name="gr14" svg:width="0.473cm" svg:height="0.715cm" svg:x="6.588cm" svg:y="5.085cm"><draw:text-box><text:p>2</text:p></draw:text-box></draw:frame><draw:frame draw:style-name="gr14" svg:width="0.473cm" svg:height="0.715cm" svg:x="4.59cm" svg:y="5.085cm"><draw:text-box><text:p>0</text:p></draw:text-box></draw:frame><draw:frame draw:style-name="gr15" svg:width="1.542cm" svg:height="0.638cm" svg:x="5.047cm" svg:y="5.687cm"><draw:text-box><text:p>Column</text:p></draw:text-box></draw:frame><draw:frame draw:style-name="gr16" svg:width="1.313cm" svg:height="0.904cm" svg:x="2.034cm" svg:y="2.552cm"><draw:text-box><text:p>Row</text:p></draw:text-box></draw:frame><draw:ellipse draw:style-name="gr7" draw:text-style-name="P37" svg:width="0.237cm" svg:height="0.258cm" svg:x="5.594cm" svg:y="3.373cm"><text:p/></draw:ellipse></draw:g><draw:frame draw:style-name="gr18" draw:text-style-name="P58" svg:width="0.56cm" svg:height="0.969cm" svg:x="7.701cm" svg:y="1.092cm"><draw:text-box><text:p><text:span text:style-name="T1">1</text:span></text:p></draw:text-box></draw:frame><draw:frame draw:style-name="gr18" draw:text-style-name="P58" svg:width="0.539cm" svg:height="0.969cm" svg:x="7.701cm" svg:y="2.101cm"><draw:text-box><text:p><text:span text:style-name="T1">1</text:span></text:p></draw:text-box></draw:frame><draw:frame draw:style-name="gr18" draw:text-style-name="P58" svg:width="0.518cm" svg:height="0.969cm" svg:x="7.701cm" svg:y="3.133cm"><draw:text-box><text:p><text:span text:style-name="T1">0</text:span></text:p></draw:text-box></draw:frame><draw:frame draw:style-name="gr18" draw:text-style-name="P58" svg:width="0.532cm" svg:height="0.969cm" svg:x="5.613cm" svg:y="0.189cm"><draw:text-box><text:p><text:span text:style-name="T1">0</text:span></text:p></draw:text-box></draw:frame><draw:frame draw:style-name="gr18" draw:text-style-name="P58" svg:width="0.516cm" svg:height="0.969cm" svg:x="4.597cm" svg:y="0.187cm"><draw:text-box><text:p><text:span text:style-name="T1">0</text:span></text:p></draw:text-box></draw:frame><draw:frame draw:style-name="gr18" draw:text-style-name="P58" svg:width="0.597cm" svg:height="0.969cm" svg:x="6.611cm" svg:y="0.189cm"><draw:text-box><text:p><text:span text:style-name="T1">0</text:span></text:p></draw:text-box></draw:frame><draw:frame draw:style-name="gr18" draw:text-style-name="P58" svg:width="0.56cm" svg:height="0.969cm" svg:x="7.701cm" svg:y="4.133cm"><draw:text-box><text:p><text:span text:style-name="T1">1</text:span></text:p></draw:text-box></draw:frame></draw:g></text:p>
      <text:p text:style-name="P42"/>
      <text:p text:style-name="P42"/>
      <text:p text:style-name="P42"/>
      <text:p text:style-name="P42"/>
      <text:p text:style-name="P42"/>
      <text:p text:style-name="P42"/>
      <text:p text:style-name="P42"><text:s/></text:p>
      <text:p text:style-name="P42">Logic ที่ Row 2 จะเปลี่ยนจาก 1มีค่าเป็น 0 ทำให้เรารู้ว่าปุ่มที่ถูกกดนั้นอยู่ที่ Row 2 จากนั้นเราก็จะหาต่อว่าปุ่มที่ถูกกดอยู่ใน Columnใดโดยการเปลี่ยน Logic เป็น 0 ทีละ Column</text:p>
      <text:p text:style-name="P47"/>
      <text:p text:style-name="P59"/>
      <text:p text:style-name="P47"><draw:g text:anchor-type="paragraph" draw:z-index="15" draw:style-name="gr1"><draw:g draw:style-name="gr17"><draw:line draw:style-name="gr7" draw:text-style-name="P37" svg:x1="5.181cm" svg:y1="0.041cm" svg:x2="5.181cm" svg:y2="4.322cm"><text:p/></draw:line><draw:line draw:style-name="gr7" draw:text-style-name="P37" svg:x1="4.359cm" svg:y1="3.652cm" svg:x2="7.994cm" svg:y2="3.652cm"><text:p/></draw:line><draw:line draw:style-name="gr7" draw:text-style-name="P37" svg:x1="4.359cm" svg:y1="0.651cm" svg:x2="7.994cm" svg:y2="0.651cm"><text:p/></draw:line><draw:line draw:style-name="gr7" draw:text-style-name="P37" svg:x1="4.359cm" svg:y1="2.651cm" svg:x2="7.994cm" svg:y2="2.651cm"><text:p/></draw:line><draw:line draw:style-name="gr7" draw:text-style-name="P37" svg:x1="4.359cm" svg:y1="1.651cm" svg:x2="7.994cm" svg:y2="1.651cm"><text:p/></draw:line><draw:line draw:style-name="gr7" draw:text-style-name="P37" svg:x1="7.181cm" svg:y1="0.041cm" svg:x2="7.181cm" svg:y2="4.322cm"><text:p/></draw:line><draw:line draw:style-name="gr7" draw:text-style-name="P37" svg:x1="6.181cm" svg:y1="0.041cm" svg:x2="6.181cm" svg:y2="4.322cm"><text:p/></draw:line><draw:frame draw:style-name="gr14" svg:width="0.473cm" svg:height="0.715cm" svg:x="4.025cm" svg:y="0.277cm"><draw:text-box><text:p>0</text:p></draw:text-box></draw:frame><draw:frame draw:style-name="gr14" svg:width="0.473cm" svg:height="0.715cm" svg:x="4.045cm" svg:y="1.302cm"><draw:text-box><text:p>1</text:p></draw:text-box></draw:frame><draw:frame draw:style-name="gr14" svg:width="0.473cm" svg:height="0.715cm" svg:x="4.055cm" svg:y="3.306cm"><draw:text-box><text:p>3</text:p></draw:text-box></draw:frame><draw:frame draw:style-name="gr14" svg:width="0.366cm" svg:height="0.715cm" svg:x="4.036cm" svg:y="2.276cm"><draw:text-box><text:p>2</text:p></draw:text-box></draw:frame><draw:frame draw:style-name="gr14" svg:width="0.473cm" svg:height="0.715cm" svg:x="6.077cm" svg:y="4.235cm"><draw:text-box><text:p>1</text:p></draw:text-box></draw:frame><draw:frame draw:style-name="gr14" svg:width="0.473cm" svg:height="0.715cm" svg:x="7.073cm" svg:y="4.228cm"><draw:text-box><text:p>2</text:p></draw:text-box></draw:frame><draw:frame draw:style-name="gr14" svg:width="0.473cm" svg:height="0.715cm" svg:x="5.075cm" svg:y="4.228cm"><draw:text-box><text:p>0</text:p></draw:text-box></draw:frame><draw:frame draw:style-name="gr15" svg:width="1.542cm" svg:height="0.638cm" svg:x="5.532cm" svg:y="4.83cm"><draw:text-box><text:p>Column</text:p></draw:text-box></draw:frame><draw:frame draw:style-name="gr16" svg:width="1.313cm" svg:height="0.904cm" svg:x="2.519cm" svg:y="1.695cm"><draw:text-box><text:p>Row</text:p></draw:text-box></draw:frame><draw:ellipse draw:style-name="gr7" draw:text-style-name="P37" svg:width="0.237cm" svg:height="0.258cm" svg:x="6.08cm" svg:y="2.516cm"><text:p/></draw:ellipse></draw:g><draw:frame draw:style-name="gr18" draw:text-style-name="P58" svg:width="0.56cm" svg:height="0.969cm" svg:x="8.186cm" svg:y="0.235cm"><draw:text-box><text:p><text:span text:style-name="T1">1</text:span></text:p></draw:text-box></draw:frame><draw:frame draw:style-name="gr18" draw:text-style-name="P58" svg:width="0.539cm" svg:height="0.969cm" svg:x="8.186cm" svg:y="1.244cm"><draw:text-box><text:p><text:span text:style-name="T1">1</text:span></text:p></draw:text-box></draw:frame><draw:frame draw:style-name="gr18" draw:text-style-name="P58" svg:width="0.518cm" svg:height="0.969cm" svg:x="8.186cm" svg:y="2.276cm"><draw:text-box><text:p><text:span text:style-name="T1">1</text:span></text:p></draw:text-box></draw:frame><draw:frame draw:style-name="gr18" draw:text-style-name="P58" svg:width="0.532cm" svg:height="0.969cm" svg:x="6.098cm" svg:y="-0.668cm"><draw:text-box><text:p><text:span text:style-name="T1">1</text:span></text:p></draw:text-box></draw:frame><draw:frame draw:style-name="gr18" draw:text-style-name="P58" svg:width="0.516cm" svg:height="0.969cm" svg:x="5.082cm" svg:y="-0.67cm"><draw:text-box><text:p><text:span text:style-name="T1">0</text:span></text:p></draw:text-box></draw:frame><draw:frame draw:style-name="gr18" draw:text-style-name="P58" svg:width="0.597cm" svg:height="0.969cm" svg:x="7.096cm" svg:y="-0.668cm"><draw:text-box><text:p><text:span text:style-name="T1">1</text:span></text:p></draw:text-box></draw:frame><draw:frame draw:style-name="gr18" draw:text-style-name="P58" svg:width="0.56cm" svg:height="0.969cm" svg:x="8.186cm" svg:y="3.276cm"><draw:text-box><text:p><text:span text:style-name="T1">1</text:span></text:p></draw:text-box></draw:frame></draw:g></text:p>
      <text:p text:style-name="P47"><text:tab/></text:p>
      <text:p text:style-name="P47"/>
      <text:p text:style-name="P47"/>
      <text:p text:style-name="P47"/>
      <text:p text:style-name="P47"/>
      <text:p text:style-name="P42"/>
      <text:p text:style-name="P42">เริ่มจาก Column 0 ก็จะเห็นว่า Row 2 นั้นมีค่าเป็น 1 ไม่เปลี่ยนแปลง ก็แสดงว่าปุ่มที่ถูกกดนั้นไม่ได้อยู่ที่ตำแหน่ง Column 0 </text:p>
      <text:p text:style-name="P42"><draw:g text:anchor-type="paragraph" draw:z-index="16" draw:style-name="gr1"><draw:g draw:style-name="gr17"><draw:line draw:style-name="gr7" draw:text-style-name="P37" svg:x1="5.119cm" svg:y1="0.845cm" svg:x2="5.119cm" svg:y2="5.126cm"><text:p/></draw:line><draw:line draw:style-name="gr7" draw:text-style-name="P37" svg:x1="4.297cm" svg:y1="4.456cm" svg:x2="7.932cm" svg:y2="4.456cm"><text:p/></draw:line><draw:line draw:style-name="gr7" draw:text-style-name="P37" svg:x1="4.297cm" svg:y1="1.455cm" svg:x2="7.932cm" svg:y2="1.455cm"><text:p/></draw:line><draw:line draw:style-name="gr7" draw:text-style-name="P37" svg:x1="4.297cm" svg:y1="3.455cm" svg:x2="7.932cm" svg:y2="3.455cm"><text:p/></draw:line><draw:line draw:style-name="gr7" draw:text-style-name="P37" svg:x1="4.297cm" svg:y1="2.455cm" svg:x2="7.932cm" svg:y2="2.455cm"><text:p/></draw:line><draw:line draw:style-name="gr7" draw:text-style-name="P37" svg:x1="7.119cm" svg:y1="0.845cm" svg:x2="7.119cm" svg:y2="5.126cm"><text:p/></draw:line><draw:line draw:style-name="gr7" draw:text-style-name="P37" svg:x1="6.119cm" svg:y1="0.845cm" svg:x2="6.119cm" svg:y2="5.126cm"><text:p/></draw:line><draw:frame draw:style-name="gr14" svg:width="0.473cm" svg:height="0.715cm" svg:x="3.963cm" svg:y="1.081cm"><draw:text-box><text:p>0</text:p></draw:text-box></draw:frame><draw:frame draw:style-name="gr14" svg:width="0.473cm" svg:height="0.715cm" svg:x="3.983cm" svg:y="2.106cm"><draw:text-box><text:p>1</text:p></draw:text-box></draw:frame><draw:frame draw:style-name="gr14" svg:width="0.473cm" svg:height="0.715cm" svg:x="3.993cm" svg:y="4.11cm"><draw:text-box><text:p>3</text:p></draw:text-box></draw:frame><draw:frame draw:style-name="gr14" svg:width="0.366cm" svg:height="0.715cm" svg:x="3.974cm" svg:y="3.08cm"><draw:text-box><text:p>2</text:p></draw:text-box></draw:frame><draw:frame draw:style-name="gr14" svg:width="0.473cm" svg:height="0.715cm" svg:x="6.015cm" svg:y="5.039cm"><draw:text-box><text:p>1</text:p></draw:text-box></draw:frame><draw:frame draw:style-name="gr14" svg:width="0.473cm" svg:height="0.715cm" svg:x="7.011cm" svg:y="5.032cm"><draw:text-box><text:p>2</text:p></draw:text-box></draw:frame><draw:frame draw:style-name="gr14" svg:width="0.473cm" svg:height="0.715cm" svg:x="5.013cm" svg:y="5.032cm"><draw:text-box><text:p>0</text:p></draw:text-box></draw:frame><draw:frame draw:style-name="gr15" svg:width="1.542cm" svg:height="0.638cm" svg:x="5.47cm" svg:y="5.634cm"><draw:text-box><text:p>Column</text:p></draw:text-box></draw:frame><draw:frame draw:style-name="gr16" svg:width="1.313cm" svg:height="0.904cm" svg:x="2.457cm" svg:y="2.499cm"><draw:text-box><text:p>Row</text:p></draw:text-box></draw:frame><draw:ellipse draw:style-name="gr7" draw:text-style-name="P37" svg:width="0.237cm" svg:height="0.258cm" svg:x="6.018cm" svg:y="3.32cm"><text:p/></draw:ellipse></draw:g><draw:frame draw:style-name="gr18" draw:text-style-name="P58" svg:width="0.56cm" svg:height="0.969cm" svg:x="8.124cm" svg:y="1.039cm"><draw:text-box><text:p><text:span text:style-name="T1">1</text:span></text:p></draw:text-box></draw:frame><draw:frame draw:style-name="gr18" draw:text-style-name="P58" svg:width="0.539cm" svg:height="0.969cm" svg:x="8.124cm" svg:y="2.048cm"><draw:text-box><text:p><text:span text:style-name="T1">1</text:span></text:p></draw:text-box></draw:frame><draw:frame draw:style-name="gr18" draw:text-style-name="P58" svg:width="0.518cm" svg:height="0.969cm" svg:x="8.124cm" svg:y="3.08cm"><draw:text-box><text:p><text:span text:style-name="T1">0</text:span></text:p></draw:text-box></draw:frame><draw:frame draw:style-name="gr18" draw:text-style-name="P58" svg:width="0.532cm" svg:height="0.969cm" svg:x="6.036cm" svg:y="0.136cm"><draw:text-box><text:p><text:span text:style-name="T1">0</text:span></text:p></draw:text-box></draw:frame><draw:frame draw:style-name="gr18" draw:text-style-name="P58" svg:width="0.516cm" svg:height="0.969cm" svg:x="5.02cm" svg:y="0.134cm"><draw:text-box><text:p><text:span text:style-name="T1">1</text:span></text:p></draw:text-box></draw:frame><draw:frame draw:style-name="gr18" draw:text-style-name="P58" svg:width="0.597cm" svg:height="0.969cm" svg:x="7.034cm" svg:y="0.136cm"><draw:text-box><text:p><text:span text:style-name="T1">1</text:span></text:p></draw:text-box></draw:frame><draw:frame draw:style-name="gr18" draw:text-style-name="P58" svg:width="0.56cm" svg:height="0.969cm" svg:x="8.124cm" svg:y="4.08cm"><draw:text-box><text:p><text:span text:style-name="T1">1</text:span></text:p></draw:text-box></draw:frame></draw:g></text:p>
      <text:p text:style-name="P47"/>
      <text:p text:style-name="P60">ต่อไปเราก็ให้ Column 1 เป็น 0 ก็จะเห็นว่า Row 2 นั้นเปลี่ยนค่าเป็น 0 แสดงว่าปุ่มที่ถูกกดอยู่ที่ตำแหน่ง Column 1 เมื่อเรารู้ทั้ง Row และ Columnแล้วเราก็สามารถบอกได้ว่า ปุ่มที่ตำแหน่ง Row 2 Column 1 นั้นก็คือปุ่มเลข 8</text:p>
      <text:p text:style-name="P61">BOM</text:p>
      <text:p text:style-name="P62"><text:tab/>keypad <text:tab/>1 ตัว</text:p>
      <text:list text:style-name="L6">
        <text:list-header>
          <text:p text:style-name="P63">R 10k<text:tab/><text:tab/>4 ตัว</text:p>
        </text:list-header>
      </text:list>
      <text:p text:style-name="P50">Circuit Diagram</text:p>
      <text:p text:style-name="P51"><text:s text:c="11"/>File<text:tab/>keypad.pdf</text:p>
      <text:p text:style-name="P51"><text:tab/><text:tab/>keypad.TSC</text:p>
      <text:p text:style-name="P53">Pin diagram</text:p>
      <text:p text:style-name="P13">Upper Left connector : Digital O/P <text:s/>/ SPI</text:p>
      <text:p text:style-name="P13">Connector <text:s/>1x 10 pins <text:s/>Male</text:p>
      <text:p text:style-name="P13">Part number : <text:s/>2211R-10G-LP-F1</text:p>
      <text:p text:style-name="P13">Spec files <text:s text:c="4"/>: <text:s text:c="2"/>For keypad</text:p>
      <text:p text:style-name="P17"><text:tab/><text:tab/><text:tab/>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office:value-type="string">
              <text:p text:style-name="P14">Port</text:p>
            </table:table-cell>
            <table:table-cell table:style-name="Table16.A1" office:value-type="string">
              <text:p text:style-name="P15">E_port Name</text:p>
            </table:table-cell>
            <table:table-cell table:style-name="Table16.C1" office:value-type="string">
              <text:p text:style-name="P14">keypad</text:p>
            </table:table-cell>
          </table:table-row>
        </table:table-header-rows>
        <table:table-row>
          <table:table-cell table:style-name="Table16.A2" office:value-type="float" office:value="1">
            <text:p text:style-name="P16">1</text:p>
          </table:table-cell>
          <table:table-cell table:style-name="Table16.B2" office:value-type="string">
            <text:p text:style-name="P17">VCC <text:s/>(5V)</text:p>
          </table:table-cell>
          <table:table-cell table:style-name="Table16.C2" office:value-type="string">
            <text:p text:style-name="P28">Vcc</text:p>
          </table:table-cell>
        </table:table-row>
        <table:table-row>
          <table:table-cell table:style-name="Table16.A2" office:value-type="float" office:value="2">
            <text:p text:style-name="P16">2</text:p>
          </table:table-cell>
          <table:table-cell table:style-name="Table16.B2" office:value-type="string">
            <text:p text:style-name="P17">GND</text:p>
          </table:table-cell>
          <table:table-cell table:style-name="Table16.C2" office:value-type="string">
            <text:p text:style-name="P28">Not use</text:p>
          </table:table-cell>
        </table:table-row>
        <table:table-row>
          <table:table-cell table:style-name="Table16.A2" office:value-type="float" office:value="3">
            <text:p text:style-name="P16">3</text:p>
          </table:table-cell>
          <table:table-cell table:style-name="Table16.B2" office:value-type="string">
            <text:p text:style-name="P17">E_PORTA0</text:p>
          </table:table-cell>
          <table:table-cell table:style-name="Table16.C2" office:value-type="string">
            <text:p text:style-name="P28">Not use</text:p>
          </table:table-cell>
        </table:table-row>
        <table:table-row>
          <table:table-cell table:style-name="Table16.A2" office:value-type="float" office:value="4">
            <text:p text:style-name="P16">4</text:p>
          </table:table-cell>
          <table:table-cell table:style-name="Table16.B2" office:value-type="string">
            <text:p text:style-name="P17">E_PORTA1</text:p>
          </table:table-cell>
          <table:table-cell table:style-name="Table16.C2" office:value-type="string">
            <text:p text:style-name="P28">Not use</text:p>
          </table:table-cell>
        </table:table-row>
        <table:table-row>
          <table:table-cell table:style-name="Table16.A2" office:value-type="float" office:value="5">
            <text:p text:style-name="P16">5</text:p>
          </table:table-cell>
          <table:table-cell table:style-name="Table16.B2" office:value-type="string">
            <text:p text:style-name="P17">E_PORTA2</text:p>
          </table:table-cell>
          <table:table-cell table:style-name="Table16.C2" office:value-type="string">
            <text:p text:style-name="P28">Not use</text:p>
          </table:table-cell>
        </table:table-row>
        <table:table-row>
          <table:table-cell table:style-name="Table16.A2" office:value-type="float" office:value="6">
            <text:p text:style-name="P16">6</text:p>
          </table:table-cell>
          <table:table-cell table:style-name="Table16.B2" office:value-type="string">
            <text:p text:style-name="P17">E_PORTA3</text:p>
          </table:table-cell>
          <table:table-cell table:style-name="Table16.C7" office:value-type="string">
            <text:p text:style-name="P28">Not use</text:p>
          </table:table-cell>
        </table:table-row>
        <table:table-row>
          <table:table-cell table:style-name="Table16.A2" office:value-type="float" office:value="7">
            <text:p text:style-name="P16">7</text:p>
          </table:table-cell>
          <table:table-cell table:style-name="Table16.B2" office:value-type="string">
            <text:p text:style-name="P17">E_PORTA4 /SS</text:p>
          </table:table-cell>
          <table:table-cell table:style-name="Table16.C2" office:value-type="string">
            <text:p text:style-name="P28">Not use</text:p>
          </table:table-cell>
        </table:table-row>
        <table:table-row>
          <table:table-cell table:style-name="Table16.A2" office:value-type="float" office:value="8">
            <text:p text:style-name="P16">8</text:p>
          </table:table-cell>
          <table:table-cell table:style-name="Table16.B2" office:value-type="string">
            <text:p text:style-name="P17">E_PORTA5/MOSI</text:p>
          </table:table-cell>
          <table:table-cell table:style-name="Table16.C2" office:value-type="string">
            <text:p text:style-name="P28">Not use</text:p>
          </table:table-cell>
        </table:table-row>
        <table:table-row>
          <table:table-cell table:style-name="Table16.A2" office:value-type="float" office:value="9">
            <text:p text:style-name="P16">9</text:p>
          </table:table-cell>
          <table:table-cell table:style-name="Table16.B2" office:value-type="string">
            <text:p text:style-name="P17">E_PORTA6/ MISO</text:p>
          </table:table-cell>
          <table:table-cell table:style-name="Table16.C10" office:value-type="string">
            <text:p text:style-name="P28">Not use</text:p>
          </table:table-cell>
        </table:table-row>
        <table:table-row table:style-name="Table16.11">
          <table:table-cell table:style-name="Table16.A2" office:value-type="float" office:value="10">
            <text:p text:style-name="P16">10</text:p>
          </table:table-cell>
          <table:table-cell table:style-name="Table16.B2" office:value-type="string">
            <text:p text:style-name="P17">E_PORTA7/SCK</text:p>
          </table:table-cell>
          <table:table-cell table:style-name="Table16.C11" office:value-type="string">
            <text:p text:style-name="P29">Not use</text:p>
          </table:table-cell>
        </table:table-row>
      </table:table>
      <text:p text:style-name="P17"/>
      <text:p text:style-name="P17"/>
      <text:p text:style-name="P13"/>
      <text:p text:style-name="P20">Lower Left connector : Digital I/P</text:p>
      <text:p text:style-name="P13">Connector <text:s/>1x 10 pins <text:s/>Male</text:p>
      <text:p text:style-name="P13">Part number : <text:s/>2211R-10G-LP-F1</text:p>
      <text:p text:style-name="P13">Spec files <text:s text:c="4"/>: <text:s/>For keypad</text:p>
      <text:p text:style-name="P17"><text:tab/><text:tab/><text:tab/></text:p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>
            <table:table-cell table:style-name="Table17.A1" office:value-type="string">
              <text:p text:style-name="P14">Port</text:p>
            </table:table-cell>
            <table:table-cell table:style-name="Table17.A1" office:value-type="string">
              <text:p text:style-name="P15">E_port Name</text:p>
            </table:table-cell>
            <table:table-cell table:style-name="Table17.C1" office:value-type="string">
              <text:p text:style-name="P14">keypad</text:p>
            </table:table-cell>
          </table:table-row>
        </table:table-header-rows>
        <table:table-row>
          <table:table-cell table:style-name="Table17.A2" office:value-type="float" office:value="1">
            <text:p text:style-name="P16">1</text:p>
          </table:table-cell>
          <table:table-cell table:style-name="Table17.B2" office:value-type="string">
            <text:p text:style-name="P17">TIMER0</text:p>
          </table:table-cell>
          <table:table-cell table:style-name="Table17.C2" office:value-type="string">
            <text:p text:style-name="P28">Not use</text:p>
          </table:table-cell>
        </table:table-row>
        <table:table-row>
          <table:table-cell table:style-name="Table17.A2" office:value-type="float" office:value="2">
            <text:p text:style-name="P16">2</text:p>
          </table:table-cell>
          <table:table-cell table:style-name="Table17.B2" office:value-type="string">
            <text:p text:style-name="P17">INT1</text:p>
          </table:table-cell>
          <table:table-cell table:style-name="Table17.C2" office:value-type="string">
            <text:p text:style-name="P30">Pin 1</text:p>
          </table:table-cell>
        </table:table-row>
        <table:table-row>
          <table:table-cell table:style-name="Table17.A2" office:value-type="float" office:value="3">
            <text:p text:style-name="P16">3</text:p>
          </table:table-cell>
          <table:table-cell table:style-name="Table17.B2" office:value-type="string">
            <text:p text:style-name="P17">E_PORTB0</text:p>
          </table:table-cell>
          <table:table-cell table:style-name="Table17.C2" office:value-type="string">
            <text:p text:style-name="P30">Pin 2</text:p>
          </table:table-cell>
        </table:table-row>
        <table:table-row>
          <table:table-cell table:style-name="Table17.A2" office:value-type="float" office:value="4">
            <text:p text:style-name="P16">4</text:p>
          </table:table-cell>
          <table:table-cell table:style-name="Table17.B2" office:value-type="string">
            <text:p text:style-name="P17">E_PORTB1</text:p>
          </table:table-cell>
          <table:table-cell table:style-name="Table17.C2" office:value-type="string">
            <text:p text:style-name="P30">Pin 3</text:p>
          </table:table-cell>
        </table:table-row>
        <table:table-row>
          <table:table-cell table:style-name="Table17.A2" office:value-type="float" office:value="5">
            <text:p text:style-name="P16">5</text:p>
          </table:table-cell>
          <table:table-cell table:style-name="Table17.B2" office:value-type="string">
            <text:p text:style-name="P17">E_PORTB2</text:p>
          </table:table-cell>
          <table:table-cell table:style-name="Table17.C2" office:value-type="string">
            <text:p text:style-name="P30">Pin 4</text:p>
          </table:table-cell>
        </table:table-row>
        <table:table-row>
          <table:table-cell table:style-name="Table17.A2" office:value-type="float" office:value="6">
            <text:p text:style-name="P16">6</text:p>
          </table:table-cell>
          <table:table-cell table:style-name="Table17.B2" office:value-type="string">
            <text:p text:style-name="P17">E_PORTB3</text:p>
          </table:table-cell>
          <table:table-cell table:style-name="Table17.C2" office:value-type="string">
            <text:p text:style-name="P30">Pin 5</text:p>
          </table:table-cell>
        </table:table-row>
        <table:table-row>
          <table:table-cell table:style-name="Table17.A2" office:value-type="float" office:value="7">
            <text:p text:style-name="P16">7</text:p>
          </table:table-cell>
          <table:table-cell table:style-name="Table17.B2" office:value-type="string">
            <text:p text:style-name="P17">E_PORTB4</text:p>
          </table:table-cell>
          <table:table-cell table:style-name="Table17.C2" office:value-type="string">
            <text:p text:style-name="P30">Pin 6</text:p>
          </table:table-cell>
        </table:table-row>
        <table:table-row>
          <table:table-cell table:style-name="Table17.A2" office:value-type="float" office:value="8">
            <text:p text:style-name="P16">8</text:p>
          </table:table-cell>
          <table:table-cell table:style-name="Table17.B2" office:value-type="string">
            <text:p text:style-name="P17">E_PORTB5</text:p>
          </table:table-cell>
          <table:table-cell table:style-name="Table17.C2" office:value-type="string">
            <text:p text:style-name="P30">Pin 7</text:p>
          </table:table-cell>
        </table:table-row>
        <table:table-row>
          <table:table-cell table:style-name="Table17.A2" office:value-type="float" office:value="9">
            <text:p text:style-name="P16">9</text:p>
          </table:table-cell>
          <table:table-cell table:style-name="Table17.B2" office:value-type="string">
            <text:p text:style-name="P17">E_PORTB6</text:p>
          </table:table-cell>
          <table:table-cell table:style-name="Table17.C10" office:value-type="string">
            <text:p text:style-name="P28">Not use</text:p>
          </table:table-cell>
        </table:table-row>
        <table:table-row>
          <table:table-cell table:style-name="Table17.A2" office:value-type="float" office:value="10">
            <text:p text:style-name="P16">10</text:p>
          </table:table-cell>
          <table:table-cell table:style-name="Table17.B2" office:value-type="string">
            <text:p text:style-name="P17">E_PORTB7/ICP</text:p>
          </table:table-cell>
          <table:table-cell table:style-name="Table17.C10" office:value-type="string">
            <text:p text:style-name="P28">Not use</text:p>
          </table:table-cell>
        </table:table-row>
      </table:table>
      <text:p text:style-name="P13"/>
      <text:list text:style-name="L7">
        <text:list-header>
          <text:p text:style-name="P64"/>
        </text:list-header>
        <text:list-item>
          <text:p text:style-name="P65">H/W Resource usage</text:p>
        </text:list-item>
      </text:list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6">PIN</text:p>
          </table:table-cell>
          <table:table-cell table:style-name="Table18.B1" office:value-type="string">
            <text:p text:style-name="P56">Use as</text:p>
          </table:table-cell>
        </table:table-row>
        <table:table-row>
          <table:table-cell table:style-name="Table18.A2" office:value-type="string">
            <text:p text:style-name="P66">0.15 <text:span text:style-name="T9">(</text:span><text:span text:style-name="T21">INT1)</text:span></text:p>
          </table:table-cell>
          <table:table-cell table:style-name="Table18.B2" office:value-type="string">
            <text:p text:style-name="P47">GPIO input</text:p>
          </table:table-cell>
        </table:table-row>
        <table:table-row>
          <table:table-cell table:style-name="Table18.A2" office:value-type="string">
            <text:p text:style-name="P56">1.16 <text:span text:style-name="T9">(</text:span><text:span text:style-name="T21">E_PORTB0)</text:span></text:p>
          </table:table-cell>
          <table:table-cell table:style-name="Table18.B2" office:value-type="string">
            <text:p text:style-name="P47">GPIO input </text:p>
          </table:table-cell>
        </table:table-row>
        <table:table-row>
          <table:table-cell table:style-name="Table18.A2" office:value-type="string">
            <text:p text:style-name="P56">1.17 <text:span text:style-name="T9">(</text:span><text:span text:style-name="T21">E_PORTB1)</text:span></text:p>
          </table:table-cell>
          <table:table-cell table:style-name="Table18.B2" office:value-type="string">
            <text:p text:style-name="P47">GPIO input</text:p>
          </table:table-cell>
        </table:table-row>
        <table:table-row>
          <table:table-cell table:style-name="Table18.A2" office:value-type="string">
            <text:p text:style-name="P56">1.18 <text:span text:style-name="T9">(</text:span><text:span text:style-name="T21">E_PORTB2)</text:span></text:p>
          </table:table-cell>
          <table:table-cell table:style-name="Table18.B2" office:value-type="string">
            <text:p text:style-name="P47">GPIO input</text:p>
          </table:table-cell>
        </table:table-row>
        <table:table-row>
          <table:table-cell table:style-name="Table18.A2" office:value-type="string">
            <text:p text:style-name="P56">1.19 <text:span text:style-name="T9">(</text:span><text:span text:style-name="T21">E_PORTB3)</text:span></text:p>
          </table:table-cell>
          <table:table-cell table:style-name="Table18.B2" office:value-type="string">
            <text:p text:style-name="P47">GPIO output</text:p>
          </table:table-cell>
        </table:table-row>
        <table:table-row>
          <table:table-cell table:style-name="Table18.A2" office:value-type="string">
            <text:p text:style-name="P56">1.20 <text:span text:style-name="T9">(</text:span><text:span text:style-name="T21">E_PORTB4)</text:span></text:p>
          </table:table-cell>
          <table:table-cell table:style-name="Table18.B2" office:value-type="string">
            <text:p text:style-name="P47">GPIO output</text:p>
          </table:table-cell>
        </table:table-row>
        <table:table-row>
          <table:table-cell table:style-name="Table18.A2" office:value-type="string">
            <text:p text:style-name="P56">1.21 <text:span text:style-name="T9">(</text:span><text:span text:style-name="T21">E_PORTB5)</text:span></text:p>
          </table:table-cell>
          <table:table-cell table:style-name="Table18.B2" office:value-type="string">
            <text:p text:style-name="P47">GPIO output</text:p>
          </table:table-cell>
        </table:table-row>
      </table:table>
      <text:p text:style-name="P7">6</text:p>
      <text:h text:style-name="Chaptertitle" text:outline-level="1">E_SD/MMC</text:h>
      <text:h text:style-name="P67" text:outline-level="1"/>
      <text:p text:style-name="Heading_20_1">Block Objective</text:p>
      <text:p text:style-name="P42"><text:tab/>เป็น Block สำหรับเขียนและอ่านข้อมูลลง SD/MMC Cardผ่านการเชื่อมต่อแบบ SPI</text:p>
      <text:p text:style-name="Heading_20_1">Theory of Operation</text:p>
      <text:p text:style-name="P46"><text:tab/>ในการเขียนและอ่าน SD/MMC จะทำการเขียนอ่านข้อมูลทีละบล๊อคของข้อมูล โดยในที่นี้จะกำหนดค่าให้ 1 บล๊อคเท่ากับ 512 byte จะได้</text:p>
      <text:p text:style-name="P42"><draw:g text:anchor-type="paragraph" draw:z-index="17" draw:style-name="gr1"><draw:custom-shape draw:style-name="gr19" draw:text-style-name="P37" svg:width="7.937cm" svg:height="0.952cm" svg:x="2.983cm" svg:y="-0.039cm"><text:p text:style-name="P37">512 byte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37" svg:width="7.937cm" svg:height="0.952cm" svg:x="2.983cm" svg:y="2.813cm"><text:p text:style-name="P37">512 byte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37" svg:width="7.937cm" svg:height="0.952cm" svg:x="2.983cm" svg:y="1.862cm"><text:p text:style-name="P37">512 byte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37" svg:width="7.937cm" svg:height="0.952cm" svg:x="2.983cm" svg:y="0.912cm"><text:p text:style-name="P37">512 byte</text:p><draw:enhanced-geometry svg:viewBox="0 0 21600 21600" draw:glue-points="10800 0 0 10800 10800 21600 21600 10800" draw:type="flowchart-process" draw:enhanced-path="M 0 0 L 21600 0 21600 21600 0 21600 0 0 Z N"/></draw:custom-shape><draw:frame draw:style-name="gr4" svg:width="1.696cm" svg:height="0.689cm" svg:x="0.856cm" svg:y="0.06cm"><draw:text-box><text:p>Block 0</text:p></draw:text-box></draw:frame><draw:frame draw:style-name="gr4" svg:width="1.696cm" svg:height="0.689cm" svg:x="0.831cm" svg:y="1.039cm"><draw:text-box><text:p>Block 1</text:p></draw:text-box></draw:frame><draw:frame draw:style-name="gr4" svg:width="1.696cm" svg:height="0.689cm" svg:x="0.826cm" svg:y="3.018cm"><draw:text-box><text:p>Block 3</text:p></draw:text-box></draw:frame><draw:frame draw:style-name="gr4" svg:width="1.696cm" svg:height="0.689cm" svg:x="0.826cm" svg:y="2.048cm"><draw:text-box><text:p>Block 2</text:p></draw:text-box></draw:frame><draw:frame draw:style-name="gr4" draw:text-style-name="P69" svg:width="1.696cm" svg:height="1.535cm" svg:x="1.288cm" svg:y="3.42cm"><draw:text-box><text:p text:style-name="P68"><text:span text:style-name="T22">.</text:span></text:p><text:p text:style-name="P68"><text:span text:style-name="T22">.</text:span></text:p><text:p text:style-name="P68"><text:span text:style-name="T22">.</text:span></text:p></draw:text-box></draw:frame><draw:frame draw:style-name="gr4" draw:text-style-name="P69" svg:width="1.696cm" svg:height="1.535cm" svg:x="6.846cm" svg:y="3.42cm"><draw:text-box><text:p text:style-name="P68"><text:span text:style-name="T22">.</text:span></text:p><text:p text:style-name="P68"><text:span text:style-name="T22">.</text:span></text:p><text:p text:style-name="P68"><text:span text:style-name="T22">.</text:span></text:p></draw:text-box></draw:frame></draw:g></text:p>
      <text:p text:style-name="P42"/>
      <text:p text:style-name="P70"/>
      <text:p text:style-name="P70"/>
      <text:p text:style-name="P47"/>
      <text:p text:style-name="P71">BOM</text:p>
      <text:p text:style-name="P72"><text:tab/>ET-MINI SD/MMC (<text:span text:style-name="T6">ของบริษัท</text:span> ETT)<text:tab/><text:tab/>1 <text:span text:style-name="T6">ตัว</text:span></text:p>
      <text:p text:style-name="P72"><text:tab/>LM1117T-3.3<text:tab/><text:tab/><text:tab/><text:tab/><text:tab/>1 <text:span text:style-name="T6">ตัว</text:span></text:p>
      <text:p text:style-name="P72"><text:tab/>C 10 uF 16 V<text:tab/><text:tab/><text:tab/><text:tab/><text:tab/>2 <text:span text:style-name="T6">ตัว</text:span></text:p>
      <text:p text:style-name="P50">Circuit Diagram</text:p>
      <text:p text:style-name="P51"><text:s text:c="11"/>File<text:tab/>SDMMC.pdf</text:p>
      <text:p text:style-name="P73"><text:tab/><text:tab/>SDMMC.TSC</text:p>
      <text:p text:style-name="P73"/>
      <text:p text:style-name="P74"/>
      <text:p text:style-name="P75">Pin diagram</text:p>
      <text:p text:style-name="P13">Upper Left connector : Digital O/P <text:s/>/ SPI</text:p>
      <text:p text:style-name="P13">Connector <text:s/>1x 10 pins <text:s/>Male</text:p>
      <text:p text:style-name="P13">Part number : <text:s/>2211R-10G-LP-F1</text:p>
      <text:p text:style-name="P13">Spec files <text:s text:c="4"/>: <text:s text:c="2"/>For SD/MMC</text:p>
      <text:p text:style-name="P17"><text:tab/><text:tab/><text:tab/></text:p>
      <table:table table:name="Table20" table:style-name="Table20">
        <table:table-column table:style-name="Table20.A"/>
        <table:table-column table:style-name="Table20.B"/>
        <table:table-column table:style-name="Table20.C"/>
        <table:table-header-rows>
          <table:table-row>
            <table:table-cell table:style-name="Table20.A1" office:value-type="string">
              <text:p text:style-name="P14">Port</text:p>
            </table:table-cell>
            <table:table-cell table:style-name="Table20.A1" office:value-type="string">
              <text:p text:style-name="P15">E_port Name</text:p>
            </table:table-cell>
            <table:table-cell table:style-name="Table20.C1" office:value-type="string">
              <text:p text:style-name="P14">SD/MMC</text:p>
            </table:table-cell>
          </table:table-row>
        </table:table-header-rows>
        <table:table-row>
          <table:table-cell table:style-name="Table20.A2" office:value-type="float" office:value="1">
            <text:p text:style-name="P16">1</text:p>
          </table:table-cell>
          <table:table-cell table:style-name="Table20.B2" office:value-type="string">
            <text:p text:style-name="P17">VCC <text:s/>(5V)</text:p>
          </table:table-cell>
          <table:table-cell table:style-name="Table20.C2" office:value-type="string">
            <text:p text:style-name="P28">VCC</text:p>
          </table:table-cell>
        </table:table-row>
        <table:table-row>
          <table:table-cell table:style-name="Table20.A2" office:value-type="float" office:value="2">
            <text:p text:style-name="P16">2</text:p>
          </table:table-cell>
          <table:table-cell table:style-name="Table20.B2" office:value-type="string">
            <text:p text:style-name="P17">GND</text:p>
          </table:table-cell>
          <table:table-cell table:style-name="Table20.C2" office:value-type="string">
            <text:p text:style-name="P31">PIN 3,6 (VSS1, VSS2)</text:p>
          </table:table-cell>
        </table:table-row>
        <table:table-row>
          <table:table-cell table:style-name="Table20.A2" office:value-type="float" office:value="3">
            <text:p text:style-name="P16">3</text:p>
          </table:table-cell>
          <table:table-cell table:style-name="Table20.B2" office:value-type="string">
            <text:p text:style-name="P17">E_PORTA0</text:p>
          </table:table-cell>
          <table:table-cell table:style-name="Table20.C2" office:value-type="string">
            <text:p text:style-name="P28">Not use</text:p>
          </table:table-cell>
        </table:table-row>
        <table:table-row>
          <table:table-cell table:style-name="Table20.A2" office:value-type="float" office:value="4">
            <text:p text:style-name="P16">4</text:p>
          </table:table-cell>
          <table:table-cell table:style-name="Table20.B2" office:value-type="string">
            <text:p text:style-name="P17">E_PORTA1</text:p>
          </table:table-cell>
          <table:table-cell table:style-name="Table20.C2" office:value-type="string">
            <text:p text:style-name="P28">Not use</text:p>
          </table:table-cell>
        </table:table-row>
        <table:table-row>
          <table:table-cell table:style-name="Table20.A2" office:value-type="float" office:value="5">
            <text:p text:style-name="P16">5</text:p>
          </table:table-cell>
          <table:table-cell table:style-name="Table20.B2" office:value-type="string">
            <text:p text:style-name="P17">E_PORTA2</text:p>
          </table:table-cell>
          <table:table-cell table:style-name="Table20.C2" office:value-type="string">
            <text:p text:style-name="P28">Not use</text:p>
          </table:table-cell>
        </table:table-row>
        <table:table-row>
          <table:table-cell table:style-name="Table20.A2" office:value-type="float" office:value="6">
            <text:p text:style-name="P16">6</text:p>
          </table:table-cell>
          <table:table-cell table:style-name="Table20.B2" office:value-type="string">
            <text:p text:style-name="P17">E_PORTA3</text:p>
          </table:table-cell>
          <table:table-cell table:style-name="Table20.C7" office:value-type="string">
            <text:p text:style-name="P28">Not use</text:p>
          </table:table-cell>
        </table:table-row>
        <table:table-row>
          <table:table-cell table:style-name="Table20.A2" office:value-type="float" office:value="7">
            <text:p text:style-name="P16">7</text:p>
          </table:table-cell>
          <table:table-cell table:style-name="Table20.B2" office:value-type="string">
            <text:p text:style-name="P17">E_PORTA4 /SS</text:p>
          </table:table-cell>
          <table:table-cell table:style-name="Table20.C2" office:value-type="string">
            <text:p text:style-name="P28">PIN 1 ((CD/DAT3)/RSV)</text:p>
          </table:table-cell>
        </table:table-row>
        <table:table-row>
          <table:table-cell table:style-name="Table20.A2" office:value-type="float" office:value="8">
            <text:p text:style-name="P16">8</text:p>
          </table:table-cell>
          <table:table-cell table:style-name="Table20.B2" office:value-type="string">
            <text:p text:style-name="P17">E_PORTA5/MOSI</text:p>
          </table:table-cell>
          <table:table-cell table:style-name="Table20.C2" office:value-type="string">
            <text:p text:style-name="P28">PIN 2 (CMD)</text:p>
          </table:table-cell>
        </table:table-row>
        <table:table-row>
          <table:table-cell table:style-name="Table20.A2" office:value-type="float" office:value="9">
            <text:p text:style-name="P16">9</text:p>
          </table:table-cell>
          <table:table-cell table:style-name="Table20.B2" office:value-type="string">
            <text:p text:style-name="P17">E_PORTA6/ MISO</text:p>
          </table:table-cell>
          <table:table-cell table:style-name="Table20.C10" office:value-type="string">
            <text:p text:style-name="P28">PIN 7 (DAT0)</text:p>
          </table:table-cell>
        </table:table-row>
        <table:table-row table:style-name="Table20.11">
          <table:table-cell table:style-name="Table20.A2" office:value-type="float" office:value="10">
            <text:p text:style-name="P16">10</text:p>
          </table:table-cell>
          <table:table-cell table:style-name="Table20.B2" office:value-type="string">
            <text:p text:style-name="P17">E_PORTA7/SCK</text:p>
          </table:table-cell>
          <table:table-cell table:style-name="Table20.C11" office:value-type="string">
            <text:p text:style-name="P29">PIN 5 (CLK)</text:p>
          </table:table-cell>
        </table:table-row>
      </table:table>
      <text:p text:style-name="P17"/>
      <text:p text:style-name="P76">H/W Resource usage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56">PIN</text:p>
          </table:table-cell>
          <table:table-cell table:style-name="Table22.B1" office:value-type="string">
            <text:p text:style-name="P56">Use as</text:p>
          </table:table-cell>
        </table:table-row>
        <table:table-row>
          <table:table-cell table:style-name="Table22.A2" office:value-type="string">
            <text:p text:style-name="P56">0.17 <text:span text:style-name="T9">(</text:span><text:span text:style-name="T21">E_PORTA7)</text:span></text:p>
          </table:table-cell>
          <table:table-cell table:style-name="Table22.B2" office:value-type="string">
            <text:p text:style-name="P47">SCLK1</text:p>
          </table:table-cell>
        </table:table-row>
        <table:table-row>
          <table:table-cell table:style-name="Table22.A2" office:value-type="string">
            <text:p text:style-name="P56">0.18 <text:span text:style-name="T9">(</text:span><text:span text:style-name="T21">E_PORTA6)</text:span></text:p>
          </table:table-cell>
          <table:table-cell table:style-name="Table22.B2" office:value-type="string">
            <text:p text:style-name="P47">MISO1</text:p>
          </table:table-cell>
        </table:table-row>
        <table:table-row>
          <table:table-cell table:style-name="Table22.A2" office:value-type="string">
            <text:p text:style-name="P56">0.19 <text:span text:style-name="T9">(</text:span><text:span text:style-name="T21">E_PORTA5)</text:span></text:p>
          </table:table-cell>
          <table:table-cell table:style-name="Table22.B2" office:value-type="string">
            <text:p text:style-name="P47">MOSI1</text:p>
          </table:table-cell>
        </table:table-row>
        <table:table-row>
          <table:table-cell table:style-name="Table22.A2" office:value-type="string">
            <text:p text:style-name="P56">0.20 <text:span text:style-name="T9">(</text:span><text:span text:style-name="T21">E_PORTA4)</text:span></text:p>
          </table:table-cell>
          <table:table-cell table:style-name="Table22.B2" office:value-type="string">
            <text:p text:style-name="P47">GPIO output</text:p>
          </table:table-cell>
        </table:table-row>
      </table:table>
      <text:p text:style-name="P77"/>
      <text:p text:style-name="P7">7</text:p>
      <text:h text:style-name="Chaptertitle" text:outline-level="1">E_GLCD</text:h>
      <text:p text:style-name="P71">Module objective</text:p>
      <text:p text:style-name="P42"><text:tab/>เป็น Module สำหรับเขียนข้อมูลไปยัง Graphic LCD เพื่อแสดงผล</text:p>
      <text:p text:style-name="P78">ผ่านการเชื่อมต่อแบบ SPI โดยจอ LCD ที่นำมาใช้จะเป็นรูปแบบของ Graphic LCD<text:span text:style-name="T23"> </text:span><text:span text:style-name="T24">ขนาด </text:span><text:span text:style-name="T23">48x84 จุด สามารถแสดงได้สองสีคือ ขาวและดำ</text:span></text:p>
      <text:p text:style-name="P71"/>
      <text:p text:style-name="P79">Theory</text:p>
      <text:p text:style-name="P80"><text:span text:style-name="T25"><text:tab/></text:span><text:span text:style-name="T26">จอ LCD ที่นำมาใช้จะเป็นรูปแบบของ Graphic LCD</text:span><text:span text:style-name="T27"> </text:span>ขนาด <text:span text:style-name="T27">48x84 Dot </text:span>ซึ่งมี <text:span text:style-name="T27">Controller/Driver </text:span>ภายใน คือ <text:span text:style-name="T27">PCD8544 </text:span>ทำหน้าที่ ควบคุม การแสดงผล และ การทำงานทั้งหมด</text:p>
      <text:p text:style-name="P81"><text:span text:style-name="T6"><text:tab/>ลักษณะการจัดเรียงตำแหน่งแอดเดรสของหน่วยความจำที่แสดงผลบนหน้าจอ </text:span><text:span text:style-name="T28">LCD (DDRAM) </text:span><text:span text:style-name="T6">จะจัดแบบเมตริก </text:span><text:span text:style-name="T28">(Matrix) </text:span><text:span text:style-name="T6">ประกอบด้วย แถว </text:span><text:span text:style-name="T28">(Y Address) </text:span><text:span text:style-name="T6">จำนวน </text:span><text:span text:style-name="T28">6 </text:span><text:span text:style-name="T6">แถว ประกอบด้วย </text:span><text:span text:style-name="T28">Y-Address 0 </text:span><text:span text:style-name="T6">ถึง </text:span><text:span text:style-name="T28">Y-Address 5 </text:span><text:span text:style-name="T6">และ</text:span></text:p>
      <text:p text:style-name="P82"><text:span text:style-name="T6">ทางด้านคอลัมน์ </text:span><text:span text:style-name="T28">(X Address) </text:span><text:span text:style-name="T6">จำนวน </text:span><text:span text:style-name="T28">84 </text:span><text:span text:style-name="T6">คอลัมน์ ประกอบด้วย </text:span><text:span text:style-name="T28">X-Address 0 </text:span><text:span text:style-name="T6">ถึง </text:span><text:span text:style-name="T28">X-Address 83 </text:span><text:span text:style-name="T6">การเข้าถึงตำแหน่งการแสดงผลบนหน้าจอ </text:span><text:span text:style-name="T28">LCD </text:span><text:span text:style-name="T6">จะอาศัยความสัมพันธ์ของ </text:span><text:span text:style-name="T28">X-Address </text:span><text:span text:style-name="T6">และ </text:span><text:span text:style-name="T28">Y-Address </text:span><text:span text:style-name="T6">ประกอบกัน ส่วนข้อมูล </text:span><text:span text:style-name="T28">(Data) </text:span><text:span text:style-name="T6">ที่จะส่งไปแสดงผล จะมีขนาด </text:span><text:span text:style-name="T28">8 </text:span><text:span text:style-name="T6">บิต </text:span><text:span text:style-name="T28">(1 </text:span><text:span text:style-name="T6">ไบต์</text:span><text:span text:style-name="T28">) </text:span><text:span text:style-name="T6">ซึ่งจะถูกวางในแนวตั้ง โดยบิต </text:span><text:span text:style-name="T28">MSB </text:span><text:span text:style-name="T6">จะ อยู่ด้านล่าง และ </text:span><text:span text:style-name="T28">LSB </text:span><text:span text:style-name="T6">อยู่ด้านบน ดังรูปต่อไปนี้</text:span></text:p>
      <text:p text:style-name="P83"><draw:frame draw:style-name="fr4" draw:name="graphics1" text:anchor-type="paragraph" svg:width="9.5cm" svg:height="4.897cm" draw:z-index="18"><draw:image xlink:href="Pictures/200000070000251C0000132070C21800.svm" xlink:type="simple" xlink:show="embed" xlink:actuate="onLoad"/></draw:frame></text:p>
      <text:p text:style-name="P83"><text:tab/>เราสามารถเขียนข้อมูลลงไปในตำแหน่งของหน่วยความจำแสดงผล <text:span text:style-name="T27">(DDRAM) </text:span>ได้อย่างต่อเนื่อง ซึ่งค่าของตำแหน่ง <text:span text:style-name="T27">X-Address </text:span>และ <text:span text:style-name="T27">Y-Address </text:span>จะเพิ่มค่าขึ้นเองโดยอัตโนมัติ ซึ่งสามารถกำหนดรูปแบบการทำงานของแอดเดรสได้ <text:span text:style-name="T27">2 </text:span>รูปแบบ คือ แบบ แนวตั้ง<text:span text:style-name="T27">(Vertical addressing mode(V=1)) </text:span>โดยค่าของ <text:span text:style-name="T27">Y-Address </text:span>จะเพิ่มขึ้น <text:span text:style-name="T27">1 </text:span>ค่าทุกครั้ง <text:span text:style-name="T27">(</text:span>ดูจากรูปที่ 1<text:span text:style-name="T27">) </text:span>และ แบบ แนวนอน<text:span text:style-name="T27">(Horizontal addressing (V = 0)) </text:span>ค่าของ <text:span text:style-name="T27">X-Address </text:span>จะเพิ่มขึ้น <text:span text:style-name="T27">1 </text:span>ค่าทุกครั้ง <text:span text:style-name="T27">(</text:span>ดูจากรูปที่ 2<text:span text:style-name="T27">)</text:span></text:p>
      <text:p text:style-name="P84"/>
      <text:p text:style-name="P85"><draw:frame draw:style-name="fr5" draw:name="graphics2" text:anchor-type="paragraph" svg:width="11.631cm" svg:height="6.53cm" draw:z-index="19"><draw:image xlink:href="Pictures/2000000700007941000049ACADAD0065.svm" xlink:type="simple" xlink:show="embed" xlink:actuate="onLoad"/></draw:frame></text:p>
      <text:p text:style-name="P86"><text:span text:style-name="T29">รูปที่ 1</text:span><text:span text:style-name="T30"> </text:span><text:span text:style-name="T29">การเพิ่มค่าแอดเดรสทางแนวตั้ง </text:span><text:span text:style-name="T30">(Vertical addressing mode(V=1))</text:span></text:p>
      <text:p text:style-name="P87"/>
      <text:p text:style-name="P85"><draw:frame draw:style-name="fr6" draw:name="graphics3" text:anchor-type="paragraph" svg:width="11.552cm" svg:height="6.98cm" draw:z-index="20"><draw:image xlink:href="Pictures/20000007000079CE00004AA3132D5E92.svm" xlink:type="simple" xlink:show="embed" xlink:actuate="onLoad"/></draw:frame><text:span text:style-name="T31">รูปที่ 2</text:span><text:span text:style-name="T32"> </text:span><text:span text:style-name="T31">การเพิ่มค่าแอดเดรสทางแนวนอน</text:span><text:span text:style-name="T32">(Horizontal addressing (V = 0))</text:span></text:p>
      <text:p text:style-name="P88"/>
      <text:p text:style-name="P83">ตัวอย่างการใช้งาน</text:p>
      <text:p text:style-name="P83"><draw:frame draw:style-name="fr7" draw:name="graphics9" text:anchor-type="paragraph" svg:x="-0.462cm" svg:y="1.524cm" svg:width="12.935cm" svg:height="1.789cm" draw:z-index="21"><draw:image xlink:href="Pictures/2000000700003394000007233144DF04.svm" xlink:type="simple" xlink:show="embed" xlink:actuate="onLoad"/></draw:frame><text:tab/>เริ่มแรกเราจะต้องระบุตำแหน่งที่จะแสดงผลก่อน โดยในที่เราจะเริ่มที่ตำแหน่ง 0,0 (X,Y) ก็จะส่งข้อมูลไปดังนี้</text:p>
      <text:p text:style-name="P83"><draw:frame draw:style-name="fr7" draw:name="graphics10" text:anchor-type="paragraph" svg:x="-0.333cm" svg:y="1.854cm" svg:width="12.679cm" svg:height="1.404cm" draw:z-index="22"><draw:image xlink:href="Pictures/20000007000032710000059625B0E220.svm" xlink:type="simple" xlink:show="embed" xlink:actuate="onLoad"/></draw:frame></text:p>
      <text:p text:style-name="P89"><text:tab/></text:p>
      <text:p text:style-name="P90">จากนั้นก็จะทำการส่งข้อมูลเพื่อวาดภาพดังรูปต่อไปนี้</text:p>
      <text:p text:style-name="P83"/>
      <text:p text:style-name="P83"/>
      <text:p text:style-name="P91">BOM</text:p>
      <text:p text:style-name="P92"><text:span text:style-name="T3"><text:tab/></text:span><text:span text:style-name="T33">ET-NOKIA LCD 5110</text:span> (<text:span text:style-name="T6">ของบริษัท</text:span> ETT)<text:tab/>1 <text:span text:style-name="T6">ตัว</text:span></text:p>
      <text:p text:style-name="P92"><text:tab/>LM1117T-3.3<text:tab/><text:tab/><text:tab/><text:tab/><text:tab/>1 <text:span text:style-name="T6">ตัว</text:span></text:p>
      <text:p text:style-name="P92"><text:tab/>C 10 uF 16 V<text:tab/><text:tab/><text:tab/><text:tab/><text:tab/>2 <text:span text:style-name="T6">ตัว</text:span></text:p>
      <text:p text:style-name="P92"/>
      <text:p text:style-name="P50">Circuit Diagram</text:p>
      <text:p text:style-name="P51"><text:s text:c="11"/>File<text:tab/>GLCD.pdf</text:p>
      <text:p text:style-name="P73"><text:tab/><text:tab/>GLCD.TSC</text:p>
      <text:p text:style-name="P73"/>
      <text:p text:style-name="P74"/>
      <text:p text:style-name="P75">Pin diagram</text:p>
      <text:p text:style-name="P13">Upper Left connector : Digital O/P <text:s/>/ SPI</text:p>
      <text:p text:style-name="P13">Connector <text:s/>1x 10 pins <text:s/>Male</text:p>
      <text:p text:style-name="P13">Part number : <text:s/>2211R-10G-LP-F1</text:p>
      <text:p text:style-name="P13">Spec files <text:s text:c="4"/>: <text:s text:c="2"/>For GLCD</text:p>
      <text:p text:style-name="P17"><text:tab/><text:tab/><text:tab/></text:p>
      <table:table table:name="Table21" table:style-name="Table21">
        <table:table-column table:style-name="Table21.A"/>
        <table:table-column table:style-name="Table21.B"/>
        <table:table-column table:style-name="Table21.C"/>
        <table:table-header-rows>
          <table:table-row>
            <table:table-cell table:style-name="Table21.A1" office:value-type="string">
              <text:p text:style-name="P14">Port</text:p>
            </table:table-cell>
            <table:table-cell table:style-name="Table21.A1" office:value-type="string">
              <text:p text:style-name="P15">E_port Name</text:p>
            </table:table-cell>
            <table:table-cell table:style-name="Table21.C1" office:value-type="string">
              <text:p text:style-name="P14">GLCD</text:p>
            </table:table-cell>
          </table:table-row>
        </table:table-header-rows>
        <table:table-row>
          <table:table-cell table:style-name="Table21.A2" office:value-type="string">
            <text:p text:style-name="P16">1</text:p>
          </table:table-cell>
          <table:table-cell table:style-name="Table21.B2" office:value-type="string">
            <text:p text:style-name="P17">VCC <text:s/>(5V)</text:p>
          </table:table-cell>
          <table:table-cell table:style-name="Table21.C2" office:value-type="string">
            <text:p text:style-name="P28">VCC</text:p>
          </table:table-cell>
        </table:table-row>
        <table:table-row>
          <table:table-cell table:style-name="Table21.A3" office:value-type="float" office:value="2">
            <text:p text:style-name="P16">2</text:p>
          </table:table-cell>
          <table:table-cell table:style-name="Table21.B2" office:value-type="string">
            <text:p text:style-name="P17">GND</text:p>
          </table:table-cell>
          <table:table-cell table:style-name="Table21.C3" office:value-type="string">
            <text:p text:style-name="P31">PIN 2 (GND)</text:p>
          </table:table-cell>
        </table:table-row>
        <table:table-row>
          <table:table-cell table:style-name="Table21.A3" office:value-type="float" office:value="3">
            <text:p text:style-name="P16">3</text:p>
          </table:table-cell>
          <table:table-cell table:style-name="Table21.B2" office:value-type="string">
            <text:p text:style-name="P17">E_PORTA0</text:p>
          </table:table-cell>
          <table:table-cell table:style-name="Table21.C2" office:value-type="string">
            <text:p text:style-name="P28">Not use</text:p>
          </table:table-cell>
        </table:table-row>
        <table:table-row>
          <table:table-cell table:style-name="Table21.A3" office:value-type="float" office:value="4">
            <text:p text:style-name="P16">4</text:p>
          </table:table-cell>
          <table:table-cell table:style-name="Table21.B2" office:value-type="string">
            <text:p text:style-name="P17">E_PORTA1</text:p>
          </table:table-cell>
          <table:table-cell table:style-name="Table21.C3" office:value-type="string">
            <text:p text:style-name="P28">PIN 5 (D/C)</text:p>
          </table:table-cell>
        </table:table-row>
        <table:table-row>
          <table:table-cell table:style-name="Table21.A3" office:value-type="float" office:value="5">
            <text:p text:style-name="P16">5</text:p>
          </table:table-cell>
          <table:table-cell table:style-name="Table21.B2" office:value-type="string">
            <text:p text:style-name="P17">E_PORTA2</text:p>
          </table:table-cell>
          <table:table-cell table:style-name="Table21.C3" office:value-type="string">
            <text:p text:style-name="P28">PIN 4 (Reset)</text:p>
          </table:table-cell>
        </table:table-row>
        <table:table-row>
          <table:table-cell table:style-name="Table21.A3" office:value-type="float" office:value="6">
            <text:p text:style-name="P16">6</text:p>
          </table:table-cell>
          <table:table-cell table:style-name="Table21.B2" office:value-type="string">
            <text:p text:style-name="P17">E_PORTA3</text:p>
          </table:table-cell>
          <table:table-cell table:style-name="Table21.C3" office:value-type="string">
            <text:p text:style-name="P28">PIN 3 (SCE)</text:p>
          </table:table-cell>
        </table:table-row>
        <table:table-row>
          <table:table-cell table:style-name="Table21.A3" office:value-type="float" office:value="7">
            <text:p text:style-name="P16">7</text:p>
          </table:table-cell>
          <table:table-cell table:style-name="Table21.B2" office:value-type="string">
            <text:p text:style-name="P17">E_PORTA4 /SS</text:p>
          </table:table-cell>
          <table:table-cell table:style-name="Table21.C8" office:value-type="string">
            <text:p text:style-name="P28">Not use</text:p>
          </table:table-cell>
        </table:table-row>
        <table:table-row>
          <table:table-cell table:style-name="Table21.A3" office:value-type="float" office:value="8">
            <text:p text:style-name="P16">8</text:p>
          </table:table-cell>
          <table:table-cell table:style-name="Table21.B2" office:value-type="string">
            <text:p text:style-name="P17">E_PORTA5/MOSI</text:p>
          </table:table-cell>
          <table:table-cell table:style-name="Table21.C3" office:value-type="string">
            <text:p text:style-name="P28">PIN 6 (SDIN)</text:p>
          </table:table-cell>
        </table:table-row>
        <table:table-row>
          <table:table-cell table:style-name="Table21.A3" office:value-type="float" office:value="9">
            <text:p text:style-name="P16">9</text:p>
          </table:table-cell>
          <table:table-cell table:style-name="Table21.B2" office:value-type="string">
            <text:p text:style-name="P17">E_PORTA6/ MISO</text:p>
          </table:table-cell>
          <table:table-cell table:style-name="Table21.C10" office:value-type="string">
            <text:p text:style-name="P28">Not use</text:p>
          </table:table-cell>
        </table:table-row>
        <table:table-row table:style-name="Table21.11">
          <table:table-cell table:style-name="Table21.A3" office:value-type="float" office:value="10">
            <text:p text:style-name="P16">10</text:p>
          </table:table-cell>
          <table:table-cell table:style-name="Table21.B2" office:value-type="string">
            <text:p text:style-name="P17">E_PORTA7/SCK</text:p>
          </table:table-cell>
          <table:table-cell table:style-name="Table21.C11" office:value-type="string">
            <text:p text:style-name="P29">PIN 7 (SCLK)</text:p>
          </table:table-cell>
        </table:table-row>
      </table:table>
      <text:p text:style-name="P93"/>
      <text:p text:style-name="P93"/>
      <text:p text:style-name="P76">H/W Resource usage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56">PIN</text:p>
          </table:table-cell>
          <table:table-cell table:style-name="Table23.B1" office:value-type="string">
            <text:p text:style-name="P56">Use as</text:p>
          </table:table-cell>
        </table:table-row>
        <table:table-row>
          <table:table-cell table:style-name="Table23.A2" office:value-type="string">
            <text:p text:style-name="P57">0.17 (<text:span text:style-name="T20">E_PORTA7)</text:span></text:p>
          </table:table-cell>
          <table:table-cell table:style-name="Table23.B2" office:value-type="string">
            <text:p text:style-name="P47">SCLK1</text:p>
          </table:table-cell>
        </table:table-row>
        <table:table-row>
          <table:table-cell table:style-name="Table23.A2" office:value-type="string">
            <text:p text:style-name="P57">0.19 (<text:span text:style-name="T20">E_PORTA5)</text:span></text:p>
          </table:table-cell>
          <table:table-cell table:style-name="Table23.B2" office:value-type="string">
            <text:p text:style-name="P47">MOSI1</text:p>
          </table:table-cell>
        </table:table-row>
        <table:table-row>
          <table:table-cell table:style-name="Table23.A2" office:value-type="string">
            <text:p text:style-name="P57">0.21 (<text:span text:style-name="T20">E_PORTA3)</text:span></text:p>
          </table:table-cell>
          <table:table-cell table:style-name="Table23.B2" office:value-type="string">
            <text:p text:style-name="P47">GPIO output</text:p>
          </table:table-cell>
        </table:table-row>
        <table:table-row>
          <table:table-cell table:style-name="Table23.A2" office:value-type="string">
            <text:p text:style-name="P57">0.23 (<text:span text:style-name="T20">E_PORTA2)</text:span></text:p>
          </table:table-cell>
          <table:table-cell table:style-name="Table23.B2" office:value-type="string">
            <text:p text:style-name="P47">GPIO output</text:p>
          </table:table-cell>
        </table:table-row>
        <table:table-row>
          <table:table-cell table:style-name="Table23.A2" office:value-type="string">
            <text:p text:style-name="P57">0.31 (<text:span text:style-name="T20">E_PORTA1)</text:span></text:p>
          </table:table-cell>
          <table:table-cell table:style-name="Table23.B2" office:value-type="string">
            <text:p text:style-name="P47">GPIO output</text:p>
          </table:table-cell>
        </table:table-row>
      </table:table>
      <text:p text:style-name="P94"/>
      <text:p text:style-name="P7">A</text:p>
      <text:h text:style-name="Chaptertitle" text:outline-level="1">H/W Block template</text:h>
      <text:h text:style-name="P67" text:outline-level="1"/>
      <text:p text:style-name="Heading_20_1">Block Objective</text:p>
      <text:p text:style-name="Text_20_body">What is this block objective</text:p>
      <text:p text:style-name="Heading_20_1">Block requirement </text:p>
      <text:p text:style-name="Text_20_body">What need to be developed.</text:p>
      <text:p text:style-name="Heading_20_1">Theory of Operation</text:p>
      <text:p text:style-name="Text_20_body">Describe the technology use in the module <text:s/>Ex. SD_ Card, LAN</text:p>
      <text:p text:style-name="Heading_20_1">Files Location</text:p>
      <text:list text:style-name="L8">
        <text:list-item>
          <text:p text:style-name="P95">Schematics location</text:p>
        </text:list-item>
        <text:list-item>
          <text:p text:style-name="P95">PCB location</text:p>
        </text:list-item>
      </text:list>
      <text:p text:style-name="Heading_20_1">BOM</text:p>
      <text:list text:style-name="L9">
        <text:list-item>
          <text:p text:style-name="P96">Parts number and quantity </text:p>
        </text:list-item>
        <text:list-item>
          <text:p text:style-name="P96">Price</text:p>
        </text:list-item>
      </text:list>
      <text:p text:style-name="Heading_20_1">Pin diagram</text:p>
      <text:p text:style-name="Text_20_body">How the pins are connected according to E-block standard. Which pins have been used.</text:p>
      <text:list text:style-name="L10">
        <text:list-item>
          <text:p text:style-name="P97">Jumper select (if apply)</text:p>
        </text:list-item>
      </text:list>
      <text:p text:style-name="P98">Schematics <text:s/>Description</text:p>
      <text:p text:style-name="Text_20_body">Explain the operation of circuit</text:p>
      <text:list text:style-name="L11">
        <text:list-header>
          <text:p text:style-name="P99">H/W Resource usage <text:s/>( Worksheet)</text:p>
        </text:list-header>
      </text:list>
      <text:list text:style-name="L12">
        <text:list-item>
          <text:p text:style-name="P100">Peripheral <text:s/>Ex. Timer, Serial</text:p>
        </text:list-item>
        <text:list-item>
          <text:p text:style-name="P100">I/O Port / Pin Usage<text:tab/></text:p>
        </text:list-item>
        <text:list-item>
          <text:p text:style-name="P100">Register usage/ Setting</text:p>
          <text:list>
            <text:list-header>
              <text:p text:style-name="P101"><text:s text:c="5"/><text:span text:style-name="T34">Relate Software module</text:span></text:p>
              <text:p text:style-name="P102">To show which software module relate to this HW block</text:p>
              <text:p text:style-name="P102"><text:s text:c="5"/></text:p>
            </text:list-header>
          </text:list>
        </text:list-item>
      </text:list>
      <text:p text:style-name="Heading_20_1">Future enhancement</text:p>
      <text:p text:style-name="Text_20_body">Potential future expand </text:p>
      <text:alphabetical-index text:style-name="Sect2" text:protected="true" text:name="Alphabetical Index1">
        <text:alphabetical-index-source text:main-entry-style-name="Main_20_index_20_entry" text:sort-algorithm="alphanumeric" fo:language="th" fo:country="TH">
          <text:index-title-template text:style-name="Index_20_Heading">บรรณาณุกรม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103">บรรณาณุกรม</text:p>
          </text:index-title>
          <text:p text:style-name="P104">Embedded<text:tab/><text:span text:style-name="Main_20_index_20_entry">8</text:span></text:p>
        </text:index-body>
      </text:alphabetical-index>
      <text:h text:style-name="Chapter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Angsana New3" svg:font-family="'Angsana New'"/>
    <style:font-face style:name="AngsanaNew1" svg:font-family="AngsanaNew"/>
    <style:font-face style:name="AngsanaNew" svg:font-family="AngsanaNew" style:font-family-generic="roman"/>
    <style:font-face style:name="AngsanaNew,Bold" svg:font-family="'AngsanaNew,Bold'" style:font-family-generic="roman"/>
    <style:font-face style:name="AngsanaNew,Italic1" svg:font-family="'AngsanaNew,Italic'" style:font-family-generic="roman"/>
    <style:font-face style:name="AngsanaNew,Italic" svg:font-family="'AngsanaNew,Italic'" style:font-family-generic="script"/>
    <style:font-face style:name="Arial1" svg:font-family="Arial" style:font-family-generic="swiss"/>
    <style:font-face style:name="Courier New" svg:font-family="'Courier New'" style:font-family-generic="modern" style:font-pitch="fixed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1" svg:font-family="'Angsana New'" style:font-family-generic="roman" style:font-pitch="variable"/>
    <style:font-face style:name="Angsana New4" svg:font-family="'Angsana New'" style:font-adornments="Regular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ngsana New" svg:font-family="'Angsana New'" style:font-family-generic="swiss" style:font-pitch="variable"/>
    <style:font-face style:name="Arial" svg:font-family="Arial" style:font-family-generic="swiss" style:font-pitch="variable"/>
    <style:font-face style:name="Angsana New2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2" style:font-size-complex="12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2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3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3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auto-update="true" style:class="chapter" style:master-page-name="" style:default-outline-level="1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style:font-name="Sci Fied 2002" fo:font-size="9pt" style:font-size-asian="9pt" style:font-size-complex="9pt"/>
    </style:style>
    <style:style style:name="T5" style:family="text">
      <style:text-properties style:font-name="Sci Fied 2002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page-layout style:name="pm1">
      <style:page-layout-properties fo:page-width="14.85cm" fo:page-height="21.001cm" style:num-format="1" style:print-orientation="portrait" fo:margin-top="2cm" fo:margin-bottom="1.713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53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/></text:span><text:span text:style-name="T2">Gear</text:span><text:span text:style-name="T3">tronics.net <text:s text:c="22"/></text:span><text:span text:style-name="T4"><text:s text:c="12"/></text:span><text:span text:style-name="T5">E-block H/W Module <text:s/></text:span><text:span text:style-name="T6"><text:s/></text:span><text:span text:style-name="T7"><text:page-number text:select-page="current">44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8-02-21T11:23:44</meta:creation-date>
    <dc:date>2008-05-29T02:55:42</dc:date>
    <meta:print-date>2008-05-26T16:21:48</meta:print-date>
    <dc:language>en-US</dc:language>
    <meta:editing-cycles>88</meta:editing-cycles>
    <meta:editing-duration>P1DT12H31M44S</meta:editing-duration>
    <meta:user-defined meta:name="Info 1"/>
    <meta:user-defined meta:name="Info 2"/>
    <meta:user-defined meta:name="Info 3"/>
    <meta:user-defined meta:name="Info 4"/>
    <meta:document-statistic meta:table-count="23" meta:image-count="16" meta:object-count="0" meta:page-count="47" meta:paragraph-count="878" meta:word-count="2953" meta:character-count="13058"/>
  </office:meta>
</office:document-meta>
</file>